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eruskäsitteet" style:family="table">
      <style:table-properties style:width="6.6965in" fo:margin-left="0in" fo:margin-right="-0.0042in" table:align="margins"/>
    </style:style>
    <style:style style:name="peruskäsitteet.A" style:family="table-column">
      <style:table-column-properties style:column-width="1.2389in" style:rel-column-width="12125*"/>
    </style:style>
    <style:style style:name="peruskäsitteet.B" style:family="table-column">
      <style:table-column-properties style:column-width="5.4576in" style:rel-column-width="53410*"/>
    </style:style>
    <style:style style:name="peruskäsitteet.1" style:family="table-row">
      <style:table-row-properties style:keep-together="false"/>
    </style:style>
    <style:style style:name="peruskäsitteet.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peruskäsitteet.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peruskäsitteet.2" style:family="table-row">
      <style:table-row-properties style:min-row-height="0.0563in" style:keep-together="false"/>
    </style:style>
    <style:style style:name="peruskäsitteet.A2" style:family="table-cell">
      <style:table-cell-properties fo:padding-left="0.0403in" fo:padding-right="0.0403in" fo:padding-top="0.0201in" fo:padding-bottom="0in" fo:border-left="0.0007in solid #000000" fo:border-right="none" fo:border-top="none" fo:border-bottom="0.0007in solid #000000"/>
    </style:style>
    <style:style style:name="peruskäsitteet.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peruskäsitteet.3" style:family="table-row">
      <style:table-row-properties style:min-row-height="0.0618in" style:keep-together="false"/>
    </style:style>
    <style:style style:name="peruskäsitteet.B3" style:family="table-cell">
      <style:table-cell-properties fo:padding-left="0.0403in" fo:padding-right="0.0403in" fo:padding-top="0.0201in" fo:padding-bottom="0in" fo:border-left="0.0007in solid #000000" fo:border-right="0.0007in solid #000000" fo:border-top="none" fo:border-bottom="0.0007in solid #000000"/>
    </style:style>
    <style:style style:name="Table3" style:family="table">
      <style:table-properties style:width="6.6965in" fo:margin-left="0in" fo:margin-right="-0.0042in" table:align="margins"/>
    </style:style>
    <style:style style:name="Table3.A" style:family="table-column">
      <style:table-column-properties style:column-width="1.3278in" style:rel-column-width="12992*"/>
    </style:style>
    <style:style style:name="Table3.B" style:family="table-column">
      <style:table-column-properties style:column-width="5.3688in" style:rel-column-width="52543*"/>
    </style:style>
    <style:style style:name="Table3.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3.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3.2" style:family="table-row">
      <style:table-row-properties style:min-row-height="0.0563in"/>
    </style:style>
    <style:style style:name="Table3.A2" style:family="table-cell">
      <style:table-cell-properties fo:padding-left="0.0403in" fo:padding-right="0.0403in" fo:padding-top="0.0201in" fo:padding-bottom="0in" fo:border-left="0.0007in solid #000000" fo:border-right="none" fo:border-top="none" fo:border-bottom="0.0007in solid #000000"/>
    </style:style>
    <style:style style:name="Table3.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3.3" style:family="table-row">
      <style:table-row-properties style:min-row-height="0.1799in"/>
    </style:style>
    <style:style style:name="Table4" style:family="table">
      <style:table-properties style:width="6.6965in" fo:margin-left="0in" fo:margin-right="-0.0042in" table:align="margins"/>
    </style:style>
    <style:style style:name="Table4.A" style:family="table-column">
      <style:table-column-properties style:column-width="1.3278in" style:rel-column-width="12992*"/>
    </style:style>
    <style:style style:name="Table4.B" style:family="table-column">
      <style:table-column-properties style:column-width="5.3688in" style:rel-column-width="52543*"/>
    </style:style>
    <style:style style:name="Table4.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4.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4.2" style:family="table-row">
      <style:table-row-properties style:min-row-height="0.0563in"/>
    </style:style>
    <style:style style:name="Table4.A2" style:family="table-cell">
      <style:table-cell-properties fo:padding-left="0.0403in" fo:padding-right="0.0403in" fo:padding-top="0.0201in" fo:padding-bottom="0in" fo:border-left="0.0007in solid #000000" fo:border-right="none" fo:border-top="none" fo:border-bottom="0.0007in solid #000000"/>
    </style:style>
    <style:style style:name="Table4.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4.3" style:family="table-row">
      <style:table-row-properties style:min-row-height="0.1799in"/>
    </style:style>
    <style:style style:name="Table5" style:family="table">
      <style:table-properties style:width="6.6965in" fo:margin-left="0in" fo:margin-right="-0.0042in" table:align="margins" style:may-break-between-rows="false"/>
    </style:style>
    <style:style style:name="Table5.A" style:family="table-column">
      <style:table-column-properties style:column-width="1.3278in" style:rel-column-width="12992*"/>
    </style:style>
    <style:style style:name="Table5.B" style:family="table-column">
      <style:table-column-properties style:column-width="5.3688in" style:rel-column-width="52543*"/>
    </style:style>
    <style:style style:name="Table5.1" style:family="table-row">
      <style:table-row-properties style:keep-together="false"/>
    </style:style>
    <style:style style:name="Table5.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5.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5.2" style:family="table-row">
      <style:table-row-properties style:min-row-height="0.0563in" style:keep-together="false"/>
    </style:style>
    <style:style style:name="Table5.A2" style:family="table-cell">
      <style:table-cell-properties fo:padding-left="0.0403in" fo:padding-right="0.0403in" fo:padding-top="0.0201in" fo:padding-bottom="0in" fo:border-left="0.0007in solid #000000" fo:border-right="none" fo:border-top="none" fo:border-bottom="0.0007in solid #000000"/>
    </style:style>
    <style:style style:name="Table5.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5.3" style:family="table-row">
      <style:table-row-properties style:min-row-height="0.1799in" style:keep-together="false"/>
    </style:style>
    <style:style style:name="Table1" style:family="table">
      <style:table-properties style:width="6.6965in" fo:margin-left="0in" fo:margin-right="-0.0042in" table:align="margins"/>
    </style:style>
    <style:style style:name="Table1.A" style:family="table-column">
      <style:table-column-properties style:column-width="1.3278in" style:rel-column-width="12992*"/>
    </style:style>
    <style:style style:name="Table1.B" style:family="table-column">
      <style:table-column-properties style:column-width="5.3688in" style:rel-column-width="52543*"/>
    </style:style>
    <style:style style:name="Table1.1" style:family="table-row">
      <style:table-row-properties style:keep-together="false"/>
    </style:style>
    <style:style style:name="Table1.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2" style:family="table-row">
      <style:table-row-properties style:min-row-height="0.0563in" style:keep-together="false"/>
    </style:style>
    <style:style style:name="Table1.A2" style:family="table-cell">
      <style:table-cell-properties fo:padding-left="0.0403in" fo:padding-right="0.0403in" fo:padding-top="0.0201in" fo:padding-bottom="0in" fo:border-left="0.0007in solid #000000" fo:border-right="none" fo:border-top="none" fo:border-bottom="0.0007in solid #000000"/>
    </style:style>
    <style:style style:name="Table1.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3" style:family="table-row">
      <style:table-row-properties style:min-row-height="0.1799in" style:keep-together="false"/>
    </style:style>
    <style:style style:name="Table2" style:family="table">
      <style:table-properties style:width="6.6965in" fo:margin-left="0in" fo:margin-right="-0.0042in" table:align="margins" style:may-break-between-rows="false"/>
    </style:style>
    <style:style style:name="Table2.A" style:family="table-column">
      <style:table-column-properties style:column-width="1.3278in" style:rel-column-width="12992*"/>
    </style:style>
    <style:style style:name="Table2.B" style:family="table-column">
      <style:table-column-properties style:column-width="5.3688in" style:rel-column-width="52543*"/>
    </style:style>
    <style:style style:name="Table2.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2" style:family="table-row">
      <style:table-row-properties style:min-row-height="0.0563in"/>
    </style:style>
    <style:style style:name="Table2.A2" style:family="table-cell">
      <style:table-cell-properties fo:padding-left="0.0403in" fo:padding-right="0.0403in" fo:padding-top="0.0201in" fo:padding-bottom="0in" fo:border-left="0.0007in solid #000000" fo:border-right="none" fo:border-top="none" fo:border-bottom="0.0007in solid #000000"/>
    </style:style>
    <style:style style:name="Table2.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3" style:family="table-row">
      <style:table-row-properties style:min-row-height="0.1799in"/>
    </style:style>
    <style:style style:name="Table6" style:family="table">
      <style:table-properties style:width="6.6965in" fo:margin-left="0in" fo:margin-right="-0.0042in" table:align="margins"/>
    </style:style>
    <style:style style:name="Table6.A" style:family="table-column">
      <style:table-column-properties style:column-width="1.3278in" style:rel-column-width="12992*"/>
    </style:style>
    <style:style style:name="Table6.B" style:family="table-column">
      <style:table-column-properties style:column-width="5.3688in" style:rel-column-width="52543*"/>
    </style:style>
    <style:style style:name="Table6.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6.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6.2" style:family="table-row">
      <style:table-row-properties style:min-row-height="0.0563in"/>
    </style:style>
    <style:style style:name="Table6.A2" style:family="table-cell">
      <style:table-cell-properties fo:padding-left="0.0403in" fo:padding-right="0.0403in" fo:padding-top="0.0201in" fo:padding-bottom="0in" fo:border-left="0.0007in solid #000000" fo:border-right="none" fo:border-top="none" fo:border-bottom="0.0007in solid #000000"/>
    </style:style>
    <style:style style:name="Table6.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6.3" style:family="table-row">
      <style:table-row-properties style:min-row-height="0.1799in"/>
    </style:style>
    <style:style style:name="Table7" style:family="table">
      <style:table-properties style:width="6.6965in" fo:margin-left="0in" fo:margin-right="-0.0042in" fo:break-before="auto" fo:break-after="auto" table:align="margins" style:may-break-between-rows="false"/>
    </style:style>
    <style:style style:name="Table7.A" style:family="table-column">
      <style:table-column-properties style:column-width="1.3278in" style:rel-column-width="12992*"/>
    </style:style>
    <style:style style:name="Table7.B" style:family="table-column">
      <style:table-column-properties style:column-width="5.3688in" style:rel-column-width="52543*"/>
    </style:style>
    <style:style style:name="Table7.1" style:family="table-row">
      <style:table-row-properties style:keep-together="false"/>
    </style:style>
    <style:style style:name="Table7.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7.2" style:family="table-row">
      <style:table-row-properties style:min-row-height="0.0563in" style:keep-together="false"/>
    </style:style>
    <style:style style:name="Table7.A2" style:family="table-cell">
      <style:table-cell-properties fo:padding-left="0.0403in" fo:padding-right="0.0403in" fo:padding-top="0.0201in" fo:padding-bottom="0in" fo:border-left="0.0007in solid #000000" fo:border-right="none" fo:border-top="none" fo:border-bottom="0.0007in solid #000000"/>
    </style:style>
    <style:style style:name="Table7.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7.3" style:family="table-row">
      <style:table-row-properties style:min-row-height="0.1799in" style:keep-together="false"/>
    </style:style>
    <style:style style:name="Table8" style:family="table">
      <style:table-properties style:width="6.6965in" fo:margin-left="0in" fo:margin-right="-0.0042in" table:align="margins"/>
    </style:style>
    <style:style style:name="Table8.A" style:family="table-column">
      <style:table-column-properties style:column-width="1.3278in" style:rel-column-width="12992*"/>
    </style:style>
    <style:style style:name="Table8.B" style:family="table-column">
      <style:table-column-properties style:column-width="5.3688in" style:rel-column-width="52543*"/>
    </style:style>
    <style:style style:name="Table8.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8.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8.2" style:family="table-row">
      <style:table-row-properties style:min-row-height="0.0563in"/>
    </style:style>
    <style:style style:name="Table8.A2" style:family="table-cell">
      <style:table-cell-properties fo:padding-left="0.0403in" fo:padding-right="0.0403in" fo:padding-top="0.0201in" fo:padding-bottom="0in" fo:border-left="0.0007in solid #000000" fo:border-right="none" fo:border-top="none" fo:border-bottom="0.0007in solid #000000"/>
    </style:style>
    <style:style style:name="Table8.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8.3" style:family="table-row">
      <style:table-row-properties style:min-row-height="0.1799in"/>
    </style:style>
    <style:style style:name="Table9" style:family="table" style:master-page-name="">
      <style:table-properties style:width="6.6965in" fo:margin-left="0in" fo:margin-right="-0.0042in" style:page-number="0" table:align="margins" style:may-break-between-rows="false"/>
    </style:style>
    <style:style style:name="Table9.A" style:family="table-column">
      <style:table-column-properties style:column-width="1.3278in" style:rel-column-width="12992*"/>
    </style:style>
    <style:style style:name="Table9.B" style:family="table-column">
      <style:table-column-properties style:column-width="5.3688in" style:rel-column-width="52543*"/>
    </style:style>
    <style:style style:name="Table9.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9.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9.2" style:family="table-row">
      <style:table-row-properties style:min-row-height="0.0563in"/>
    </style:style>
    <style:style style:name="Table9.A2" style:family="table-cell">
      <style:table-cell-properties fo:padding-left="0.0403in" fo:padding-right="0.0403in" fo:padding-top="0.0201in" fo:padding-bottom="0in" fo:border-left="0.0007in solid #000000" fo:border-right="none" fo:border-top="none" fo:border-bottom="0.0007in solid #000000"/>
    </style:style>
    <style:style style:name="Table9.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9.3" style:family="table-row">
      <style:table-row-properties style:min-row-height="0.1799in"/>
    </style:style>
    <style:style style:name="Table10" style:family="table" style:master-page-name="">
      <style:table-properties style:width="6.6965in" fo:margin-left="0in" fo:margin-right="-0.0042in" style:page-number="0" table:align="margins"/>
    </style:style>
    <style:style style:name="Table10.A" style:family="table-column">
      <style:table-column-properties style:column-width="1.3278in" style:rel-column-width="12992*"/>
    </style:style>
    <style:style style:name="Table10.B" style:family="table-column">
      <style:table-column-properties style:column-width="5.3688in" style:rel-column-width="52543*"/>
    </style:style>
    <style:style style:name="Table10.1" style:family="table-row">
      <style:table-row-properties style:keep-together="false"/>
    </style:style>
    <style:style style:name="Table10.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0.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0.2" style:family="table-row">
      <style:table-row-properties style:min-row-height="0.0563in" style:keep-together="false"/>
    </style:style>
    <style:style style:name="Table10.A2" style:family="table-cell">
      <style:table-cell-properties fo:padding-left="0.0403in" fo:padding-right="0.0403in" fo:padding-top="0.0201in" fo:padding-bottom="0in" fo:border-left="0.0007in solid #000000" fo:border-right="none" fo:border-top="none" fo:border-bottom="0.0007in solid #000000"/>
    </style:style>
    <style:style style:name="Table10.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0.3" style:family="table-row">
      <style:table-row-properties style:min-row-height="0.1799in" style:keep-together="false"/>
    </style:style>
    <style:style style:name="Table11" style:family="table">
      <style:table-properties style:width="6.6965in" fo:margin-left="0in" fo:margin-right="-0.0042in" table:align="margins"/>
    </style:style>
    <style:style style:name="Table11.A" style:family="table-column">
      <style:table-column-properties style:column-width="1.3278in" style:rel-column-width="12992*"/>
    </style:style>
    <style:style style:name="Table11.B" style:family="table-column">
      <style:table-column-properties style:column-width="5.3688in" style:rel-column-width="52543*"/>
    </style:style>
    <style:style style:name="Table11.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1.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1.2" style:family="table-row">
      <style:table-row-properties style:min-row-height="0.0563in"/>
    </style:style>
    <style:style style:name="Table11.A2" style:family="table-cell">
      <style:table-cell-properties fo:padding-left="0.0403in" fo:padding-right="0.0403in" fo:padding-top="0.0201in" fo:padding-bottom="0in" fo:border-left="0.0007in solid #000000" fo:border-right="none" fo:border-top="none" fo:border-bottom="0.0007in solid #000000"/>
    </style:style>
    <style:style style:name="Table11.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1.3" style:family="table-row">
      <style:table-row-properties style:min-row-height="0.1799in"/>
    </style:style>
    <style:style style:name="Table33" style:family="table">
      <style:table-properties style:width="6.6965in" fo:margin-left="0in" fo:margin-right="-0.0042in" table:align="margins" style:may-break-between-rows="false"/>
    </style:style>
    <style:style style:name="Table33.A" style:family="table-column">
      <style:table-column-properties style:column-width="1.3278in" style:rel-column-width="12992*"/>
    </style:style>
    <style:style style:name="Table33.B" style:family="table-column">
      <style:table-column-properties style:column-width="5.3688in" style:rel-column-width="52543*"/>
    </style:style>
    <style:style style:name="Table33.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33.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33.2" style:family="table-row">
      <style:table-row-properties style:min-row-height="0.0563in"/>
    </style:style>
    <style:style style:name="Table33.A2" style:family="table-cell">
      <style:table-cell-properties fo:padding-left="0.0403in" fo:padding-right="0.0403in" fo:padding-top="0.0201in" fo:padding-bottom="0in" fo:border-left="0.0007in solid #000000" fo:border-right="none" fo:border-top="none" fo:border-bottom="0.0007in solid #000000"/>
    </style:style>
    <style:style style:name="Table33.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33.3" style:family="table-row">
      <style:table-row-properties style:min-row-height="0.1799in"/>
    </style:style>
    <style:style style:name="Table13" style:family="table">
      <style:table-properties style:width="6.6965in" fo:margin-left="0in" fo:margin-right="-0.0042in" fo:break-before="auto" fo:break-after="auto" table:align="margins" style:may-break-between-rows="false"/>
    </style:style>
    <style:style style:name="Table13.A" style:family="table-column">
      <style:table-column-properties style:column-width="1.3278in" style:rel-column-width="12992*"/>
    </style:style>
    <style:style style:name="Table13.B" style:family="table-column">
      <style:table-column-properties style:column-width="5.3688in" style:rel-column-width="52543*"/>
    </style:style>
    <style:style style:name="Table13.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3.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3.2" style:family="table-row">
      <style:table-row-properties style:min-row-height="0.0563in"/>
    </style:style>
    <style:style style:name="Table13.A2" style:family="table-cell">
      <style:table-cell-properties fo:padding-left="0.0403in" fo:padding-right="0.0403in" fo:padding-top="0.0201in" fo:padding-bottom="0in" fo:border-left="0.0007in solid #000000" fo:border-right="none" fo:border-top="none" fo:border-bottom="0.0007in solid #000000"/>
    </style:style>
    <style:style style:name="Table13.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3.3" style:family="table-row">
      <style:table-row-properties style:min-row-height="0.1799in"/>
    </style:style>
    <style:style style:name="Table14" style:family="table">
      <style:table-properties style:width="6.6965in" fo:margin-left="0in" fo:margin-right="-0.0042in" table:align="margins"/>
    </style:style>
    <style:style style:name="Table14.A" style:family="table-column">
      <style:table-column-properties style:column-width="1.3278in" style:rel-column-width="12992*"/>
    </style:style>
    <style:style style:name="Table14.B" style:family="table-column">
      <style:table-column-properties style:column-width="5.3688in" style:rel-column-width="52543*"/>
    </style:style>
    <style:style style:name="Table14.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4.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4.2" style:family="table-row">
      <style:table-row-properties style:min-row-height="0.0563in"/>
    </style:style>
    <style:style style:name="Table14.A2" style:family="table-cell">
      <style:table-cell-properties fo:padding-left="0.0403in" fo:padding-right="0.0403in" fo:padding-top="0.0201in" fo:padding-bottom="0in" fo:border-left="0.0007in solid #000000" fo:border-right="none" fo:border-top="none" fo:border-bottom="0.0007in solid #000000"/>
    </style:style>
    <style:style style:name="Table14.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4.3" style:family="table-row">
      <style:table-row-properties style:min-row-height="0.1799in"/>
    </style:style>
    <style:style style:name="Table15" style:family="table">
      <style:table-properties style:width="6.6965in" fo:margin-left="0in" fo:margin-right="-0.0042in" table:align="margins" style:may-break-between-rows="false"/>
    </style:style>
    <style:style style:name="Table15.A" style:family="table-column">
      <style:table-column-properties style:column-width="1.3278in" style:rel-column-width="12992*"/>
    </style:style>
    <style:style style:name="Table15.B" style:family="table-column">
      <style:table-column-properties style:column-width="5.3688in" style:rel-column-width="52543*"/>
    </style:style>
    <style:style style:name="Table15.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5.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5.2" style:family="table-row">
      <style:table-row-properties style:min-row-height="0.0563in"/>
    </style:style>
    <style:style style:name="Table15.A2" style:family="table-cell">
      <style:table-cell-properties fo:padding-left="0.0403in" fo:padding-right="0.0403in" fo:padding-top="0.0201in" fo:padding-bottom="0in" fo:border-left="0.0007in solid #000000" fo:border-right="none" fo:border-top="none" fo:border-bottom="0.0007in solid #000000"/>
    </style:style>
    <style:style style:name="Table15.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5.3" style:family="table-row">
      <style:table-row-properties style:min-row-height="0.1799in"/>
    </style:style>
    <style:style style:name="Table16" style:family="table">
      <style:table-properties style:width="6.6965in" fo:margin-left="0in" fo:margin-right="-0.0042in" table:align="margins"/>
    </style:style>
    <style:style style:name="Table16.A" style:family="table-column">
      <style:table-column-properties style:column-width="1.3278in" style:rel-column-width="12992*"/>
    </style:style>
    <style:style style:name="Table16.B" style:family="table-column">
      <style:table-column-properties style:column-width="5.3688in" style:rel-column-width="52543*"/>
    </style:style>
    <style:style style:name="Table16.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6.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6.2" style:family="table-row">
      <style:table-row-properties style:min-row-height="0.0563in"/>
    </style:style>
    <style:style style:name="Table16.A2" style:family="table-cell">
      <style:table-cell-properties fo:padding-left="0.0403in" fo:padding-right="0.0403in" fo:padding-top="0.0201in" fo:padding-bottom="0in" fo:border-left="0.0007in solid #000000" fo:border-right="none" fo:border-top="none" fo:border-bottom="0.0007in solid #000000"/>
    </style:style>
    <style:style style:name="Table16.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6.3" style:family="table-row">
      <style:table-row-properties style:min-row-height="0.1799in"/>
    </style:style>
    <style:style style:name="Table17" style:family="table">
      <style:table-properties style:width="6.6965in" fo:margin-left="0in" fo:margin-right="-0.0042in" table:align="margins" style:may-break-between-rows="false"/>
    </style:style>
    <style:style style:name="Table17.A" style:family="table-column">
      <style:table-column-properties style:column-width="1.3278in" style:rel-column-width="12992*"/>
    </style:style>
    <style:style style:name="Table17.B" style:family="table-column">
      <style:table-column-properties style:column-width="5.3688in" style:rel-column-width="52543*"/>
    </style:style>
    <style:style style:name="Table17.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7.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7.2" style:family="table-row">
      <style:table-row-properties style:min-row-height="0.0563in"/>
    </style:style>
    <style:style style:name="Table17.A2" style:family="table-cell">
      <style:table-cell-properties fo:padding-left="0.0403in" fo:padding-right="0.0403in" fo:padding-top="0.0201in" fo:padding-bottom="0in" fo:border-left="0.0007in solid #000000" fo:border-right="none" fo:border-top="none" fo:border-bottom="0.0007in solid #000000"/>
    </style:style>
    <style:style style:name="Table17.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7.3" style:family="table-row">
      <style:table-row-properties style:min-row-height="0.1799in"/>
    </style:style>
    <style:style style:name="Table18" style:family="table">
      <style:table-properties style:width="6.6965in" fo:margin-left="0in" fo:margin-right="-0.0042in" table:align="margins"/>
    </style:style>
    <style:style style:name="Table18.A" style:family="table-column">
      <style:table-column-properties style:column-width="1.3278in" style:rel-column-width="12992*"/>
    </style:style>
    <style:style style:name="Table18.B" style:family="table-column">
      <style:table-column-properties style:column-width="5.3688in" style:rel-column-width="52543*"/>
    </style:style>
    <style:style style:name="Table18.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8.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8.2" style:family="table-row">
      <style:table-row-properties style:min-row-height="0.0563in"/>
    </style:style>
    <style:style style:name="Table18.A2" style:family="table-cell">
      <style:table-cell-properties fo:padding-left="0.0403in" fo:padding-right="0.0403in" fo:padding-top="0.0201in" fo:padding-bottom="0in" fo:border-left="0.0007in solid #000000" fo:border-right="none" fo:border-top="none" fo:border-bottom="0.0007in solid #000000"/>
    </style:style>
    <style:style style:name="Table18.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8.3" style:family="table-row">
      <style:table-row-properties style:min-row-height="0.1799in"/>
    </style:style>
    <style:style style:name="Table19" style:family="table">
      <style:table-properties style:width="6.6965in" fo:margin-left="0in" fo:margin-right="-0.0042in" table:align="margins" style:may-break-between-rows="false"/>
    </style:style>
    <style:style style:name="Table19.A" style:family="table-column">
      <style:table-column-properties style:column-width="1.3278in" style:rel-column-width="12992*"/>
    </style:style>
    <style:style style:name="Table19.B" style:family="table-column">
      <style:table-column-properties style:column-width="5.3688in" style:rel-column-width="52543*"/>
    </style:style>
    <style:style style:name="Table19.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19.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19.2" style:family="table-row">
      <style:table-row-properties style:min-row-height="0.0563in"/>
    </style:style>
    <style:style style:name="Table19.A2" style:family="table-cell">
      <style:table-cell-properties fo:padding-left="0.0403in" fo:padding-right="0.0403in" fo:padding-top="0.0201in" fo:padding-bottom="0in" fo:border-left="0.0007in solid #000000" fo:border-right="none" fo:border-top="none" fo:border-bottom="0.0007in solid #000000"/>
    </style:style>
    <style:style style:name="Table19.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19.3" style:family="table-row">
      <style:table-row-properties style:min-row-height="0.1799in"/>
    </style:style>
    <style:style style:name="Table20" style:family="table">
      <style:table-properties style:width="6.6965in" fo:margin-left="0in" fo:margin-right="-0.0042in" table:align="margins" style:may-break-between-rows="false"/>
    </style:style>
    <style:style style:name="Table20.A" style:family="table-column">
      <style:table-column-properties style:column-width="1.3278in" style:rel-column-width="12992*"/>
    </style:style>
    <style:style style:name="Table20.B" style:family="table-column">
      <style:table-column-properties style:column-width="5.3688in" style:rel-column-width="52543*"/>
    </style:style>
    <style:style style:name="Table20.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0.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0.2" style:family="table-row">
      <style:table-row-properties style:min-row-height="0.0563in"/>
    </style:style>
    <style:style style:name="Table20.A2" style:family="table-cell">
      <style:table-cell-properties fo:padding-left="0.0403in" fo:padding-right="0.0403in" fo:padding-top="0.0201in" fo:padding-bottom="0in" fo:border-left="0.0007in solid #000000" fo:border-right="none" fo:border-top="none" fo:border-bottom="0.0007in solid #000000"/>
    </style:style>
    <style:style style:name="Table20.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0.3" style:family="table-row">
      <style:table-row-properties style:min-row-height="0.1799in"/>
    </style:style>
    <style:style style:name="Table21" style:family="table">
      <style:table-properties style:width="6.6965in" fo:margin-left="0in" fo:margin-right="-0.0042in" table:align="margins" style:may-break-between-rows="false"/>
    </style:style>
    <style:style style:name="Table21.A" style:family="table-column">
      <style:table-column-properties style:column-width="1.3278in" style:rel-column-width="12992*"/>
    </style:style>
    <style:style style:name="Table21.B" style:family="table-column">
      <style:table-column-properties style:column-width="5.3688in" style:rel-column-width="52543*"/>
    </style:style>
    <style:style style:name="Table21.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1.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1.2" style:family="table-row">
      <style:table-row-properties style:min-row-height="0.0563in"/>
    </style:style>
    <style:style style:name="Table21.A2" style:family="table-cell">
      <style:table-cell-properties fo:padding-left="0.0403in" fo:padding-right="0.0403in" fo:padding-top="0.0201in" fo:padding-bottom="0in" fo:border-left="0.0007in solid #000000" fo:border-right="none" fo:border-top="none" fo:border-bottom="0.0007in solid #000000"/>
    </style:style>
    <style:style style:name="Table21.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1.3" style:family="table-row">
      <style:table-row-properties style:min-row-height="0.1799in"/>
    </style:style>
    <style:style style:name="Table23" style:family="table">
      <style:table-properties style:width="6.6965in" fo:margin-left="0in" fo:margin-right="-0.0042in" table:align="margins" style:may-break-between-rows="false"/>
    </style:style>
    <style:style style:name="Table23.A" style:family="table-column">
      <style:table-column-properties style:column-width="1.3278in" style:rel-column-width="12992*"/>
    </style:style>
    <style:style style:name="Table23.B" style:family="table-column">
      <style:table-column-properties style:column-width="5.3688in" style:rel-column-width="52543*"/>
    </style:style>
    <style:style style:name="Table23.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3.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3.2" style:family="table-row">
      <style:table-row-properties style:min-row-height="0.0563in"/>
    </style:style>
    <style:style style:name="Table23.A2" style:family="table-cell">
      <style:table-cell-properties fo:padding-left="0.0403in" fo:padding-right="0.0403in" fo:padding-top="0.0201in" fo:padding-bottom="0in" fo:border-left="0.0007in solid #000000" fo:border-right="none" fo:border-top="none" fo:border-bottom="0.0007in solid #000000"/>
    </style:style>
    <style:style style:name="Table23.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3.3" style:family="table-row">
      <style:table-row-properties style:min-row-height="0.1799in"/>
    </style:style>
    <style:style style:name="Table24" style:family="table">
      <style:table-properties style:width="6.6965in" fo:margin-left="0in" fo:margin-right="-0.0042in" table:align="margins"/>
    </style:style>
    <style:style style:name="Table24.A" style:family="table-column">
      <style:table-column-properties style:column-width="1.3278in" style:rel-column-width="12992*"/>
    </style:style>
    <style:style style:name="Table24.B" style:family="table-column">
      <style:table-column-properties style:column-width="5.3688in" style:rel-column-width="52543*"/>
    </style:style>
    <style:style style:name="Table24.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4.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4.2" style:family="table-row">
      <style:table-row-properties style:min-row-height="0.0563in"/>
    </style:style>
    <style:style style:name="Table24.A2" style:family="table-cell">
      <style:table-cell-properties fo:padding-left="0.0403in" fo:padding-right="0.0403in" fo:padding-top="0.0201in" fo:padding-bottom="0in" fo:border-left="0.0007in solid #000000" fo:border-right="none" fo:border-top="none" fo:border-bottom="0.0007in solid #000000"/>
    </style:style>
    <style:style style:name="Table24.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4.3" style:family="table-row">
      <style:table-row-properties style:min-row-height="0.1799in"/>
    </style:style>
    <style:style style:name="Table25" style:family="table">
      <style:table-properties style:width="6.6965in" fo:margin-left="0in" fo:margin-right="-0.0042in" table:align="margins" style:may-break-between-rows="false"/>
    </style:style>
    <style:style style:name="Table25.A" style:family="table-column">
      <style:table-column-properties style:column-width="1.3278in" style:rel-column-width="12992*"/>
    </style:style>
    <style:style style:name="Table25.B" style:family="table-column">
      <style:table-column-properties style:column-width="5.3688in" style:rel-column-width="52543*"/>
    </style:style>
    <style:style style:name="Table25.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5.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5.2" style:family="table-row">
      <style:table-row-properties style:min-row-height="0.0563in"/>
    </style:style>
    <style:style style:name="Table25.A2" style:family="table-cell">
      <style:table-cell-properties fo:padding-left="0.0403in" fo:padding-right="0.0403in" fo:padding-top="0.0201in" fo:padding-bottom="0in" fo:border-left="0.0007in solid #000000" fo:border-right="none" fo:border-top="none" fo:border-bottom="0.0007in solid #000000"/>
    </style:style>
    <style:style style:name="Table25.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5.3" style:family="table-row">
      <style:table-row-properties style:min-row-height="0.1799in"/>
    </style:style>
    <style:style style:name="Table26" style:family="table">
      <style:table-properties style:width="6.6965in" fo:margin-left="0in" fo:margin-right="-0.0042in" table:align="margins"/>
    </style:style>
    <style:style style:name="Table26.A" style:family="table-column">
      <style:table-column-properties style:column-width="1.3278in" style:rel-column-width="12992*"/>
    </style:style>
    <style:style style:name="Table26.B" style:family="table-column">
      <style:table-column-properties style:column-width="5.3688in" style:rel-column-width="52543*"/>
    </style:style>
    <style:style style:name="Table26.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6.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6.2" style:family="table-row">
      <style:table-row-properties style:min-row-height="0.0563in"/>
    </style:style>
    <style:style style:name="Table26.A2" style:family="table-cell">
      <style:table-cell-properties fo:padding-left="0.0403in" fo:padding-right="0.0403in" fo:padding-top="0.0201in" fo:padding-bottom="0in" fo:border-left="0.0007in solid #000000" fo:border-right="none" fo:border-top="none" fo:border-bottom="0.0007in solid #000000"/>
    </style:style>
    <style:style style:name="Table26.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6.3" style:family="table-row">
      <style:table-row-properties style:min-row-height="0.1799in"/>
    </style:style>
    <style:style style:name="Table27" style:family="table">
      <style:table-properties style:width="6.6965in" fo:margin-left="0in" fo:margin-right="-0.0042in" table:align="margins" style:may-break-between-rows="false"/>
    </style:style>
    <style:style style:name="Table27.A" style:family="table-column">
      <style:table-column-properties style:column-width="1.3278in" style:rel-column-width="12992*"/>
    </style:style>
    <style:style style:name="Table27.B" style:family="table-column">
      <style:table-column-properties style:column-width="5.3688in" style:rel-column-width="52543*"/>
    </style:style>
    <style:style style:name="Table27.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7.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7.2" style:family="table-row">
      <style:table-row-properties style:min-row-height="0.0563in"/>
    </style:style>
    <style:style style:name="Table27.A2" style:family="table-cell">
      <style:table-cell-properties fo:padding-left="0.0403in" fo:padding-right="0.0403in" fo:padding-top="0.0201in" fo:padding-bottom="0in" fo:border-left="0.0007in solid #000000" fo:border-right="none" fo:border-top="none" fo:border-bottom="0.0007in solid #000000"/>
    </style:style>
    <style:style style:name="Table27.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7.3" style:family="table-row">
      <style:table-row-properties style:min-row-height="0.1799in"/>
    </style:style>
    <style:style style:name="Table28" style:family="table">
      <style:table-properties style:width="6.6965in" fo:margin-left="0in" fo:margin-right="-0.0042in" table:align="margins"/>
    </style:style>
    <style:style style:name="Table28.A" style:family="table-column">
      <style:table-column-properties style:column-width="1.3278in" style:rel-column-width="12992*"/>
    </style:style>
    <style:style style:name="Table28.B" style:family="table-column">
      <style:table-column-properties style:column-width="5.3688in" style:rel-column-width="52543*"/>
    </style:style>
    <style:style style:name="Table28.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8.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8.2" style:family="table-row">
      <style:table-row-properties style:min-row-height="0.0563in"/>
    </style:style>
    <style:style style:name="Table28.A2" style:family="table-cell">
      <style:table-cell-properties fo:padding-left="0.0403in" fo:padding-right="0.0403in" fo:padding-top="0.0201in" fo:padding-bottom="0in" fo:border-left="0.0007in solid #000000" fo:border-right="none" fo:border-top="none" fo:border-bottom="0.0007in solid #000000"/>
    </style:style>
    <style:style style:name="Table28.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8.3" style:family="table-row">
      <style:table-row-properties style:min-row-height="0.1799in"/>
    </style:style>
    <style:style style:name="Table22" style:family="table">
      <style:table-properties style:width="6.6965in" fo:margin-left="0in" fo:margin-right="-0.0042in" table:align="margins" style:may-break-between-rows="false"/>
    </style:style>
    <style:style style:name="Table22.A" style:family="table-column">
      <style:table-column-properties style:column-width="1.3278in" style:rel-column-width="12992*"/>
    </style:style>
    <style:style style:name="Table22.B" style:family="table-column">
      <style:table-column-properties style:column-width="5.3688in" style:rel-column-width="52543*"/>
    </style:style>
    <style:style style:name="Table22.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2.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2.2" style:family="table-row">
      <style:table-row-properties style:min-row-height="0.0563in"/>
    </style:style>
    <style:style style:name="Table22.A2" style:family="table-cell">
      <style:table-cell-properties fo:padding-left="0.0403in" fo:padding-right="0.0403in" fo:padding-top="0.0201in" fo:padding-bottom="0in" fo:border-left="0.0007in solid #000000" fo:border-right="none" fo:border-top="none" fo:border-bottom="0.0007in solid #000000"/>
    </style:style>
    <style:style style:name="Table22.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2.3" style:family="table-row">
      <style:table-row-properties style:min-row-height="0.1799in"/>
    </style:style>
    <style:style style:name="Table29" style:family="table">
      <style:table-properties style:width="6.6965in" fo:margin-left="0in" fo:margin-right="-0.0042in" table:align="margins" style:may-break-between-rows="false"/>
    </style:style>
    <style:style style:name="Table29.A" style:family="table-column">
      <style:table-column-properties style:column-width="1.3278in" style:rel-column-width="12992*"/>
    </style:style>
    <style:style style:name="Table29.B" style:family="table-column">
      <style:table-column-properties style:column-width="5.3688in" style:rel-column-width="52543*"/>
    </style:style>
    <style:style style:name="Table29.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29.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29.2" style:family="table-row">
      <style:table-row-properties style:min-row-height="0.0563in"/>
    </style:style>
    <style:style style:name="Table29.A2" style:family="table-cell">
      <style:table-cell-properties fo:padding-left="0.0403in" fo:padding-right="0.0403in" fo:padding-top="0.0201in" fo:padding-bottom="0in" fo:border-left="0.0007in solid #000000" fo:border-right="none" fo:border-top="none" fo:border-bottom="0.0007in solid #000000"/>
    </style:style>
    <style:style style:name="Table29.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29.3" style:family="table-row">
      <style:table-row-properties style:min-row-height="0.1799in"/>
    </style:style>
    <style:style style:name="Table30" style:family="table">
      <style:table-properties style:width="6.6965in" fo:margin-left="0in" fo:margin-right="-0.0042in" table:align="margins" style:may-break-between-rows="false"/>
    </style:style>
    <style:style style:name="Table30.A" style:family="table-column">
      <style:table-column-properties style:column-width="1.3278in" style:rel-column-width="12992*"/>
    </style:style>
    <style:style style:name="Table30.B" style:family="table-column">
      <style:table-column-properties style:column-width="5.3688in" style:rel-column-width="52543*"/>
    </style:style>
    <style:style style:name="Table30.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30.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30.2" style:family="table-row">
      <style:table-row-properties style:min-row-height="0.0563in"/>
    </style:style>
    <style:style style:name="Table30.A2" style:family="table-cell">
      <style:table-cell-properties fo:padding-left="0.0403in" fo:padding-right="0.0403in" fo:padding-top="0.0201in" fo:padding-bottom="0in" fo:border-left="0.0007in solid #000000" fo:border-right="none" fo:border-top="none" fo:border-bottom="0.0007in solid #000000"/>
    </style:style>
    <style:style style:name="Table30.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30.3" style:family="table-row">
      <style:table-row-properties style:min-row-height="0.1799in"/>
    </style:style>
    <style:style style:name="Table31" style:family="table">
      <style:table-properties style:width="6.6965in" fo:margin-left="0in" fo:margin-right="-0.0042in" table:align="margins" style:may-break-between-rows="false"/>
    </style:style>
    <style:style style:name="Table31.A" style:family="table-column">
      <style:table-column-properties style:column-width="1.3278in" style:rel-column-width="12992*"/>
    </style:style>
    <style:style style:name="Table31.B" style:family="table-column">
      <style:table-column-properties style:column-width="5.3688in" style:rel-column-width="52543*"/>
    </style:style>
    <style:style style:name="Table31.A1" style:family="table-cell">
      <style:table-cell-properties style:vertical-align="middle" fo:background-color="#999999" fo:padding-left="0.0403in" fo:padding-right="0.0403in" fo:padding-top="0.0201in" fo:padding-bottom="0in" fo:border-left="0.0007in solid #000000" fo:border-right="none" fo:border-top="0.0007in solid #000000" fo:border-bottom="0.0007in solid #000000">
        <style:background-image/>
      </style:table-cell-properties>
    </style:style>
    <style:style style:name="Table31.B1" style:family="table-cell">
      <style:table-cell-properties style:vertical-align="middle" fo:background-color="#999999" fo:padding-left="0.0403in" fo:padding-right="0.0403in" fo:padding-top="0.0201in" fo:padding-bottom="0in" fo:border="0.0007in solid #000000">
        <style:background-image/>
      </style:table-cell-properties>
    </style:style>
    <style:style style:name="Table31.2" style:family="table-row">
      <style:table-row-properties style:min-row-height="0.0563in"/>
    </style:style>
    <style:style style:name="Table31.A2" style:family="table-cell">
      <style:table-cell-properties fo:padding-left="0.0403in" fo:padding-right="0.0403in" fo:padding-top="0.0201in" fo:padding-bottom="0in" fo:border-left="0.0007in solid #000000" fo:border-right="none" fo:border-top="none" fo:border-bottom="0.0007in solid #000000"/>
    </style:style>
    <style:style style:name="Table31.B2" style:family="table-cell">
      <style:table-cell-properties fo:background-color="transparent" fo:padding-left="0.0403in" fo:padding-right="0.0403in" fo:padding-top="0.0201in" fo:padding-bottom="0in" fo:border-left="0.0007in solid #000000" fo:border-right="0.0007in solid #000000" fo:border-top="none" fo:border-bottom="0.0007in solid #000000">
        <style:background-image/>
      </style:table-cell-properties>
    </style:style>
    <style:style style:name="Table31.3" style:family="table-row">
      <style:table-row-properties style:min-row-height="0.1799in"/>
    </style:style>
    <style:style style:name="Table32" style:family="table">
      <style:table-properties style:width="6.3292in" table:align="left"/>
    </style:style>
    <style:style style:name="Table32.A" style:family="table-column">
      <style:table-column-properties style:column-width="0.3771in"/>
    </style:style>
    <style:style style:name="Table32.B" style:family="table-column">
      <style:table-column-properties style:column-width="1.8063in"/>
    </style:style>
    <style:style style:name="Table32.C" style:family="table-column">
      <style:table-column-properties style:column-width="0.2167in"/>
    </style:style>
    <style:style style:name="Table32.D" style:family="table-column">
      <style:table-column-properties style:column-width="0.2792in"/>
    </style:style>
    <style:style style:name="Table32.E" style:family="table-column">
      <style:table-column-properties style:column-width="2.0132in"/>
    </style:style>
    <style:style style:name="Table32.F" style:family="table-column">
      <style:table-column-properties style:column-width="0.7021in"/>
    </style:style>
    <style:style style:name="Table32.G" style:family="table-column">
      <style:table-column-properties style:column-width="0.9347in"/>
    </style:style>
    <style:style style:name="Table32.1" style:family="table-row">
      <style:table-row-properties style:min-row-height="1.3118in"/>
    </style:style>
    <style:style style:name="Table32.A1" style:family="table-cell">
      <style:table-cell-properties style:vertical-align="bottom" fo:background-color="#999999" fo:padding-left="0.0403in" fo:padding-right="0.0403in" fo:padding-top="0.0201in" fo:padding-bottom="0.0201in" fo:border-left="0.0007in solid #000000" fo:border-right="none" fo:border-top="0.0007in solid #000000" fo:border-bottom="0.0007in solid #000000">
        <style:background-image/>
      </style:table-cell-properties>
    </style:style>
    <style:style style:name="Table32.C1" style:family="table-cell">
      <style:table-cell-properties style:vertical-align="middle" fo:background-color="#999999" fo:padding-left="0.0403in" fo:padding-right="0.0403in" fo:padding-top="0.0201in" fo:padding-bottom="0.0201in" fo:border-left="0.0007in solid #000000" fo:border-right="none" fo:border-top="0.0007in solid #000000" fo:border-bottom="0.0007in solid #000000" style:writing-mode="tb-rl">
        <style:background-image/>
      </style:table-cell-properties>
    </style:style>
    <style:style style:name="Table32.D1" style:family="table-cell">
      <style:table-cell-properties style:vertical-align="bottom" fo:background-color="#999999" fo:padding-left="0.0403in" fo:padding-right="0.0403in" fo:padding-top="0.0201in" fo:padding-bottom="0.0201in" fo:border-left="0.0007in solid #000000" fo:border-right="none" fo:border-top="0.0007in solid #000000" fo:border-bottom="0.0007in solid #000000" style:writing-mode="tb-rl">
        <style:background-image/>
      </style:table-cell-properties>
    </style:style>
    <style:style style:name="Table32.G1" style:family="table-cell">
      <style:table-cell-properties style:vertical-align="bottom" fo:background-color="#999999" fo:padding-left="0.0403in" fo:padding-right="0.0403in" fo:padding-top="0.0201in" fo:padding-bottom="0.0201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G2" style:family="table-cell">
      <style:table-cell-properties fo:padding="0.0382in" fo:border-left="0.0007in solid #000000" fo:border-right="0.0007in solid #000000" fo:border-top="none" fo:border-bottom="0.0007in solid #000000"/>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Contents_20_1">
      <style:paragraph-properties>
        <style:tab-stops>
          <style:tab-stop style:position="6.6925in" style:type="right" style:leader-style="dotted" style:leader-text="."/>
        </style:tab-stops>
      </style:paragraph-properties>
    </style:style>
    <style:style style:name="P3" style:family="paragraph" style:parent-style-name="Contents_20_2">
      <style:paragraph-properties>
        <style:tab-stops>
          <style:tab-stop style:position="6.4957in" style:type="right" style:leader-style="dotted" style:leader-text="."/>
        </style:tab-stops>
      </style:paragraph-properties>
    </style:style>
    <style:style style:name="P4" style:family="paragraph" style:parent-style-name="Contents_20_3">
      <style:paragraph-properties>
        <style:tab-stops>
          <style:tab-stop style:position="6.2992in" style:type="right" style:leader-style="dotted" style:leader-text="."/>
        </style:tab-stops>
      </style:paragraph-properties>
    </style:style>
    <style:style style:name="P5" style:family="paragraph" style:parent-style-name="Table_20_Heading">
      <style:paragraph-properties fo:text-align="start" style:justify-single-word="false"/>
      <style:text-properties style:font-size-asian="12pt" style:font-style-asian="italic" style:font-weight-asian="bold" style:font-size-complex="12pt" style:font-style-complex="italic" style:font-weight-complex="bold"/>
    </style:style>
    <style:style style:name="P6" style:family="paragraph" style:parent-style-name="Heading_20_1">
      <style:paragraph-properties fo:break-before="page"/>
    </style:style>
    <style:style style:name="P7" style:family="paragraph" style:parent-style-name="Table_20_Contents" style:list-style-name="Numbering_20_1"/>
    <style:style style:name="P8" style:family="paragraph" style:parent-style-name="Heading_20_3" style:master-page-name=""/>
    <style:style style:name="P9" style:family="paragraph" style:parent-style-name="Table_20_Contents">
      <style:text-properties fo:font-weight="bold" style:font-weight-asian="bold" style:font-weight-complex="bold"/>
    </style:style>
    <style:style style:name="P10" style:family="paragraph" style:parent-style-name="Table_20_Contents">
      <style:paragraph-properties fo:keep-together="always" fo:keep-with-next="always"/>
      <style:text-properties fo:font-weight="bold" style:font-weight-asian="bold" style:font-weight-complex="bold"/>
    </style:style>
    <style:style style:name="P11" style:family="paragraph" style:parent-style-name="Table_20_Contents" style:list-style-name="Numbering_20_1">
      <style:paragraph-properties fo:keep-with-next="always"/>
    </style:style>
    <style:style style:name="P12" style:family="paragraph" style:parent-style-name="Table_20_Heading">
      <style:paragraph-properties fo:text-align="start" style:justify-single-word="false" fo:background-color="#999999">
        <style:background-image/>
      </style:paragraph-properties>
      <style:text-properties style:font-size-asian="12pt" style:font-style-asian="italic" style:font-weight-asian="bold" style:font-size-complex="12pt" style:font-style-complex="italic" style:font-weight-complex="bold"/>
    </style:style>
    <style:style style:name="P13" style:family="paragraph" style:parent-style-name="Table_20_Heading">
      <style:paragraph-properties fo:text-align="end" style:justify-single-word="false"/>
      <style:text-properties style:text-rotation-angle="0" style:text-rotation-scale="line-height"/>
    </style:style>
    <style:style style:name="P14" style:family="paragraph" style:parent-style-name="Table_20_Heading">
      <style:paragraph-properties fo:text-align="end" style:justify-single-word="false"/>
      <style:text-properties style:text-rotation-angle="0" style:text-rotation-scale="fixed"/>
    </style:style>
    <style:style style:name="P15" style:family="paragraph" style:parent-style-name="Table_20_Contents">
      <style:paragraph-properties fo:text-align="center" style:justify-single-word="false"/>
    </style:style>
    <style:style style:name="P16" style:family="paragraph" style:parent-style-name="Text_20_body" style:list-style-name="L2">
      <style:paragraph-properties fo:margin-left="-0.4925in" fo:margin-right="0in" fo:text-indent="0in" style:auto-text-indent="false"/>
    </style:style>
    <style:style style:name="P17" style:family="paragraph" style:parent-style-name="Text_20_body" style:list-style-name="L2"/>
    <style:style style:name="P18" style:family="paragraph" style:parent-style-name="Text_20_body" style:list-style-name="L3"/>
    <style:style style:name="fr1" style:family="graphic" style:parent-style-name="OLE">
      <style:graphic-properties style:vertical-pos="from-top" style:vertical-rel="paragraph" style:horizontal-pos="left"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111.4360 Käyttäjävaatimukset (Ryhmä 29)</text:p>
      <text:table-of-content text:style-name="Sect1" text:protected="true" text:name="Table of Contents1">
        <text:table-of-content-source text:outline-level="10" text:relative-tab-stop-position="false">
          <text:index-title-template text:style-name="Contents_20_Heading">Sisältö</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tö</text:p>
          </text:index-title>
          <text:p text:style-name="P2"><text:a xlink:type="simple" xlink:href="#1.Aihealueen peruskäsitteet|outline" text:style-name="Internet_20_link" text:visited-style-name="Internet_20_link">1 Aihealueen peruskäsitteet<text:tab/>2</text:a></text:p>
          <text:p text:style-name="P2"><text:a xlink:type="simple" xlink:href="#2.Järjestelmän katsaus|outline" text:style-name="Internet_20_link" text:visited-style-name="Internet_20_link">2 Järjestelmän katsaus<text:tab/>3</text:a></text:p>
          <text:p text:style-name="P2"><text:a xlink:type="simple" xlink:href="#3.Käyttäjäryhmät|outline" text:style-name="Internet_20_link" text:visited-style-name="Internet_20_link">3 Käyttäjäryhmät<text:tab/>3</text:a></text:p>
          <text:p text:style-name="P3"><text:a xlink:type="simple" xlink:href="#3.1.Pääkäyttäjä / taloudenhoitaja|outline" text:style-name="Internet_20_link" text:visited-style-name="Internet_20_link">3.1 Pääkäyttäjä / taloudenhoitaja<text:tab/>3</text:a></text:p>
          <text:p text:style-name="P3"><text:a xlink:type="simple" xlink:href="#3.2.Tavallinen käyttäjä / yhdistysaktiivi|outline" text:style-name="Internet_20_link" text:visited-style-name="Internet_20_link">3.2 Tavallinen käyttäjä / yhdistysaktiivi<text:tab/>3</text:a></text:p>
          <text:p text:style-name="P2"><text:a xlink:type="simple" xlink:href="#4.Käyttötapaukset|outline" text:style-name="Internet_20_link" text:visited-style-name="Internet_20_link">4 Käyttötapaukset<text:tab/>4</text:a></text:p>
          <text:p text:style-name="P3"><text:a xlink:type="simple" xlink:href="#4.1.Kirjanpito|outline" text:style-name="Internet_20_link" text:visited-style-name="Internet_20_link">4.1 Kirjanpito<text:tab/>4</text:a></text:p>
          <text:p text:style-name="P4"><text:a xlink:type="simple" xlink:href="#4.1.1.Tilikauden lisääminen|outline" text:style-name="Internet_20_link" text:visited-style-name="Internet_20_link">4.1.1 Tilikauden lisääminen<text:tab/>4</text:a></text:p>
          <text:p text:style-name="P4"><text:a xlink:type="simple" xlink:href="#4.1.2.Tilikauden poisto|outline" text:style-name="Internet_20_link" text:visited-style-name="Internet_20_link">4.1.2 Tilikauden poisto<text:tab/>4</text:a></text:p>
          <text:p text:style-name="P4"><text:a xlink:type="simple" xlink:href="#4.1.3.Tilikauden muokkaus|outline" text:style-name="Internet_20_link" text:visited-style-name="Internet_20_link">4.1.3 Tilikauden muokkaus<text:tab/>5</text:a></text:p>
          <text:p text:style-name="P4"><text:a xlink:type="simple" xlink:href="#4.1.4.Tilinavausvientien teko manuaalisesti|outline" text:style-name="Internet_20_link" text:visited-style-name="Internet_20_link">4.1.4 Tilinavausvientien teko manuaalisesti<text:tab/>5</text:a></text:p>
          <text:p text:style-name="P4"><text:a xlink:type="simple" xlink:href="#4.1.5.Tilinavausvientien teko automaattisesti|outline" text:style-name="Internet_20_link" text:visited-style-name="Internet_20_link">4.1.5 Tilinavausvientien teko automaattisesti<text:tab/>6</text:a></text:p>
          <text:p text:style-name="P4"><text:a xlink:type="simple" xlink:href="#4.1.6.Tilitapahtuman lisääminen|outline" text:style-name="Internet_20_link" text:visited-style-name="Internet_20_link">4.1.6 Tilitapahtuman lisääminen<text:tab/>6</text:a></text:p>
          <text:p text:style-name="P4"><text:a xlink:type="simple" xlink:href="#4.1.7.Tilitapahtuman muokkaus|outline" text:style-name="Internet_20_link" text:visited-style-name="Internet_20_link">4.1.7 Tilitapahtuman muokkaus<text:tab/>7</text:a></text:p>
          <text:p text:style-name="P4"><text:a xlink:type="simple" xlink:href="#4.1.8.Tilitapahtuman poisto|outline" text:style-name="Internet_20_link" text:visited-style-name="Internet_20_link">4.1.8 Tilitapahtuman poisto<text:tab/>7</text:a></text:p>
          <text:p text:style-name="P4"><text:a xlink:type="simple" xlink:href="#4.1.9.Tilitapahtuman haku selaamalla|outline" text:style-name="Internet_20_link" text:visited-style-name="Internet_20_link">4.1.9 Tilitapahtuman haku selaamalla<text:tab/>8</text:a></text:p>
          <text:p text:style-name="P4"><text:a xlink:type="simple" xlink:href="#4.1.10.Tilitapahtum(a/ie)n haku rajaamalla|outline" text:style-name="Internet_20_link" text:visited-style-name="Internet_20_link">4.1.10 Tilitapahtum(a/ie)n haku rajaamalla<text:tab/>8</text:a></text:p>
          <text:p text:style-name="P4"><text:a xlink:type="simple" xlink:href="#4.1.11.Tuloslaskelman tulostus|outline" text:style-name="Internet_20_link" text:visited-style-name="Internet_20_link">4.1.11 Tuloslaskelman tulostus<text:tab/>9</text:a></text:p>
          <text:p text:style-name="P4"><text:a xlink:type="simple" xlink:href="#4.1.12.tlTaseen tulostus|outline" text:style-name="Internet_20_link" text:visited-style-name="Internet_20_link">4.1.12 tlTaseen tulostus<text:tab/>9</text:a></text:p>
          <text:p text:style-name="P4"><text:a xlink:type="simple" xlink:href="#4.1.13.Tilitapahtuman lisääminen jaetulla tositteella|outline" text:style-name="Internet_20_link" text:visited-style-name="Internet_20_link">4.1.13 Tilitapahtuman lisääminen jaetulla tositteella<text:tab/>9</text:a></text:p>
          <text:p text:style-name="P3"><text:a xlink:type="simple" xlink:href="#4.2.Talousarvion laatiminen ja seuranta|outline" text:style-name="Internet_20_link" text:visited-style-name="Internet_20_link">4.2 Talousarvion laatiminen ja seuranta<text:tab/>10</text:a></text:p>
          <text:p text:style-name="P4"><text:a xlink:type="simple" xlink:href="#4.2.1.Talousarvion laatiminen|outline" text:style-name="Internet_20_link" text:visited-style-name="Internet_20_link">4.2.1 Talousarvion laatiminen<text:tab/>10</text:a></text:p>
          <text:p text:style-name="P4"><text:a xlink:type="simple" xlink:href="#4.2.2.Talousarvion muokkaaminen|outline" text:style-name="Internet_20_link" text:visited-style-name="Internet_20_link">4.2.2 Talousarvion muokkaaminen<text:tab/>10</text:a></text:p>
          <text:p text:style-name="P4"><text:a xlink:type="simple" xlink:href="#4.2.3.Talousarvion poisto|outline" text:style-name="Internet_20_link" text:visited-style-name="Internet_20_link">4.2.3 Talousarvion poisto<text:tab/>11</text:a></text:p>
          <text:p text:style-name="P4"><text:a xlink:type="simple" xlink:href="#4.2.4.Lisätalousarvion laatiminen|outline" text:style-name="Internet_20_link" text:visited-style-name="Internet_20_link">4.2.4 Lisätalousarvion laatiminen<text:tab/>11</text:a></text:p>
          <text:p text:style-name="P4"><text:a xlink:type="simple" xlink:href="#4.2.5.Talousarvion seuranta|outline" text:style-name="Internet_20_link" text:visited-style-name="Internet_20_link">4.2.5 Talousarvion seuranta<text:tab/>12</text:a></text:p>
          <text:p text:style-name="P4"><text:a xlink:type="simple" xlink:href="#4.2.6.Tilin toteuman tarkistus|outline" text:style-name="Internet_20_link" text:visited-style-name="Internet_20_link">4.2.6 Tilin toteuman tarkistus<text:tab/>12</text:a></text:p>
          <text:p text:style-name="P3"><text:a xlink:type="simple" xlink:href="#4.3.Tilikartan ylläpito|outline" text:style-name="Internet_20_link" text:visited-style-name="Internet_20_link">4.3 Tilikartan ylläpito<text:tab/>12</text:a></text:p>
          <text:p text:style-name="P4"><text:a xlink:type="simple" xlink:href="#4.3.1.Tilikartan luominen|outline" text:style-name="Internet_20_link" text:visited-style-name="Internet_20_link">4.3.1 Tilikartan luominen<text:tab/>12</text:a></text:p>
          <text:p text:style-name="P4"><text:a xlink:type="simple" xlink:href="#4.3.2.Tilin lisäys|outline" text:style-name="Internet_20_link" text:visited-style-name="Internet_20_link">4.3.2 Tilin lisäys<text:tab/>13</text:a></text:p>
          <text:p text:style-name="P4"><text:a xlink:type="simple" xlink:href="#4.3.3.Tilin muokkaus|outline" text:style-name="Internet_20_link" text:visited-style-name="Internet_20_link">4.3.3 Tilin muokkaus<text:tab/>13</text:a></text:p>
          <text:p text:style-name="P4"><text:a xlink:type="simple" xlink:href="#4.3.4.Tilin poisto|outline" text:style-name="Internet_20_link" text:visited-style-name="Internet_20_link">4.3.4 Tilin poisto<text:tab/>14</text:a></text:p>
          <text:p text:style-name="P3"><text:a xlink:type="simple" xlink:href="#4.4.Laskutus|outline" text:style-name="Internet_20_link" text:visited-style-name="Internet_20_link">4.4 Laskutus<text:tab/>15</text:a></text:p>
          <text:p text:style-name="P4"><text:a xlink:type="simple" xlink:href="#4.4.1.Laskun lisääminen|outline" text:style-name="Internet_20_link" text:visited-style-name="Internet_20_link">4.4.1 Laskun lisääminen<text:tab/>15</text:a></text:p>
          <text:p text:style-name="P4"><text:a xlink:type="simple" xlink:href="#4.4.2.Laskun muokkaus|outline" text:style-name="Internet_20_link" text:visited-style-name="Internet_20_link">4.4.2 Laskun muokkaus<text:tab/>15</text:a></text:p>
          <text:p text:style-name="P4"><text:a xlink:type="simple" xlink:href="#4.4.3.Laskun poisto|outline" text:style-name="Internet_20_link" text:visited-style-name="Internet_20_link">4.4.3 Laskun poisto<text:tab/>16</text:a></text:p>
          <text:p text:style-name="P4"><text:a xlink:type="simple" xlink:href="#4.4.4.Laskutustietojen hakeminen Superilmosta|outline" text:style-name="Internet_20_link" text:visited-style-name="Internet_20_link">4.4.4 Laskutustietojen hakeminen Superilmosta<text:tab/>16</text:a></text:p>
          <text:p text:style-name="P4"><text:a xlink:type="simple" xlink:href="#4.4.5.Laskun tulostus|outline" text:style-name="Internet_20_link" text:visited-style-name="Internet_20_link">4.4.5 Laskun tulostus<text:tab/>17</text:a></text:p>
          <text:p text:style-name="P4"><text:a xlink:type="simple" xlink:href="#4.4.6.Laskun merkitseminen maksetuksi / laskun muuttaminen tilitapahtumaksi (tapa 1)|outline" text:style-name="Internet_20_link" text:visited-style-name="Internet_20_link">4.4.6 Laskun merkitseminen maksetuksi / laskun muuttaminen tilitapahtumaksi (tapa 1)<text:tab/>17</text:a></text:p>
          <text:p text:style-name="P4"><text:a xlink:type="simple" xlink:href="#4.4.7.Laskun merkitseminen maksetuksi / laskun muuttaminen tilitapahtumaksi (tapa 2)|outline" text:style-name="Internet_20_link" text:visited-style-name="Internet_20_link">4.4.7 Laskun merkitseminen maksetuksi / laskun muuttaminen tilitapahtumaksi (tapa 2)<text:tab/>18</text:a></text:p>
          <text:p text:style-name="P3"><text:a xlink:type="simple" xlink:href="#4.5.Käyttäjähallinta|outline" text:style-name="Internet_20_link" text:visited-style-name="Internet_20_link">4.5 Käyttäjähallinta<text:tab/>18</text:a></text:p>
          <text:p text:style-name="P4"><text:a xlink:type="simple" xlink:href="#4.5.1.Käyttäjän lisääminen|outline" text:style-name="Internet_20_link" text:visited-style-name="Internet_20_link">4.5.1 Käyttäjän lisääminen<text:tab/>18</text:a></text:p>
          <text:p text:style-name="P4"><text:a xlink:type="simple" xlink:href="#4.5.2.Käyttäjän poisto|outline" text:style-name="Internet_20_link" text:visited-style-name="Internet_20_link">4.5.2 Käyttäjän poisto<text:tab/>19</text:a></text:p>
          <text:p text:style-name="P4"><text:a xlink:type="simple" xlink:href="#4.5.3.Käyttäjän oikeuksien muokkaus|outline" text:style-name="Internet_20_link" text:visited-style-name="Internet_20_link">4.5.3 Käyttäjän oikeuksien muokkaus<text:tab/>19</text:a></text:p>
          <text:p text:style-name="P2"><text:a xlink:type="simple" xlink:href="#5.Toiminnalliset vaatimukset|outline" text:style-name="Internet_20_link" text:visited-style-name="Internet_20_link">5 Toiminnalliset vaatimukset<text:tab/>20</text:a></text:p>
          <text:p text:style-name="P2"><text:a xlink:type="simple" xlink:href="#6.Ei-toiminnalliset vaatimukset|outline" text:style-name="Internet_20_link" text:visited-style-name="Internet_20_link">6 Ei-toiminnalliset vaatimukset<text:tab/>20</text:a></text:p>
          <text:p text:style-name="P2"><text:a xlink:type="simple" xlink:href="#7.Rajoitukset|outline" text:style-name="Internet_20_link" text:visited-style-name="Internet_20_link">7 Rajoitukset<text:tab/>20</text:a></text:p>
        </text:index-body>
      </text:table-of-content>
      <text:h text:style-name="Heading_20_1" text:outline-level="1">Aihealueen peruskäsitteet</text:h>
      <table:table table:name="peruskäsitteet" table:style-name="peruskäsitteet">
        <table:table-column table:style-name="peruskäsitteet.A"/>
        <table:table-column table:style-name="peruskäsitteet.B"/>
        <table:table-header-rows>
          <table:table-row table:style-name="peruskäsitteet.1">
            <table:table-cell table:style-name="peruskäsitteet.A1" office:value-type="string">
              <text:p text:style-name="P5">Käsite</text:p>
            </table:table-cell>
            <table:table-cell table:style-name="peruskäsitteet.B1" office:value-type="string">
              <text:p text:style-name="P5">Kuvaus</text:p>
            </table:table-cell>
          </table:table-row>
        </table:table-header-rows>
        <table:table-row table:style-name="peruskäsitteet.2">
          <table:table-cell table:style-name="peruskäsitteet.A2" office:value-type="string">
            <text:p text:style-name="Table_20_Contents">Budjetti</text:p>
          </table:table-cell>
          <table:table-cell table:style-name="peruskäsitteet.B2" office:value-type="string">
            <text:p text:style-name="Table_20_Contents">Tietyn tilin suunniteltujen tulojen ja menojen erotus.</text:p>
          </table:table-cell>
        </table:table-row>
        <table:table-row table:style-name="peruskäsitteet.3">
          <table:table-cell table:style-name="peruskäsitteet.A2" office:value-type="string">
            <text:p text:style-name="Table_20_Contents">Kirjapito</text:p>
          </table:table-cell>
          <table:table-cell table:style-name="peruskäsitteet.B3" office:value-type="string">
            <text:p text:style-name="Table_20_Contents">Yhdistyksen rahalikenteen seuranta. Sisältää kaiken oleellisen yhdistyksen rahaliikenteesä.</text:p>
          </table:table-cell>
        </table:table-row>
        <table:table-row table:style-name="peruskäsitteet.1">
          <table:table-cell table:style-name="peruskäsitteet.A2" office:value-type="string">
            <text:p text:style-name="Table_20_Contents">Käyttäjä</text:p>
          </table:table-cell>
          <table:table-cell table:style-name="peruskäsitteet.B3" office:value-type="string">
            <text:p text:style-name="Table_20_Contents">Henkilö joka käyttää kirjanpitojärjestelmää ja jolla on tietyt käyttöoikeudet siihen.</text:p>
          </table:table-cell>
        </table:table-row>
        <table:table-row table:style-name="peruskäsitteet.1">
          <table:table-cell table:style-name="peruskäsitteet.A2" office:value-type="string">
            <text:p text:style-name="Table_20_Contents">Käyttöoikeus</text:p>
          </table:table-cell>
          <table:table-cell table:style-name="peruskäsitteet.B3" office:value-type="string">
            <text:p text:style-name="Table_20_Contents">1) Tieto tietyn käyttäjän tiettyyn tiliin liittyvistä oikeuksista.</text:p>
            <text:p text:style-name="Table_20_Contents">2) Oikeus selata, lisätä ja muokata tilin tapahtumia.</text:p>
          </table:table-cell>
        </table:table-row>
        <table:table-row table:style-name="peruskäsitteet.1">
          <table:table-cell table:style-name="peruskäsitteet.A2" office:value-type="string">
            <text:p text:style-name="Table_20_Contents">Lasku</text:p>
          </table:table-cell>
          <table:table-cell table:style-name="peruskäsitteet.B3" office:value-type="string">
            <text:p text:style-name="Table_20_Contents">Lasku on tosite tai ilmoitus, jonka myyjä kirjoittaa ostajalle. Lasku on liiketaloudellinen asiakirja, jonka on täytettävä arvonlisäverolain vaatimukset. Laskuun on usein kirjattu maksua varten tarvittavat tiedot. (<text:a xlink:type="simple" xlink:href="http://fi.wikipedia.org/wiki/Lasku">Wikipedia</text:a>)</text:p>
            <text:p text:style-name="Table_20_Contents">Lasku voidaan myös mieltää kirjanpidon kannalta tulevana tilitapahtumana.</text:p>
          </table:table-cell>
        </table:table-row>
        <table:table-row table:style-name="peruskäsitteet.1">
          <table:table-cell table:style-name="peruskäsitteet.A2" office:value-type="string">
            <text:p text:style-name="Table_20_Contents">Lisätalousarvio</text:p>
          </table:table-cell>
          <table:table-cell table:style-name="peruskäsitteet.B3" office:value-type="string">
            <text:p text:style-name="Table_20_Contents">Tilikauden talousarvion tarkennus. Tämä tehdään yleensä vain jos tilikauden aikana rahankäytössä tulee merkittäviä muutoksia.</text:p>
          </table:table-cell>
        </table:table-row>
        <table:table-row table:style-name="peruskäsitteet.1">
          <table:table-cell table:style-name="peruskäsitteet.A2" office:value-type="string">
            <text:p text:style-name="Table_20_Contents">Näköoikeus</text:p>
          </table:table-cell>
          <table:table-cell table:style-name="peruskäsitteet.B3" office:value-type="string">
            <text:p text:style-name="Table_20_Contents">Oikeus selata tilin tapahtumia.</text:p>
          </table:table-cell>
        </table:table-row>
        <table:table-row table:style-name="peruskäsitteet.1">
          <table:table-cell table:style-name="peruskäsitteet.A2" office:value-type="string">
            <text:p text:style-name="Table_20_Contents">Päiväkirja</text:p>
          </table:table-cell>
          <table:table-cell table:style-name="peruskäsitteet.B3" office:value-type="string">
            <text:p text:style-name="Table_20_Contents">Tietyn tilikauden tilitapahtumat järjestettynä päivämäärän mukaan.</text:p>
          </table:table-cell>
        </table:table-row>
        <table:table-row table:style-name="peruskäsitteet.1">
          <table:table-cell table:style-name="peruskäsitteet.A2" office:value-type="string">
            <text:p text:style-name="Table_20_Contents">Pääkirja</text:p>
          </table:table-cell>
          <table:table-cell table:style-name="peruskäsitteet.B3" office:value-type="string">
            <text:p text:style-name="Table_20_Contents">Tietyn tilikauden tilitapahtumat tilin mukaan ryhmitettynä. Melkein kaikki tilitapahtumat näkyvät tässä kahdesti. Kerran debet-tilin ja kerran kredit-tilin kohdalla..</text:p>
          </table:table-cell>
        </table:table-row>
        <table:table-row table:style-name="peruskäsitteet.1">
          <table:table-cell table:style-name="peruskäsitteet.A2" office:value-type="string">
            <text:p text:style-name="Table_20_Contents">Talousarvio</text:p>
          </table:table-cell>
          <table:table-cell table:style-name="peruskäsitteet.B3" office:value-type="string">
            <text:p text:style-name="Table_20_Contents">Yhdistyksen rahankäytön arvio tietylle vuodelle.</text:p>
          </table:table-cell>
        </table:table-row>
        <table:table-row table:style-name="peruskäsitteet.1">
          <table:table-cell table:style-name="peruskäsitteet.A2" office:value-type="string">
            <text:p text:style-name="Table_20_Contents">Tili</text:p>
          </table:table-cell>
          <table:table-cell table:style-name="peruskäsitteet.B3" office:value-type="string">
            <text:p text:style-name="Table_20_Contents">Kirjanpidossa kaikki rahaliikenne liitetään kahteen tiliin jotka kertovat mistä raha tulee ja mihin se menee. Jokainen tili kuvaa tiettyä rahaliikenteen osaa, esim. toimistokuluille voisi olla oma tilinsä. Yleensä tilit jaadaan tulo- ja menotileihin jolloin tilien saldosta voi helposti muodostaa kuvan rahaliikenteestä.</text:p>
          </table:table-cell>
        </table:table-row>
        <table:table-row table:style-name="peruskäsitteet.1">
          <table:table-cell table:style-name="peruskäsitteet.A2" office:value-type="string">
            <text:p text:style-name="Table_20_Contents">Tilikartta</text:p>
          </table:table-cell>
          <table:table-cell table:style-name="peruskäsitteet.B3" office:value-type="string">
            <text:p text:style-name="Table_20_Contents">Lista kaikista kirjanpidon tileistä ja näitten kuvaukset.</text:p>
          </table:table-cell>
        </table:table-row>
        <table:table-row table:style-name="peruskäsitteet.1">
          <table:table-cell table:style-name="peruskäsitteet.A2" office:value-type="string">
            <text:p text:style-name="Table_20_Contents">Tilikausi</text:p>
          </table:table-cell>
          <table:table-cell table:style-name="peruskäsitteet.B3" office:value-type="string">
            <text:p text:style-name="Table_20_Contents">Tilikausi on se aika jolla yhdistyksen rahaliikennettä tarkastellaan. Yleensä tämä on 12kk ja usein kalenterivuosi. Tilikausi alkaa tilinavauksella ja päätty tilinpäätökseen.</text:p>
          </table:table-cell>
        </table:table-row>
        <table:table-row table:style-name="peruskäsitteet.1">
          <table:table-cell table:style-name="peruskäsitteet.A2" office:value-type="string">
            <text:p text:style-name="Table_20_Contents">Tililaskenta</text:p>
          </table:table-cell>
          <table:table-cell table:style-name="peruskäsitteet.B3" office:value-type="string">
            <text:p text:style-name="Table_20_Contents">Listaus joka sisältää kaikkien tilien kohdalla niitten saldon, sekä debet että kredit tapahtumien summat.</text:p>
          </table:table-cell>
        </table:table-row>
        <table:table-row table:style-name="peruskäsitteet.1">
          <table:table-cell table:style-name="peruskäsitteet.A2" office:value-type="string">
            <text:p text:style-name="Table_20_Contents">Tilinavaus</text:p>
          </table:table-cell>
          <table:table-cell table:style-name="peruskäsitteet.B3" office:value-type="string">
            <text:p text:style-name="Table_20_Contents">Edellisen tilinpäätöksen tilisaldojen siirto uudelle tilikaudelle.</text:p>
          </table:table-cell>
        </table:table-row>
        <table:table-row table:style-name="peruskäsitteet.1">
          <table:table-cell table:style-name="peruskäsitteet.A2" office:value-type="string">
            <text:p text:style-name="Table_20_Contents">Tilinpäätös</text:p>
          </table:table-cell>
          <table:table-cell table:style-name="peruskäsitteet.B3" office:value-type="string">
            <text:p text:style-name="Table_20_Contents">Tilinpäätös on tilikaudelta tehtävä laskelma, joka sisältää:</text:p>
            <text:p text:style-name="Table_20_Contents"><text:s text:c="3"/>1. tuloslaskelman, joka kuvaa tuloksen muodostumista;</text:p>
            <text:p text:style-name="Table_20_Contents"><text:s text:c="3"/>2. taseen, joka kuvaa tilinpäätöspäivän taloudellista asemaa;</text:p>
            <text:p text:style-name="Table_20_Contents"><text:s text:c="3"/>3. tuloslaskelman ja taseen liitetiedot; sekä</text:p>
            <text:p text:style-name="Table_20_Contents"><text:s text:c="3"/>4. rahoituslaskelman.</text:p>
            <text:p text:style-name="Table_20_Contents">(<text:a xlink:type="simple" xlink:href="http://fi.wikipedia.org/wiki/Tilinpäätös">Wikipedia</text:a>)</text:p>
          </table:table-cell>
        </table:table-row>
        <table:table-row table:style-name="peruskäsitteet.1">
          <table:table-cell table:style-name="peruskäsitteet.A2" office:value-type="string">
            <text:p text:style-name="Table_20_Contents">Tilisaldo</text:p>
          </table:table-cell>
          <table:table-cell table:style-name="peruskäsitteet.B3" office:value-type="string">
            <text:p text:style-name="Table_20_Contents">Tilin debet ja kredit tapahtumien summien erotus.</text:p>
          </table:table-cell>
        </table:table-row>
        <table:table-row table:style-name="peruskäsitteet.1">
          <table:table-cell table:style-name="peruskäsitteet.A2" office:value-type="string">
            <text:p text:style-name="Table_20_Contents">Tilitapahtuma</text:p>
          </table:table-cell>
          <table:table-cell table:style-name="peruskäsitteet.B3" office:value-type="string">
            <text:p text:style-name="Table_20_Contents">Rahaliikenteen pienin osa joka kuvastaa yksittäistä rahasiirtoa. Tilitapahtuma sisältää tiedot rahamäärästä ja tileistä sekä selitteen tapahtumasta.</text:p>
          </table:table-cell>
        </table:table-row>
        <table:table-row table:style-name="peruskäsitteet.1">
          <table:table-cell table:style-name="peruskäsitteet.A2" office:value-type="string">
            <text:p text:style-name="Table_20_Contents">Tilitapahtuma-kategoria</text:p>
          </table:table-cell>
          <table:table-cell table:style-name="peruskäsitteet.B3" office:value-type="string">
            <text:p text:style-name="Table_20_Contents">Tilitapahtumakategoria yhdistää samaan asiaan liittyvät tilitapahtumat hienorakenteisimmin kuin pelkät tilit.</text:p>
            <text:p text:style-name="Table_20_Contents">Esimerkiksi yhdistyksen juhlat voisivat kuulua samalle tilille, mutta yksittäinen juhla muodostaa kategorian. Näin voidaan helposti tarkastella tietyn juhlan kuluja ja tuloja.</text:p>
          </table:table-cell>
        </table:table-row>
        <table:table-row table:style-name="peruskäsitteet.1">
          <table:table-cell table:style-name="peruskäsitteet.A2" office:value-type="string">
            <text:p text:style-name="Table_20_Contents">Superilmo</text:p>
          </table:table-cell>
          <table:table-cell table:style-name="peruskäsitteet.B3" office:value-type="string">
            <text:p text:style-name="Table_20_Contents">Tietokilta ry:n tapahtumiin ilmoittautumisjärjestelmä. Järjestelmä hakee täältä tietoja tapahtumaan ilmoittautuneista ja tekee näistä laskuja.</text:p>
          </table:table-cell>
        </table:table-row>
      </table:table>
      <text:h text:style-name="Heading_20_1" text:outline-level="1">Järjestelmän katsaus</text:h>
      <text:p text:style-name="Text_20_body"><draw:frame draw:style-name="fr1" draw:name="Object1" text:anchor-type="paragraph" svg:y="0.0957in" svg:width="5.7075in" svg:height="2.9898in" draw:z-index="0"><draw:object xlink:href="../jarjestelmakuvaus.odg" xlink:type="simple" xlink:show="embed" xlink:actuate="onLoad"/><draw:image xlink:href="./ObjectReplacements/Object 1" xlink:type="simple" xlink:show="embed" xlink:actuate="onLoad"/></draw:frame></text:p>
      <text:h text:style-name="Heading_20_1" text:outline-level="1">Käyttäjäryhmät</text:h>
      <text:h text:style-name="Heading_20_2" text:outline-level="2">Pääkäyttäjä / taloudenhoitaja</text:h>
      <text:p text:style-name="Text_20_body">Pääkäyttäjällä on kaikki oikeudet järjestelmään. Hän voi käyttää ja muokata kaikkia tilejä. Hän voi myös lisätä ja poistaa muita käyttäjä, sekä muokata näitten käyttöoikeuksia. Hän on ainoa jolla on oikeus lisätä tilitapahtumia, laskuja tai muita tietoja järjestelmään.</text:p>
      <text:h text:style-name="Heading_20_2" text:outline-level="2">Tavallinen käyttäjä / yhdistysaktiivi</text:h>
      <text:p text:style-name="Text_20_body">Tavallisella käyttäjällä on rajoitettu käyttöikeus tileihin. Hän saa selata erikseen märitettyjen tilien tapahtumia ja mahdollisesti laskuja. Hänellä ei ole oikeutta lisätä tietoja järjestelmään eikä oikeutta lisätä tai muokata muita käyttäjiä</text:p>
      <text:h text:style-name="P6" text:outline-level="1">Käyttötapaukset</text:h>
      <text:h text:style-name="Heading_20_2" text:outline-level="2">Kirjanpito</text:h>
      <text:h text:style-name="Heading_20_3" text:outline-level="3">Tilikauden lisääminen</text:h>
      <table:table table:name="Table3" table:style-name="Table3">
        <table:table-column table:style-name="Table3.A"/>
        <table:table-column table:style-name="Table3.B"/>
        <table:table-row>
          <table:table-cell table:style-name="Table3.A1" office:value-type="string">
            <text:p text:style-name="P5">ID</text:p>
          </table:table-cell>
          <table:table-cell table:style-name="Table3.B1" office:value-type="string">
            <text:p text:style-name="P5">Käyttötapaus 1.1</text:p>
          </table:table-cell>
        </table:table-row>
        <table:table-row table:style-name="Table3.2">
          <table:table-cell table:style-name="Table3.A2" office:value-type="string">
            <text:p text:style-name="Table_20_Contents">Nimi</text:p>
          </table:table-cell>
          <table:table-cell table:style-name="Table3.B2" office:value-type="string">
            <text:p text:style-name="Table_20_Contents">Tilkauden lisääminen</text:p>
          </table:table-cell>
        </table:table-row>
        <table:table-row table:style-name="Table3.3">
          <table:table-cell table:style-name="Table3.A2" office:value-type="string">
            <text:p text:style-name="Table_20_Contents">Yhteenveto</text:p>
          </table:table-cell>
          <table:table-cell table:style-name="Table3.B2" office:value-type="string">
            <text:p text:style-name="Table_20_Contents">Pääkäyttäjä lisää uuden tilikauden järjestelmään.</text:p>
          </table:table-cell>
        </table:table-row>
        <table:table-row table:style-name="Table3.2">
          <table:table-cell table:style-name="Table3.A2" office:value-type="string">
            <text:p text:style-name="Table_20_Contents">Toimijat</text:p>
          </table:table-cell>
          <table:table-cell table:style-name="Table3.B2" office:value-type="string">
            <text:p text:style-name="Table_20_Contents">Pääkäyttäjä</text:p>
          </table:table-cell>
        </table:table-row>
        <table:table-row table:style-name="Table3.2">
          <table:table-cell table:style-name="Table3.A2" office:value-type="string">
            <text:p text:style-name="Table_20_Contents">Ennakko-vaatimukset</text:p>
          </table:table-cell>
          <table:table-cell table:style-name="Table3.B2" office:value-type="string">
            <text:list text:style-name="Numbering_20_1">
              <text:list-item>
                <text:p text:style-name="P7">Pääkäyttäjä on kirjautuneena järjestelmään.</text:p>
              </text:list-item>
            </text:list>
          </table:table-cell>
        </table:table-row>
        <table:table-row table:style-name="Table3.2">
          <table:table-cell table:style-name="Table3.A2" office:value-type="string">
            <text:p text:style-name="Table_20_Contents">Toiminta</text:p>
          </table:table-cell>
          <table:table-cell table:style-name="Table3.B2" office:value-type="string">
            <text:list text:style-name="Numbering_20_1">
              <text:list-item text:start-value="1">
                <text:p text:style-name="P7">Pääkäyttäjä valitsee 'Tilikaudet' valikosta.</text:p>
              </text:list-item>
              <text:list-item>
                <text:p text:style-name="P7">Pääkäyttäjä näkee listan tilikausista ja tämän yläpuolella tyhjät kentät uuden tilikauden luomista varten.</text:p>
              </text:list-item>
              <text:list-item>
                <text:p text:style-name="P7">Pääkäyttäjä syöttää tilikauden alkamis- ja loppumispäivät ja valitsee 'Lisää'.</text:p>
              </text:list-item>
              <text:list-item>
                <text:p text:style-name="P7">Pääkäyttäjä näkee listan tilikausista jossa äsken lisäämänsä tilikausi on mukana.</text:p>
              </text:list-item>
            </text:list>
          </table:table-cell>
        </table:table-row>
        <table:table-row table:style-name="Table3.2">
          <table:table-cell table:style-name="Table3.A2" office:value-type="string">
            <text:p text:style-name="Table_20_Contents">Jälkivaatimukset</text:p>
          </table:table-cell>
          <table:table-cell table:style-name="Table3.B2" office:value-type="string">
            <text:p text:style-name="Table_20_Contents">Tilikausi on lisätty järjestelmään.</text:p>
          </table:table-cell>
        </table:table-row>
        <table:table-row table:style-name="Table3.2">
          <table:table-cell table:style-name="Table3.A2" office:value-type="string">
            <text:p text:style-name="Table_20_Contents">Tärkeys</text:p>
          </table:table-cell>
          <table:table-cell table:style-name="Table3.B2" office:value-type="string">
            <text:p text:style-name="Table_20_Contents">3</text:p>
          </table:table-cell>
        </table:table-row>
        <table:table-row table:style-name="Table3.2">
          <table:table-cell table:style-name="Table3.A2" office:value-type="string">
            <text:p text:style-name="Table_20_Contents">Tilanne</text:p>
          </table:table-cell>
          <table:table-cell table:style-name="Table3.B2" office:value-type="string">
            <text:p text:style-name="Table_20_Contents">Ehdotettu</text:p>
          </table:table-cell>
        </table:table-row>
        <table:table-row table:style-name="Table3.2">
          <table:table-cell table:style-name="Table3.A2" office:value-type="string">
            <text:p text:style-name="Table_20_Contents">Testitapaukset</text:p>
          </table:table-cell>
          <table:table-cell table:style-name="Table3.B2" office:value-type="string">
            <text:p text:style-name="Table_20_Contents">-</text:p>
          </table:table-cell>
        </table:table-row>
      </table:table>
      <text:h text:style-name="Heading_20_3" text:outline-level="3">Tilikauden poisto</text:h>
      <table:table table:name="Table4" table:style-name="Table4">
        <table:table-column table:style-name="Table4.A"/>
        <table:table-column table:style-name="Table4.B"/>
        <table:table-row>
          <table:table-cell table:style-name="Table4.A1" office:value-type="string">
            <text:p text:style-name="P5">ID</text:p>
          </table:table-cell>
          <table:table-cell table:style-name="Table4.B1" office:value-type="string">
            <text:p text:style-name="P5">Käyttötapaus 1.2</text:p>
          </table:table-cell>
        </table:table-row>
        <table:table-row table:style-name="Table4.2">
          <table:table-cell table:style-name="Table4.A2" office:value-type="string">
            <text:p text:style-name="Table_20_Contents">Nimi</text:p>
          </table:table-cell>
          <table:table-cell table:style-name="Table4.B2" office:value-type="string">
            <text:p text:style-name="Table_20_Contents">Tilikauden poisto</text:p>
          </table:table-cell>
        </table:table-row>
        <table:table-row table:style-name="Table4.3">
          <table:table-cell table:style-name="Table4.A2" office:value-type="string">
            <text:p text:style-name="Table_20_Contents">Yhteenveto</text:p>
          </table:table-cell>
          <table:table-cell table:style-name="Table4.B2" office:value-type="string">
            <text:p text:style-name="Table_20_Contents">Pääkäyttäjä poistaa tilikauden järjestelmästä.</text:p>
          </table:table-cell>
        </table:table-row>
        <table:table-row table:style-name="Table4.2">
          <table:table-cell table:style-name="Table4.A2" office:value-type="string">
            <text:p text:style-name="Table_20_Contents">Toimijat</text:p>
          </table:table-cell>
          <table:table-cell table:style-name="Table4.B2" office:value-type="string">
            <text:p text:style-name="Table_20_Contents">Pääkäyttäjä</text:p>
          </table:table-cell>
        </table:table-row>
        <table:table-row table:style-name="Table4.2">
          <table:table-cell table:style-name="Table4.A2" office:value-type="string">
            <text:p text:style-name="Table_20_Contents">Ennakko-vaatimukset</text:p>
          </table:table-cell>
          <table:table-cell table:style-name="Table4.B2" office:value-type="string">
            <text:list text:style-name="Numbering_20_1">
              <text:list-item text:start-value="1">
                <text:p text:style-name="P7">Pääkäyttäjä on kirjautuneena järjestelmään.</text:p>
              </text:list-item>
              <text:list-item>
                <text:p text:style-name="P7">Järjestelmässä on vähintään yksi tilikausi.</text:p>
              </text:list-item>
            </text:list>
          </table:table-cell>
        </table:table-row>
        <table:table-row table:style-name="Table4.2">
          <table:table-cell table:style-name="Table4.A2" office:value-type="string">
            <text:p text:style-name="Table_20_Contents">Toiminta</text:p>
          </table:table-cell>
          <table:table-cell table:style-name="Table4.B2" office:value-type="string">
            <text:list text:style-name="Numbering_20_1">
              <text:list-item text:start-value="1">
                <text:p text:style-name="P7">Pääkäyttäjä valitsee 'Tilikaudet'</text:p>
              </text:list-item>
              <text:list-item>
                <text:p text:style-name="P7">Pääkäyttäjä näkee listauksen tilikausista.</text:p>
              </text:list-item>
              <text:list-item>
                <text:p text:style-name="P7">Pääkäyttäjä valitsee halutun tilikauden kohdalta 'Poista'.</text:p>
              </text:list-item>
              <text:list-item>
                <text:p text:style-name="P7">Järjestelmä pyytää varmistusta tilikauden poistosta.</text:p>
              </text:list-item>
              <text:list-item>
                <text:p text:style-name="P7">Pääkäyttäjä varmistaa haluavansa poistaa tilikauden.</text:p>
              </text:list-item>
              <text:list-item>
                <text:p text:style-name="P7">Pääkäyttäjä näkee listauksen jäljelle jääneistä tilikausista (mikäli niitä on).</text:p>
              </text:list-item>
            </text:list>
          </table:table-cell>
        </table:table-row>
        <table:table-row table:style-name="Table4.2">
          <table:table-cell table:style-name="Table4.A2" office:value-type="string">
            <text:p text:style-name="Table_20_Contents">Jälkivaatimukset</text:p>
          </table:table-cell>
          <table:table-cell table:style-name="Table4.B2" office:value-type="string">
            <text:p text:style-name="Table_20_Contents">Tilikausi on poistettu järjestelmästä.</text:p>
          </table:table-cell>
        </table:table-row>
        <table:table-row table:style-name="Table4.2">
          <table:table-cell table:style-name="Table4.A2" office:value-type="string">
            <text:p text:style-name="Table_20_Contents">Tärkeys</text:p>
          </table:table-cell>
          <table:table-cell table:style-name="Table4.B2" office:value-type="string">
            <text:p text:style-name="Table_20_Contents">2</text:p>
          </table:table-cell>
        </table:table-row>
        <table:table-row table:style-name="Table4.2">
          <table:table-cell table:style-name="Table4.A2" office:value-type="string">
            <text:p text:style-name="Table_20_Contents">Tilanne</text:p>
          </table:table-cell>
          <table:table-cell table:style-name="Table4.B2" office:value-type="string">
            <text:p text:style-name="Table_20_Contents">Ehdotettu</text:p>
          </table:table-cell>
        </table:table-row>
        <table:table-row table:style-name="Table4.2">
          <table:table-cell table:style-name="Table4.A2" office:value-type="string">
            <text:p text:style-name="Table_20_Contents">Testitapaukset</text:p>
          </table:table-cell>
          <table:table-cell table:style-name="Table4.B2" office:value-type="string">
            <text:p text:style-name="Table_20_Contents">-</text:p>
          </table:table-cell>
        </table:table-row>
      </table:table>
      <text:h text:style-name="Heading_20_3" text:outline-level="3">Tilikauden muokkaus</text:h>
      <table:table table:name="Table5" table:style-name="Table5">
        <table:table-column table:style-name="Table5.A"/>
        <table:table-column table:style-name="Table5.B"/>
        <table:table-row table:style-name="Table5.1">
          <table:table-cell table:style-name="Table5.A1" office:value-type="string">
            <text:p text:style-name="P5">ID</text:p>
          </table:table-cell>
          <table:table-cell table:style-name="Table5.B1" office:value-type="string">
            <text:p text:style-name="P5">Käyttötapaus 1.3</text:p>
          </table:table-cell>
        </table:table-row>
        <table:table-row table:style-name="Table5.2">
          <table:table-cell table:style-name="Table5.A2" office:value-type="string">
            <text:p text:style-name="Table_20_Contents">Nimi</text:p>
          </table:table-cell>
          <table:table-cell table:style-name="Table5.B2" office:value-type="string">
            <text:p text:style-name="Table_20_Contents">Tilikauden muokkaus</text:p>
          </table:table-cell>
        </table:table-row>
        <table:table-row table:style-name="Table5.3">
          <table:table-cell table:style-name="Table5.A2" office:value-type="string">
            <text:p text:style-name="Table_20_Contents">Yhteenveto</text:p>
          </table:table-cell>
          <table:table-cell table:style-name="Table5.B2" office:value-type="string">
            <text:p text:style-name="Table_20_Contents">Pääkäyttäjä muokkaa tilikauden tietoja.</text:p>
          </table:table-cell>
        </table:table-row>
        <table:table-row table:style-name="Table5.2">
          <table:table-cell table:style-name="Table5.A2" office:value-type="string">
            <text:p text:style-name="Table_20_Contents">Toimijat</text:p>
          </table:table-cell>
          <table:table-cell table:style-name="Table5.B2" office:value-type="string">
            <text:p text:style-name="Table_20_Contents">Pääkäyttäjä</text:p>
          </table:table-cell>
        </table:table-row>
        <table:table-row table:style-name="Table5.2">
          <table:table-cell table:style-name="Table5.A2" office:value-type="string">
            <text:p text:style-name="Table_20_Contents">Ennakko-vaatimukset</text:p>
          </table:table-cell>
          <table:table-cell table:style-name="Table5.B2" office:value-type="string">
            <text:list text:style-name="Numbering_20_1">
              <text:list-item text:start-value="1">
                <text:p text:style-name="P7">Pääkäyttäjä on kirjautuneena järjestelmään</text:p>
              </text:list-item>
              <text:list-item>
                <text:p text:style-name="P7">Järjestelmässä on vähintään yksi tilikausi.</text:p>
              </text:list-item>
            </text:list>
          </table:table-cell>
        </table:table-row>
        <table:table-row table:style-name="Table5.2">
          <table:table-cell table:style-name="Table5.A2" office:value-type="string">
            <text:p text:style-name="Table_20_Contents">Toiminta</text:p>
          </table:table-cell>
          <table:table-cell table:style-name="Table5.B2" office:value-type="string">
            <text:list text:style-name="Numbering_20_1">
              <text:list-item text:start-value="1">
                <text:p text:style-name="P7">Pääkäyttäjä valitsee 'Tilikaudet'</text:p>
              </text:list-item>
              <text:list-item>
                <text:p text:style-name="P7">Pääkäyttäjä näkee listauksen tilikausista.</text:p>
              </text:list-item>
              <text:list-item>
                <text:p text:style-name="P7">Pääkäyttäjä klikkaa halutun tilikauden kenttää jota haluaa muokata.</text:p>
              </text:list-item>
              <text:list-item>
                <text:p text:style-name="P7">Tilikauden kentät muuttuvat muokattaviksi ja näitten yhteyteen tulee napit 'Tallenna' ja 'Peru'.</text:p>
              </text:list-item>
              <text:list-item>
                <text:p text:style-name="P7">Pääkäyttäjä muokkaa haluamaansa tietoja.</text:p>
              </text:list-item>
              <text:list-item>
                <text:p text:style-name="P7">Pääkäyttäjä valitsee 'Tallenna'.</text:p>
              </text:list-item>
            </text:list>
          </table:table-cell>
        </table:table-row>
        <table:table-row table:style-name="Table5.2">
          <table:table-cell table:style-name="Table5.A2" office:value-type="string">
            <text:p text:style-name="Table_20_Contents">Jälkivaatimukset</text:p>
          </table:table-cell>
          <table:table-cell table:style-name="Table5.B2" office:value-type="string">
            <text:p text:style-name="Table_20_Contents">Tilikauden muutetut tiedot on tallennettu järjestelmään.</text:p>
          </table:table-cell>
        </table:table-row>
        <table:table-row table:style-name="Table5.2">
          <table:table-cell table:style-name="Table5.A2" office:value-type="string">
            <text:p text:style-name="Table_20_Contents">Tärkeys</text:p>
          </table:table-cell>
          <table:table-cell table:style-name="Table5.B2" office:value-type="string">
            <text:p text:style-name="Table_20_Contents">2</text:p>
          </table:table-cell>
        </table:table-row>
        <table:table-row table:style-name="Table5.2">
          <table:table-cell table:style-name="Table5.A2" office:value-type="string">
            <text:p text:style-name="Table_20_Contents">Tilanne</text:p>
          </table:table-cell>
          <table:table-cell table:style-name="Table5.B2" office:value-type="string">
            <text:p text:style-name="Table_20_Contents">Ehdotettu</text:p>
          </table:table-cell>
        </table:table-row>
        <table:table-row table:style-name="Table5.2">
          <table:table-cell table:style-name="Table5.A2" office:value-type="string">
            <text:p text:style-name="Table_20_Contents">Testitapaukset</text:p>
          </table:table-cell>
          <table:table-cell table:style-name="Table5.B2" office:value-type="string">
            <text:p text:style-name="Table_20_Contents">-</text:p>
          </table:table-cell>
        </table:table-row>
      </table:table>
      <text:h text:style-name="Heading_20_3" text:outline-level="3">Tilinavausvientien teko manuaalisesti</text:h>
      <table:table table:name="Table1" table:style-name="Table1">
        <table:table-column table:style-name="Table1.A"/>
        <table:table-column table:style-name="Table1.B"/>
        <table:table-header-rows>
          <table:table-row table:style-name="Table1.1">
            <table:table-cell table:style-name="Table1.A1" office:value-type="string">
              <text:p text:style-name="P5">ID</text:p>
            </table:table-cell>
            <table:table-cell table:style-name="Table1.B1" office:value-type="string">
              <text:p text:style-name="P5">Käyttötapaus 1.4</text:p>
            </table:table-cell>
          </table:table-row>
        </table:table-header-rows>
        <table:table-row table:style-name="Table1.2">
          <table:table-cell table:style-name="Table1.A2" office:value-type="string">
            <text:p text:style-name="Table_20_Contents">Nimi</text:p>
          </table:table-cell>
          <table:table-cell table:style-name="Table1.B2" office:value-type="string">
            <text:p text:style-name="Table_20_Contents">Tilinavausvientien teko manuaalisesti</text:p>
          </table:table-cell>
        </table:table-row>
        <table:table-row table:style-name="Table1.3">
          <table:table-cell table:style-name="Table1.A2" office:value-type="string">
            <text:p text:style-name="Table_20_Contents">Yhteenveto</text:p>
          </table:table-cell>
          <table:table-cell table:style-name="Table1.B2" office:value-type="string">
            <text:p text:style-name="Table_20_Contents">Pääkäyttäjä aloittaa uuden tilikauden tekemällä tilinavauksen.</text:p>
          </table:table-cell>
        </table:table-row>
        <table:table-row table:style-name="Table1.2">
          <table:table-cell table:style-name="Table1.A2" office:value-type="string">
            <text:p text:style-name="Table_20_Contents">Toimijat</text:p>
          </table:table-cell>
          <table:table-cell table:style-name="Table1.B2" office:value-type="string">
            <text:p text:style-name="Table_20_Contents">Pääkäyttäjä</text:p>
          </table:table-cell>
        </table:table-row>
        <table:table-row table:style-name="Table1.2">
          <table:table-cell table:style-name="Table1.A2" office:value-type="string">
            <text:p text:style-name="Table_20_Contents">Ennakko-vaatimukset</text:p>
          </table:table-cell>
          <table:table-cell table:style-name="Table1.B2" office:value-type="string">
            <text:list text:style-name="Numbering_20_1">
              <text:list-item text:start-value="1">
                <text:p text:style-name="P7">a)Edelliseltä tilikaudelta on tehty tilinpäätös ja tilinpäätöstiedot ovat pääkäyttäjän tiedossa.</text:p>
                <text:p text:style-name="P7">tai</text:p>
              </text:list-item>
            </text:list>
            <text:list text:style-name="Numbering_20_1">
              <text:list-item text:start-value="1">
                <text:p text:style-name="P7">b) Kyseessä on yhdistyksen ensimmäinen tilikausi.</text:p>
              </text:list-item>
              <text:list-item>
                <text:p text:style-name="P7">Tilikartta on järjestelmässä.</text:p>
              </text:list-item>
              <text:list-item>
                <text:p text:style-name="P7">Uusi tilikausi on järjestelmässä.</text:p>
              </text:list-item>
              <text:list-item>
                <text:p text:style-name="P7">Pääkäyttäjä on kirjautuneena järjestelmään.</text:p>
              </text:list-item>
            </text:list>
          </table:table-cell>
        </table:table-row>
        <table:table-row table:style-name="Table1.2">
          <table:table-cell table:style-name="Table1.A2" office:value-type="string">
            <text:p text:style-name="Table_20_Contents">Toiminta</text:p>
          </table:table-cell>
          <table:table-cell table:style-name="Table1.B2" office:value-type="string">
            <text:list text:style-name="Numbering_20_1">
              <text:list-item text:start-value="1">
                <text:p text:style-name="P7">Pääkäyttäjä valitsee 'Tilinavaus'</text:p>
              </text:list-item>
              <text:list-item>
                <text:p text:style-name="P7">Pääkäyttäjältä pyydetään avattavaa tilikautta.</text:p>
              </text:list-item>
              <text:list-item>
                <text:p text:style-name="P7">Pääkäyttäjä valitsee tilikauden jonka hän haluaa avata.</text:p>
              </text:list-item>
              <text:list-item>
                <text:p text:style-name="P7">Pääkäyttäjä näkee listan tilitapahtumia. Jokaista tiliä varten on yksi tilitapahtuma jonka selitteenä on 'Tilinavaus'. Pääkäyttäjä voi syöttää jokaiselle tilille summan. Jokaisen tilin kohdalla on merkitty tilin nimi, numero ja onko se tase- vai tulostili.</text:p>
              </text:list-item>
              <text:list-item>
                <text:p text:style-name="P7">Pääkäyttäjä syöttää summat halutuille tileille.</text:p>
              </text:list-item>
              <text:list-item>
                <text:p text:style-name="P7">Pääkäyttäjä hyväksyy tilinavauksen.</text:p>
              </text:list-item>
              <text:list-item>
                <text:p text:style-name="P7">Järjestelmä tarkistaa ja suorittaa tilinavauksen.</text:p>
              </text:list-item>
            </text:list>
          </table:table-cell>
        </table:table-row>
        <table:table-row table:style-name="Table1.2">
          <table:table-cell table:style-name="Table1.A2" office:value-type="string">
            <text:p text:style-name="Table_20_Contents">Jälkivaatimukset</text:p>
          </table:table-cell>
          <table:table-cell table:style-name="Table1.B2" office:value-type="string">
            <text:list text:style-name="Numbering_20_1">
              <text:list-item text:start-value="1">
                <text:p text:style-name="P7">Tilinavaus on tehty</text:p>
              </text:list-item>
              <text:list-item>
                <text:p text:style-name="P7">Tulos- ja tasetilien summa on 0.</text:p>
              </text:list-item>
            </text:list>
          </table:table-cell>
        </table:table-row>
        <table:table-row table:style-name="Table1.2">
          <table:table-cell table:style-name="Table1.A2" office:value-type="string">
            <text:p text:style-name="Table_20_Contents">Tärkeys</text:p>
          </table:table-cell>
          <table:table-cell table:style-name="Table1.B2" office:value-type="string">
            <text:p text:style-name="Table_20_Contents">3</text:p>
          </table:table-cell>
        </table:table-row>
        <table:table-row table:style-name="Table1.2">
          <table:table-cell table:style-name="Table1.A2" office:value-type="string">
            <text:p text:style-name="Table_20_Contents">Tilanne</text:p>
          </table:table-cell>
          <table:table-cell table:style-name="Table1.B2" office:value-type="string">
            <text:p text:style-name="Table_20_Contents">Ehdotettu.</text:p>
          </table:table-cell>
        </table:table-row>
        <table:table-row table:style-name="Table1.2">
          <table:table-cell table:style-name="Table1.A2" office:value-type="string">
            <text:p text:style-name="Table_20_Contents">Testitapaukset</text:p>
          </table:table-cell>
          <table:table-cell table:style-name="Table1.B2" office:value-type="string">
            <text:p text:style-name="Table_20_Contents">-</text:p>
          </table:table-cell>
        </table:table-row>
      </table:table>
      <text:h text:style-name="Heading_20_3" text:outline-level="3">Tilinavausvientien teko automaattisesti</text:h>
      <table:table table:name="Table2" table:style-name="Table2">
        <table:table-column table:style-name="Table2.A"/>
        <table:table-column table:style-name="Table2.B"/>
        <table:table-row>
          <table:table-cell table:style-name="Table2.A1" office:value-type="string">
            <text:p text:style-name="P5">ID</text:p>
          </table:table-cell>
          <table:table-cell table:style-name="Table2.B1" office:value-type="string">
            <text:p text:style-name="P5">Käyttötapaus 1.5</text:p>
          </table:table-cell>
        </table:table-row>
        <table:table-row table:style-name="Table2.2">
          <table:table-cell table:style-name="Table2.A2" office:value-type="string">
            <text:p text:style-name="Table_20_Contents">Nimi</text:p>
          </table:table-cell>
          <table:table-cell table:style-name="Table2.B2" office:value-type="string">
            <text:p text:style-name="Table_20_Contents">Tilinavausvientien teko automaattisesti.</text:p>
          </table:table-cell>
        </table:table-row>
        <table:table-row table:style-name="Table2.3">
          <table:table-cell table:style-name="Table2.A2" office:value-type="string">
            <text:p text:style-name="Table_20_Contents">Yhteenveto</text:p>
          </table:table-cell>
          <table:table-cell table:style-name="Table2.B2" office:value-type="string">
            <text:p text:style-name="Table_20_Contents">Pääkäyttäjä aloittaa uuden tilikauden tekemällä tilinavauksen.</text:p>
          </table:table-cell>
        </table:table-row>
        <table:table-row table:style-name="Table2.2">
          <table:table-cell table:style-name="Table2.A2" office:value-type="string">
            <text:p text:style-name="Table_20_Contents">Toimijat</text:p>
          </table:table-cell>
          <table:table-cell table:style-name="Table2.B2" office:value-type="string">
            <text:p text:style-name="Table_20_Contents">Pääkäyttäjä</text:p>
          </table:table-cell>
        </table:table-row>
        <table:table-row table:style-name="Table2.2">
          <table:table-cell table:style-name="Table2.A2" office:value-type="string">
            <text:p text:style-name="Table_20_Contents">Ennakko-vaatimukset</text:p>
          </table:table-cell>
          <table:table-cell table:style-name="Table2.B2" office:value-type="string">
            <text:list text:style-name="Numbering_20_1">
              <text:list-item text:start-value="1">
                <text:p text:style-name="P7">a)Edelliseltä tilikaudelta on tehty tilinpäätös ja tilinpäätöstiedot ovat järjestelmässä</text:p>
              </text:list-item>
              <text:list-item>
                <text:p text:style-name="P7">Tilikartta on järjestelmässä.</text:p>
              </text:list-item>
              <text:list-item>
                <text:p text:style-name="P7">Uusi tilikausi on järjestelmässä.</text:p>
              </text:list-item>
              <text:list-item>
                <text:p text:style-name="P7">Pääkäyttäjä on kirjautuneena järjestelmään.</text:p>
              </text:list-item>
            </text:list>
          </table:table-cell>
        </table:table-row>
        <table:table-row table:style-name="Table2.2">
          <table:table-cell table:style-name="Table2.A2" office:value-type="string">
            <text:p text:style-name="Table_20_Contents">Toiminta</text:p>
          </table:table-cell>
          <table:table-cell table:style-name="Table2.B2" office:value-type="string">
            <text:list text:style-name="Numbering_20_1">
              <text:list-item text:start-value="1">
                <text:p text:style-name="P7">Pääkäyttäjä valitsee 'Tilinavaus'</text:p>
              </text:list-item>
              <text:list-item>
                <text:p text:style-name="P7">Pääkäyttäjältä pyydetään avattavaa tilikautta.</text:p>
              </text:list-item>
              <text:list-item>
                <text:p text:style-name="P7">Pääkäyttäjä valitsee tilikauden jonka hän haluaa avata.</text:p>
              </text:list-item>
              <text:list-item>
                <text:p text:style-name="P7">Pääkäyttäjä näkee listan tilitapahtumia. Jokaista tiliä varten on yksi tilitapahtuma jonka selitteenä on 'Tilinavaus'. Jokaisen tilin kohdalla on merkitty summa joka on otettu edellisen tilikauden tilinpäätöksestä. Pääkäyttä voi halutessaan muokata näitä. Jokaisen tilin kohdalla on myös merkitty tilin nimi, numero ja onko se tase- vai tulostili.</text:p>
              </text:list-item>
              <text:list-item>
                <text:p text:style-name="P7">Pääkäyttäjä tarkistaa tilien summat.</text:p>
              </text:list-item>
              <text:list-item>
                <text:p text:style-name="P7">Pääkäyttäjä hyväksyy tilinavauksen.</text:p>
              </text:list-item>
              <text:list-item>
                <text:p text:style-name="P7">Järjestelmä tarkistaa ja suorittaa tilinavauksen.</text:p>
              </text:list-item>
            </text:list>
          </table:table-cell>
        </table:table-row>
        <table:table-row table:style-name="Table2.2">
          <table:table-cell table:style-name="Table2.A2" office:value-type="string">
            <text:p text:style-name="Table_20_Contents">Jälkivaatimukset</text:p>
          </table:table-cell>
          <table:table-cell table:style-name="Table2.B2" office:value-type="string">
            <text:list text:style-name="Numbering_20_1">
              <text:list-item text:start-value="1">
                <text:p text:style-name="P7">Tilinavaus on tehty</text:p>
              </text:list-item>
              <text:list-item>
                <text:p text:style-name="P7">Tulos- ja tasetilien summa on 0.</text:p>
              </text:list-item>
            </text:list>
          </table:table-cell>
        </table:table-row>
        <table:table-row table:style-name="Table2.2">
          <table:table-cell table:style-name="Table2.A2" office:value-type="string">
            <text:p text:style-name="Table_20_Contents">Tärkeys</text:p>
          </table:table-cell>
          <table:table-cell table:style-name="Table2.B2" office:value-type="string">
            <text:p text:style-name="Table_20_Contents">3</text:p>
          </table:table-cell>
        </table:table-row>
        <table:table-row table:style-name="Table2.2">
          <table:table-cell table:style-name="Table2.A2" office:value-type="string">
            <text:p text:style-name="Table_20_Contents">Tilanne</text:p>
          </table:table-cell>
          <table:table-cell table:style-name="Table2.B2" office:value-type="string">
            <text:p text:style-name="Table_20_Contents">Ehdotettu.</text:p>
          </table:table-cell>
        </table:table-row>
        <table:table-row table:style-name="Table2.2">
          <table:table-cell table:style-name="Table2.A2" office:value-type="string">
            <text:p text:style-name="Table_20_Contents">Testitapaukset</text:p>
          </table:table-cell>
          <table:table-cell table:style-name="Table2.B2" office:value-type="string">
            <text:p text:style-name="Table_20_Contents">-</text:p>
          </table:table-cell>
        </table:table-row>
      </table:table>
      <text:h text:style-name="Heading_20_3" text:outline-level="3">Tilitapahtuman lisääminen</text:h>
      <table:table table:name="Table6" table:style-name="Table6">
        <table:table-column table:style-name="Table6.A"/>
        <table:table-column table:style-name="Table6.B"/>
        <table:table-row>
          <table:table-cell table:style-name="Table6.A1" office:value-type="string">
            <text:p text:style-name="P5">ID</text:p>
          </table:table-cell>
          <table:table-cell table:style-name="Table6.B1" office:value-type="string">
            <text:p text:style-name="P5">Käyttötapaus 1.6</text:p>
          </table:table-cell>
        </table:table-row>
        <table:table-row table:style-name="Table6.2">
          <table:table-cell table:style-name="Table6.A2" office:value-type="string">
            <text:p text:style-name="Table_20_Contents">Nimi</text:p>
          </table:table-cell>
          <table:table-cell table:style-name="Table6.B2" office:value-type="string">
            <text:p text:style-name="Table_20_Contents">Tilitapahtuman lisääminen</text:p>
          </table:table-cell>
        </table:table-row>
        <table:table-row table:style-name="Table6.3">
          <table:table-cell table:style-name="Table6.A2" office:value-type="string">
            <text:p text:style-name="Table_20_Contents">Yhteenveto</text:p>
          </table:table-cell>
          <table:table-cell table:style-name="Table6.B2" office:value-type="string">
            <text:p text:style-name="Table_20_Contents">Pääkäyttäjä lisää tilitapahtuman.</text:p>
          </table:table-cell>
        </table:table-row>
        <table:table-row table:style-name="Table6.2">
          <table:table-cell table:style-name="Table6.A2" office:value-type="string">
            <text:p text:style-name="Table_20_Contents">Toimijat</text:p>
          </table:table-cell>
          <table:table-cell table:style-name="Table6.B2" office:value-type="string">
            <text:p text:style-name="Table_20_Contents">Pääkäyttäjä</text:p>
          </table:table-cell>
        </table:table-row>
        <table:table-row table:style-name="Table6.2">
          <table:table-cell table:style-name="Table6.A2" office:value-type="string">
            <text:p text:style-name="Table_20_Contents">Ennakko-vaatimukset</text:p>
          </table:table-cell>
          <table:table-cell table:style-name="Table6.B2" office:value-type="string">
            <text:list text:style-name="Numbering_20_1">
              <text:list-item text:start-value="1">
                <text:p text:style-name="P7">Järjestelmässä on avattu tilikausi.</text:p>
              </text:list-item>
              <text:list-item>
                <text:p text:style-name="P7">Järjestelmässä on tilikartta.</text:p>
              </text:list-item>
              <text:list-item>
                <text:p text:style-name="P7">Pääkäyttäjä on kirjautuneena järjestelmään.</text:p>
              </text:list-item>
            </text:list>
          </table:table-cell>
        </table:table-row>
        <table:table-row table:style-name="Table6.2">
          <table:table-cell table:style-name="Table6.A2" office:value-type="string">
            <text:p text:style-name="Table_20_Contents">Toiminta</text:p>
          </table:table-cell>
          <table:table-cell table:style-name="Table6.B2" office:value-type="string">
            <text:list text:style-name="Numbering_20_1">
              <text:list-item text:start-value="1">
                <text:p text:style-name="P7">Pääkäyttäjä valitsee 'Päiväkirja'.</text:p>
              </text:list-item>
              <text:list-item>
                <text:p text:style-name="P7">Pääkäyttäjä näkee päiväkirjan ja sen yläpuolella rivin jossa on tyhjät kentät tilitapahtuman jokaista kenttää varten. Tämän vieressä on nappi 'Lisää'.</text:p>
              </text:list-item>
              <text:list-item>
                <text:p text:style-name="P7">Pääkäyttäjä syöttää tapahtuman selitteen ja summan.</text:p>
              </text:list-item>
              <text:list-item>
                <text:p text:style-name="P7">Käyttäjä valitsee tapahtuman päivämäärän.</text:p>
              </text:list-item>
              <text:list-item>
                <text:p text:style-name="P7">Pääkäyttäjä valitsee tapahtuman debet- ja kredit-tilit.</text:p>
              </text:list-item>
              <text:list-item>
                <text:p text:style-name="P7">Pääkäyttäjä valitsee 'Lisää'.</text:p>
              </text:list-item>
            </text:list>
          </table:table-cell>
        </table:table-row>
        <table:table-row table:style-name="Table6.2">
          <table:table-cell table:style-name="Table6.A2" office:value-type="string">
            <text:p text:style-name="Table_20_Contents">Jälkivaatimukset</text:p>
          </table:table-cell>
          <table:table-cell table:style-name="Table6.B2" office:value-type="string">
            <text:list text:style-name="Numbering_20_1">
              <text:list-item text:start-value="1">
                <text:p text:style-name="P7">Tilitapahtuma on lisätty järjestelmään.</text:p>
              </text:list-item>
            </text:list>
          </table:table-cell>
        </table:table-row>
        <table:table-row table:style-name="Table6.2">
          <table:table-cell table:style-name="Table6.A2" office:value-type="string">
            <text:p text:style-name="Table_20_Contents">Tärkeys</text:p>
          </table:table-cell>
          <table:table-cell table:style-name="Table6.B2" office:value-type="string">
            <text:p text:style-name="Table_20_Contents">3</text:p>
          </table:table-cell>
        </table:table-row>
        <table:table-row table:style-name="Table6.2">
          <table:table-cell table:style-name="Table6.A2" office:value-type="string">
            <text:p text:style-name="Table_20_Contents">Tilanne</text:p>
          </table:table-cell>
          <table:table-cell table:style-name="Table6.B2" office:value-type="string">
            <text:p text:style-name="Table_20_Contents">Ehdotettu.</text:p>
          </table:table-cell>
        </table:table-row>
        <table:table-row table:style-name="Table6.2">
          <table:table-cell table:style-name="Table6.A2" office:value-type="string">
            <text:p text:style-name="Table_20_Contents">Testitapaukset</text:p>
          </table:table-cell>
          <table:table-cell table:style-name="Table6.B2" office:value-type="string">
            <text:p text:style-name="Table_20_Contents">-</text:p>
          </table:table-cell>
        </table:table-row>
      </table:table>
      <text:h text:style-name="P8" text:outline-level="3">Tilitapahtuman muokkaus</text:h>
      <table:table table:name="Table7" table:style-name="Table7">
        <table:table-column table:style-name="Table7.A"/>
        <table:table-column table:style-name="Table7.B"/>
        <table:table-row table:style-name="Table7.1">
          <table:table-cell table:style-name="Table7.A1" office:value-type="string">
            <text:p text:style-name="P5">ID</text:p>
          </table:table-cell>
          <table:table-cell table:style-name="Table7.B1" office:value-type="string">
            <text:p text:style-name="P5">Käyttötapaus 1.7</text:p>
          </table:table-cell>
        </table:table-row>
        <table:table-row table:style-name="Table7.2">
          <table:table-cell table:style-name="Table7.A2" office:value-type="string">
            <text:p text:style-name="Table_20_Contents">Nimi</text:p>
          </table:table-cell>
          <table:table-cell table:style-name="Table7.B2" office:value-type="string">
            <text:p text:style-name="Table_20_Contents">Tilitapahtuman muokkaus</text:p>
          </table:table-cell>
        </table:table-row>
        <table:table-row table:style-name="Table7.3">
          <table:table-cell table:style-name="Table7.A2" office:value-type="string">
            <text:p text:style-name="Table_20_Contents">Yhteenveto</text:p>
          </table:table-cell>
          <table:table-cell table:style-name="Table7.B2" office:value-type="string">
            <text:p text:style-name="Table_20_Contents">Pääkäyttäjä muokkaa tilitapahtumaa, esim. korjaa virheellisen summan</text:p>
          </table:table-cell>
        </table:table-row>
        <table:table-row table:style-name="Table7.2">
          <table:table-cell table:style-name="Table7.A2" office:value-type="string">
            <text:p text:style-name="Table_20_Contents">Toimijat</text:p>
          </table:table-cell>
          <table:table-cell table:style-name="Table7.B2" office:value-type="string">
            <text:p text:style-name="Table_20_Contents">Pääkäyttäjä</text:p>
          </table:table-cell>
        </table:table-row>
        <table:table-row table:style-name="Table7.2">
          <table:table-cell table:style-name="Table7.A2" office:value-type="string">
            <text:p text:style-name="Table_20_Contents">Ennakko-vaatimukset</text:p>
          </table:table-cell>
          <table:table-cell table:style-name="Table7.B2" office:value-type="string">
            <text:list text:style-name="Numbering_20_1">
              <text:list-item text:start-value="1">
                <text:p text:style-name="P7">On olemassa vähintään yksi tilitapahtuma.</text:p>
              </text:list-item>
              <text:list-item>
                <text:p text:style-name="P7">Pääkäyttäjä on kirjautuneena järjestelmään.</text:p>
              </text:list-item>
            </text:list>
          </table:table-cell>
        </table:table-row>
        <table:table-row table:style-name="Table7.2">
          <table:table-cell table:style-name="Table7.A2" office:value-type="string">
            <text:p text:style-name="Table_20_Contents">Toiminta</text:p>
          </table:table-cell>
          <table:table-cell table:style-name="Table7.B2" office:value-type="string">
            <text:list text:style-name="Numbering_20_1">
              <text:list-item text:start-value="1">
                <text:p text:style-name="P7">Pääkäyttäjä selaa kirjanpitoa joko päivä- tai pääkirjan kautta</text:p>
              </text:list-item>
              <text:list-item>
                <text:p text:style-name="P7">Pääkäyttäjä napsauttaa tapahtumaa jota haluaa muokata.</text:p>
              </text:list-item>
              <text:list-item>
                <text:p text:style-name="P7">Tapahtuman kentät muuttuvat muokattaviksi ja näitten yhteyteen tulee napit 'Tallenna' ja 'Peru'. </text:p>
              </text:list-item>
              <text:list-item>
                <text:p text:style-name="P7">Pääkäyttäjä korjaa tapahtuman tiedot, esim. muokkaa summaa.</text:p>
              </text:list-item>
              <text:list-item>
                <text:p text:style-name="P7">Pääkäyttäjä valitsee 'Tallenna'.</text:p>
              </text:list-item>
              <text:list-item>
                <text:p text:style-name="P7">Pääkäyttäjä näkee edellisen näkymän jossa ko. tilitapahtuman tiedot ovat päivittyneet.</text:p>
              </text:list-item>
            </text:list>
          </table:table-cell>
        </table:table-row>
        <table:table-row table:style-name="Table7.2">
          <table:table-cell table:style-name="Table7.A2" office:value-type="string">
            <text:p text:style-name="Table_20_Contents">Jälkivaatimukset</text:p>
          </table:table-cell>
          <table:table-cell table:style-name="Table7.B2" office:value-type="string">
            <text:list text:style-name="Numbering_20_1">
              <text:list-item text:start-value="1">
                <text:p text:style-name="P7">Tilitapahtuman muokkaus on tallennettu järjestelmään.</text:p>
              </text:list-item>
            </text:list>
          </table:table-cell>
        </table:table-row>
        <table:table-row table:style-name="Table7.2">
          <table:table-cell table:style-name="Table7.A2" office:value-type="string">
            <text:p text:style-name="Table_20_Contents">Tärkeys</text:p>
          </table:table-cell>
          <table:table-cell table:style-name="Table7.B2" office:value-type="string">
            <text:p text:style-name="Table_20_Contents">2</text:p>
          </table:table-cell>
        </table:table-row>
        <table:table-row table:style-name="Table7.2">
          <table:table-cell table:style-name="Table7.A2" office:value-type="string">
            <text:p text:style-name="Table_20_Contents">Tilanne</text:p>
          </table:table-cell>
          <table:table-cell table:style-name="Table7.B2" office:value-type="string">
            <text:p text:style-name="Table_20_Contents">Ehdotettu.</text:p>
          </table:table-cell>
        </table:table-row>
        <table:table-row table:style-name="Table7.2">
          <table:table-cell table:style-name="Table7.A2" office:value-type="string">
            <text:p text:style-name="Table_20_Contents">Testitapaukset</text:p>
          </table:table-cell>
          <table:table-cell table:style-name="Table7.B2" office:value-type="string">
            <text:p text:style-name="Table_20_Contents">-</text:p>
          </table:table-cell>
        </table:table-row>
      </table:table>
      <text:h text:style-name="Heading_20_3" text:outline-level="3">Tilitapahtuman poisto</text:h>
      <table:table table:name="Table8" table:style-name="Table8">
        <table:table-column table:style-name="Table8.A"/>
        <table:table-column table:style-name="Table8.B"/>
        <table:table-row>
          <table:table-cell table:style-name="Table8.A1" office:value-type="string">
            <text:p text:style-name="P5">ID</text:p>
          </table:table-cell>
          <table:table-cell table:style-name="Table8.B1" office:value-type="string">
            <text:p text:style-name="P5">Käyttötapaus 1.8</text:p>
          </table:table-cell>
        </table:table-row>
        <table:table-row table:style-name="Table8.2">
          <table:table-cell table:style-name="Table8.A2" office:value-type="string">
            <text:p text:style-name="Table_20_Contents">Nimi</text:p>
          </table:table-cell>
          <table:table-cell table:style-name="Table8.B2" office:value-type="string">
            <text:p text:style-name="Table_20_Contents">Tilitapahtuman poisto.</text:p>
          </table:table-cell>
        </table:table-row>
        <table:table-row table:style-name="Table8.3">
          <table:table-cell table:style-name="Table8.A2" office:value-type="string">
            <text:p text:style-name="Table_20_Contents">Yhteenveto</text:p>
          </table:table-cell>
          <table:table-cell table:style-name="Table8.B2" office:value-type="string">
            <text:p text:style-name="Table_20_Contents">Pääkäyttäjä poistaa (virheellisen) tilitapahtuman.</text:p>
          </table:table-cell>
        </table:table-row>
        <table:table-row table:style-name="Table8.2">
          <table:table-cell table:style-name="Table8.A2" office:value-type="string">
            <text:p text:style-name="Table_20_Contents">Toimijat</text:p>
          </table:table-cell>
          <table:table-cell table:style-name="Table8.B2" office:value-type="string">
            <text:p text:style-name="Table_20_Contents">Pääkäyttäjä</text:p>
          </table:table-cell>
        </table:table-row>
        <table:table-row table:style-name="Table8.2">
          <table:table-cell table:style-name="Table8.A2" office:value-type="string">
            <text:p text:style-name="Table_20_Contents">Ennakko-vaatimukset</text:p>
          </table:table-cell>
          <table:table-cell table:style-name="Table8.B2" office:value-type="string">
            <text:list text:style-name="Numbering_20_1">
              <text:list-item text:start-value="1">
                <text:p text:style-name="P7">On olemassa vähintään yksi tilitapahtuma.</text:p>
              </text:list-item>
              <text:list-item>
                <text:p text:style-name="P7">Pääkäyttäjä on kirjautuneena järjestelmään.</text:p>
              </text:list-item>
            </text:list>
          </table:table-cell>
        </table:table-row>
        <table:table-row table:style-name="Table8.2">
          <table:table-cell table:style-name="Table8.A2" office:value-type="string">
            <text:p text:style-name="Table_20_Contents">Toiminta</text:p>
          </table:table-cell>
          <table:table-cell table:style-name="Table8.B2" office:value-type="string">
            <text:list text:style-name="Numbering_20_1">
              <text:list-item text:start-value="1">
                <text:p text:style-name="P7">Pääkäyttäjä selaa kirjanpitoa joko päivä- tai pääkirjan kautta</text:p>
              </text:list-item>
              <text:list-item>
                <text:p text:style-name="P7">Pääkäyttäjä löytää haluamansa tapahtuman.</text:p>
              </text:list-item>
              <text:list-item>
                <text:p text:style-name="P7">Pääkäyttäjä valitsee sen kohdalta 'Poista'.</text:p>
              </text:list-item>
              <text:list-item>
                <text:p text:style-name="P7">Järjestelmä pyytää varmistusta tilitapahtuman poistosta.</text:p>
              </text:list-item>
              <text:list-item>
                <text:p text:style-name="P7">Pääkäyttäjä varmistaa haluavansa poistaa tilitapahtuman.</text:p>
              </text:list-item>
              <text:list-item>
                <text:p text:style-name="P7">Pääkäyttäjä näkee edellisen näkymän jossa ko. tilitapahtuma on poistettu.</text:p>
              </text:list-item>
            </text:list>
          </table:table-cell>
        </table:table-row>
        <table:table-row table:style-name="Table8.2">
          <table:table-cell table:style-name="Table8.A2" office:value-type="string">
            <text:p text:style-name="Table_20_Contents">Jälkivaatimukset</text:p>
          </table:table-cell>
          <table:table-cell table:style-name="Table8.B2" office:value-type="string">
            <text:list text:style-name="Numbering_20_1">
              <text:list-item text:start-value="1">
                <text:p text:style-name="P7">Tilitapahtuma on poistettu järjestelmästä.</text:p>
              </text:list-item>
            </text:list>
          </table:table-cell>
        </table:table-row>
        <table:table-row table:style-name="Table8.2">
          <table:table-cell table:style-name="Table8.A2" office:value-type="string">
            <text:p text:style-name="Table_20_Contents">Tärkeys</text:p>
          </table:table-cell>
          <table:table-cell table:style-name="Table8.B2" office:value-type="string">
            <text:p text:style-name="Table_20_Contents">3</text:p>
          </table:table-cell>
        </table:table-row>
        <table:table-row table:style-name="Table8.2">
          <table:table-cell table:style-name="Table8.A2" office:value-type="string">
            <text:p text:style-name="Table_20_Contents">Tilanne</text:p>
          </table:table-cell>
          <table:table-cell table:style-name="Table8.B2" office:value-type="string">
            <text:p text:style-name="Table_20_Contents">Ehdotettu.</text:p>
          </table:table-cell>
        </table:table-row>
        <table:table-row table:style-name="Table8.2">
          <table:table-cell table:style-name="Table8.A2" office:value-type="string">
            <text:p text:style-name="Table_20_Contents">Testitapaukset</text:p>
          </table:table-cell>
          <table:table-cell table:style-name="Table8.B2" office:value-type="string">
            <text:p text:style-name="Table_20_Contents">-</text:p>
          </table:table-cell>
        </table:table-row>
      </table:table>
      <text:h text:style-name="Heading_20_3" text:outline-level="3">Tilitapahtuman haku selaamalla</text:h>
      <table:table table:name="Table9" table:style-name="Table9">
        <table:table-column table:style-name="Table9.A"/>
        <table:table-column table:style-name="Table9.B"/>
        <table:table-row>
          <table:table-cell table:style-name="Table9.A1" office:value-type="string">
            <text:p text:style-name="P5">ID</text:p>
          </table:table-cell>
          <table:table-cell table:style-name="Table9.B1" office:value-type="string">
            <text:p text:style-name="P5">Käyttötapaus 1.9</text:p>
          </table:table-cell>
        </table:table-row>
        <table:table-row table:style-name="Table9.2">
          <table:table-cell table:style-name="Table9.A2" office:value-type="string">
            <text:p text:style-name="Table_20_Contents">Nimi</text:p>
          </table:table-cell>
          <table:table-cell table:style-name="Table9.B2" office:value-type="string">
            <text:p text:style-name="Table_20_Contents">Tilitapahtuman haku selaamalla</text:p>
          </table:table-cell>
        </table:table-row>
        <table:table-row table:style-name="Table9.3">
          <table:table-cell table:style-name="Table9.A2" office:value-type="string">
            <text:p text:style-name="Table_20_Contents">Yhteenveto</text:p>
          </table:table-cell>
          <table:table-cell table:style-name="Table9.B2" office:value-type="string">
            <text:p text:style-name="Table_20_Contents">(Pää)käyttäjä hakee tiettyä tilitapahtumaa järjestelmästä.</text:p>
          </table:table-cell>
        </table:table-row>
        <table:table-row table:style-name="Table9.2">
          <table:table-cell table:style-name="Table9.A2" office:value-type="string">
            <text:p text:style-name="Table_20_Contents">Toimijat</text:p>
          </table:table-cell>
          <table:table-cell table:style-name="Table9.B2" office:value-type="string">
            <text:p text:style-name="Table_20_Contents">Pää- tai tavallinen käyttäjä</text:p>
          </table:table-cell>
        </table:table-row>
        <table:table-row table:style-name="Table9.2">
          <table:table-cell table:style-name="Table9.A2" office:value-type="string">
            <text:p text:style-name="Table_20_Contents">Ennakko-vaatimukset</text:p>
          </table:table-cell>
          <table:table-cell table:style-name="Table9.B2" office:value-type="string">
            <text:list text:style-name="Numbering_20_1">
              <text:list-item text:start-value="1">
                <text:p text:style-name="P7">Käyttäjä on kirjautuneena järjestelmään.</text:p>
              </text:list-item>
            </text:list>
          </table:table-cell>
        </table:table-row>
        <table:table-row table:style-name="Table9.2">
          <table:table-cell table:style-name="Table9.A2" office:value-type="string">
            <text:p text:style-name="Table_20_Contents">Toiminta</text:p>
          </table:table-cell>
          <table:table-cell table:style-name="Table9.B2" office:value-type="string">
            <text:p text:style-name="P9">Päiväkirjan kautta</text:p>
            <text:list text:style-name="Numbering_20_1">
              <text:list-item text:start-value="1">
                <text:p text:style-name="P7">Käyttäjä valitsee valikosta 'Päiväkirja'.</text:p>
              </text:list-item>
              <text:list-item>
                <text:p text:style-name="P7">Käyttäjä selaa tilitapahtumia eteenpäin kunnes löytää etsimänsä tapahtuman.</text:p>
              </text:list-item>
            </text:list>
            <text:p text:style-name="P9">Pääkirjan kautta</text:p>
            <text:list text:style-name="Numbering_20_1">
              <text:list-item text:start-value="1">
                <text:p text:style-name="P7">Käyttäjä valitsee valikosta 'Pääkirja'.</text:p>
              </text:list-item>
              <text:list-item>
                <text:p text:style-name="P7">Käyttäjä selaa tilitapahtumia eteenpäin kunnes löytää tilin jolle tilitapahtuma kuuluu.</text:p>
              </text:list-item>
              <text:list-item>
                <text:p text:style-name="P7">Käyttäjä selaa tarkemmin tilin tapahtumia kunnes löytää etsimänsä tapahtuman.</text:p>
              </text:list-item>
            </text:list>
          </table:table-cell>
        </table:table-row>
        <table:table-row table:style-name="Table9.2">
          <table:table-cell table:style-name="Table9.A2" office:value-type="string">
            <text:p text:style-name="Table_20_Contents">Jälkivaatimukset</text:p>
          </table:table-cell>
          <table:table-cell table:style-name="Table9.B2" office:value-type="string">
            <text:list text:style-name="Numbering_20_1">
              <text:list-item text:start-value="1">
                <text:p text:style-name="P7">Käyttäjä on löytänyt etsimänsä tilitapahtuman.</text:p>
              </text:list-item>
            </text:list>
          </table:table-cell>
        </table:table-row>
        <table:table-row table:style-name="Table9.2">
          <table:table-cell table:style-name="Table9.A2" office:value-type="string">
            <text:p text:style-name="Table_20_Contents">Poikkeukset</text:p>
          </table:table-cell>
          <table:table-cell table:style-name="Table9.B2" office:value-type="string">
            <text:list text:style-name="Numbering_20_1">
              <text:list-item text:start-value="1">
                <text:p text:style-name="P7">Käyttäjän etsimää tilitapahtumaa ei ole järjestelmässä.</text:p>
              </text:list-item>
            </text:list>
          </table:table-cell>
        </table:table-row>
        <table:table-row table:style-name="Table9.2">
          <table:table-cell table:style-name="Table9.A2" office:value-type="string">
            <text:p text:style-name="Table_20_Contents">Tärkeys</text:p>
          </table:table-cell>
          <table:table-cell table:style-name="Table9.B2" office:value-type="string">
            <text:p text:style-name="Table_20_Contents"/>
          </table:table-cell>
        </table:table-row>
        <table:table-row table:style-name="Table9.2">
          <table:table-cell table:style-name="Table9.A2" office:value-type="string">
            <text:p text:style-name="Table_20_Contents">Tilanne</text:p>
          </table:table-cell>
          <table:table-cell table:style-name="Table9.B2" office:value-type="string">
            <text:p text:style-name="Table_20_Contents">Ehdotettu.</text:p>
          </table:table-cell>
        </table:table-row>
        <table:table-row table:style-name="Table9.2">
          <table:table-cell table:style-name="Table9.A2" office:value-type="string">
            <text:p text:style-name="Table_20_Contents">Testitapaukset</text:p>
          </table:table-cell>
          <table:table-cell table:style-name="Table9.B2" office:value-type="string">
            <text:p text:style-name="Table_20_Contents">-</text:p>
          </table:table-cell>
        </table:table-row>
      </table:table>
      <text:h text:style-name="Heading_20_3" text:outline-level="3">Tilitapahtum(a/ie)n haku rajaamalla</text:h>
      <table:table table:name="Table10" table:style-name="Table10">
        <table:table-column table:style-name="Table10.A"/>
        <table:table-column table:style-name="Table10.B"/>
        <table:table-row table:style-name="Table10.1">
          <table:table-cell table:style-name="Table10.A1" office:value-type="string">
            <text:p text:style-name="P5">ID</text:p>
          </table:table-cell>
          <table:table-cell table:style-name="Table10.B1" office:value-type="string">
            <text:p text:style-name="P5">Käyttötapaus 1.10</text:p>
          </table:table-cell>
        </table:table-row>
        <table:table-row table:style-name="Table10.2">
          <table:table-cell table:style-name="Table10.A2" office:value-type="string">
            <text:p text:style-name="Table_20_Contents">Nimi</text:p>
          </table:table-cell>
          <table:table-cell table:style-name="Table10.B2" office:value-type="string">
            <text:p text:style-name="Table_20_Contents">Tilitapahtum(a/ie)n haku rajaamalla</text:p>
          </table:table-cell>
        </table:table-row>
        <table:table-row table:style-name="Table10.3">
          <table:table-cell table:style-name="Table10.A2" office:value-type="string">
            <text:p text:style-name="Table_20_Contents">Yhteenveto</text:p>
          </table:table-cell>
          <table:table-cell table:style-name="Table10.B2" office:value-type="string">
            <text:p text:style-name="Table_20_Contents">(Pää)käyttäjä hakee tilitapahtum(a/i)a asettamalla rajoituksia, esim. summan tulee olla 2,5€.</text:p>
          </table:table-cell>
        </table:table-row>
        <table:table-row table:style-name="Table10.2">
          <table:table-cell table:style-name="Table10.A2" office:value-type="string">
            <text:p text:style-name="Table_20_Contents">Toimijat</text:p>
          </table:table-cell>
          <table:table-cell table:style-name="Table10.B2" office:value-type="string">
            <text:p text:style-name="Table_20_Contents">Pää- tai tavallinen käyttäjä.</text:p>
          </table:table-cell>
        </table:table-row>
        <table:table-row table:style-name="Table10.2">
          <table:table-cell table:style-name="Table10.A2" office:value-type="string">
            <text:p text:style-name="Table_20_Contents">Ennakko-vaatimukset</text:p>
          </table:table-cell>
          <table:table-cell table:style-name="Table10.B2" office:value-type="string">
            <text:list text:style-name="Numbering_20_1" text:continue-numbering="true">
              <text:list-item>
                <text:p text:style-name="P7">Käyttäjä on kirjautuneena järjestelmään.</text:p>
              </text:list-item>
            </text:list>
          </table:table-cell>
        </table:table-row>
        <table:table-row table:style-name="Table10.2">
          <table:table-cell table:style-name="Table10.A2" office:value-type="string">
            <text:p text:style-name="Table_20_Contents">Toiminta</text:p>
          </table:table-cell>
          <table:table-cell table:style-name="Table10.B2" office:value-type="string">
            <text:p text:style-name="P9">Päiväkirjan kautta</text:p>
            <text:list text:style-name="Numbering_20_1" text:continue-numbering="true">
              <text:list-item>
                <text:p text:style-name="P7">Käyttäjä valitsee valikosta 'Päiväkirja'.</text:p>
              </text:list-item>
              <text:list-item>
                <text:p text:style-name="P7">Käyttäjä näkee päiväkirjan. Näytön ylälaidassa on rivi jossa tilitapahtuman tietojen sijaan on tyhjiä kenttiä.</text:p>
              </text:list-item>
              <text:list-item>
                <text:p text:style-name="P7">Käyttäjä syöttää kenttiin haluamansa rajoitteet.</text:p>
              </text:list-item>
              <text:list-item>
                <text:p text:style-name="P7">Käyttäjä näkee vain päiväkirjan jossa on vain ne tilitapahtumat jotka täyttävät asetetut ehdot.</text:p>
              </text:list-item>
            </text:list>
            <text:p text:style-name="P10">Pääkirjan kautta</text:p>
            <text:list text:style-name="Numbering_20_1" text:continue-numbering="true">
              <text:list-item>
                <text:p text:style-name="P11">Käyttäjä valitsee valikosta 'Pääkirja'.</text:p>
              </text:list-item>
              <text:list-item>
                <text:p text:style-name="P7">Käyttäjä näkee pääkirjan. Näytön ylälaidassa on rivi jossa tilitapahtuman tietojen sijaan on tyhjiä kenttiä.</text:p>
              </text:list-item>
              <text:list-item>
                <text:p text:style-name="P7">Käyttäjä syöttää kenttiin haluamansa rajoitteet.</text:p>
              </text:list-item>
              <text:list-item>
                <text:p text:style-name="P7">Käyttäjä näkee vain pääkirjan jossa on vain ne tilitapahtumat jotka täyttävät asetetut ehdot.</text:p>
              </text:list-item>
            </text:list>
          </table:table-cell>
        </table:table-row>
        <table:table-row table:style-name="Table10.2">
          <table:table-cell table:style-name="Table10.A2" office:value-type="string">
            <text:p text:style-name="Table_20_Contents">Jälkivaatimukset</text:p>
          </table:table-cell>
          <table:table-cell table:style-name="Table10.B2" office:value-type="string">
            <text:list text:style-name="Numbering_20_1" text:continue-numbering="true">
              <text:list-item>
                <text:p text:style-name="P7">Käyttäjä on löytänyt haluamansa tilitapahtuma(n/t).</text:p>
              </text:list-item>
            </text:list>
          </table:table-cell>
        </table:table-row>
        <table:table-row table:style-name="Table10.2">
          <table:table-cell table:style-name="Table10.A2" office:value-type="string">
            <text:p text:style-name="Table_20_Contents">Tärkeys</text:p>
          </table:table-cell>
          <table:table-cell table:style-name="Table10.B2" office:value-type="string">
            <text:p text:style-name="Table_20_Contents">2</text:p>
          </table:table-cell>
        </table:table-row>
        <table:table-row table:style-name="Table10.2">
          <table:table-cell table:style-name="Table10.A2" office:value-type="string">
            <text:p text:style-name="Table_20_Contents">Tilanne</text:p>
          </table:table-cell>
          <table:table-cell table:style-name="Table10.B2" office:value-type="string">
            <text:p text:style-name="Table_20_Contents">Ehdotettu.</text:p>
          </table:table-cell>
        </table:table-row>
        <table:table-row table:style-name="Table10.2">
          <table:table-cell table:style-name="Table10.A2" office:value-type="string">
            <text:p text:style-name="Table_20_Contents">Testitapaukset</text:p>
          </table:table-cell>
          <table:table-cell table:style-name="Table10.B2" office:value-type="string">
            <text:p text:style-name="Table_20_Contents">-</text:p>
          </table:table-cell>
        </table:table-row>
      </table:table>
      <text:h text:style-name="Heading_20_3" text:outline-level="3">Tuloslaskelman <text:s/>ja taseen tulostus</text:h>
      <table:table table:name="Table11" table:style-name="Table11">
        <table:table-column table:style-name="Table11.A"/>
        <table:table-column table:style-name="Table11.B"/>
        <table:table-row>
          <table:table-cell table:style-name="Table11.A1" office:value-type="string">
            <text:p text:style-name="P5">ID</text:p>
          </table:table-cell>
          <table:table-cell table:style-name="Table11.B1" office:value-type="string">
            <text:p text:style-name="P5">Käyttötapaus 1.11</text:p>
          </table:table-cell>
        </table:table-row>
        <table:table-row table:style-name="Table11.2">
          <table:table-cell table:style-name="Table11.A2" office:value-type="string">
            <text:p text:style-name="Table_20_Contents">Nimi</text:p>
          </table:table-cell>
          <table:table-cell table:style-name="Table11.B2" office:value-type="string">
            <text:p text:style-name="Table_20_Contents">Tuloslaskelman tulostus</text:p>
          </table:table-cell>
        </table:table-row>
        <table:table-row table:style-name="Table11.3">
          <table:table-cell table:style-name="Table11.A2" office:value-type="string">
            <text:p text:style-name="Table_20_Contents">Yhteenveto</text:p>
          </table:table-cell>
          <table:table-cell table:style-name="Table11.B2" office:value-type="string">
            <text:p text:style-name="Table_20_Contents">Pääkäyttäjä tulostaa tuloslaskelman osaksi tilinpäätöstä.</text:p>
          </table:table-cell>
        </table:table-row>
        <table:table-row table:style-name="Table11.2">
          <table:table-cell table:style-name="Table11.A2" office:value-type="string">
            <text:p text:style-name="Table_20_Contents">Toimijat</text:p>
          </table:table-cell>
          <table:table-cell table:style-name="Table11.B2" office:value-type="string">
            <text:p text:style-name="Table_20_Contents">Pääkäyttäjä</text:p>
          </table:table-cell>
        </table:table-row>
        <table:table-row table:style-name="Table11.2">
          <table:table-cell table:style-name="Table11.A2" office:value-type="string">
            <text:p text:style-name="Table_20_Contents">Ennakko-vaatimukset</text:p>
          </table:table-cell>
          <table:table-cell table:style-name="Table11.B2" office:value-type="string">
            <text:list text:style-name="Numbering_20_1" text:continue-numbering="true">
              <text:list-item>
                <text:p text:style-name="P7">Tilikauden kaikki viennit, mukaanlukien avustavat tilinpäätösviennit, on tehty.</text:p>
              </text:list-item>
              <text:list-item>
                <text:p text:style-name="P7">Pääkäyttäjä on kirjautuneena järjestelmään.</text:p>
              </text:list-item>
            </text:list>
          </table:table-cell>
        </table:table-row>
        <table:table-row table:style-name="Table11.2">
          <table:table-cell table:style-name="Table11.A2" office:value-type="string">
            <text:p text:style-name="Table_20_Contents">Toiminta</text:p>
          </table:table-cell>
          <table:table-cell table:style-name="Table11.B2" office:value-type="string">
            <text:list text:style-name="Numbering_20_1" text:continue-numbering="true">
              <text:list-item>
                <text:p text:style-name="P7">Pääkäyttäjä valitsee 'Tuloslaskelma ja tase'.</text:p>
              </text:list-item>
              <text:list-item>
                <text:p text:style-name="P7">Pääkäyttäjä näkee tuloslaskelman ja taseen ja klikkaa tulostimen ikonia.</text:p>
              </text:list-item>
            </text:list>
          </table:table-cell>
        </table:table-row>
        <table:table-row table:style-name="Table11.2">
          <table:table-cell table:style-name="Table11.A2" office:value-type="string">
            <text:p text:style-name="Table_20_Contents">Jälkivaatimukset</text:p>
          </table:table-cell>
          <table:table-cell table:style-name="Table11.B2" office:value-type="string">
            <text:list text:style-name="Numbering_20_1" text:continue-numbering="true">
              <text:list-item>
                <text:p text:style-name="P7">Tuloslaskelma on tulostettu.</text:p>
              </text:list-item>
            </text:list>
          </table:table-cell>
        </table:table-row>
        <table:table-row table:style-name="Table11.2">
          <table:table-cell table:style-name="Table11.A2" office:value-type="string">
            <text:p text:style-name="Table_20_Contents">Tärkeys</text:p>
          </table:table-cell>
          <table:table-cell table:style-name="Table11.B2" office:value-type="string">
            <text:p text:style-name="Table_20_Contents">3</text:p>
          </table:table-cell>
        </table:table-row>
        <table:table-row table:style-name="Table11.2">
          <table:table-cell table:style-name="Table11.A2" office:value-type="string">
            <text:p text:style-name="Table_20_Contents">Tilanne</text:p>
          </table:table-cell>
          <table:table-cell table:style-name="Table11.B2" office:value-type="string">
            <text:p text:style-name="Table_20_Contents">Ehdotettu.</text:p>
          </table:table-cell>
        </table:table-row>
        <table:table-row table:style-name="Table11.2">
          <table:table-cell table:style-name="Table11.A2" office:value-type="string">
            <text:p text:style-name="Table_20_Contents">Testitapaukset</text:p>
          </table:table-cell>
          <table:table-cell table:style-name="Table11.B2" office:value-type="string">
            <text:p text:style-name="Table_20_Contents">-</text:p>
          </table:table-cell>
        </table:table-row>
      </table:table>
      <text:h text:style-name="Heading_20_3" text:outline-level="3">Tilitapahtuman lisääminen jaetulla tositteella</text:h>
      <table:table table:name="Table33" table:style-name="Table33">
        <table:table-column table:style-name="Table33.A"/>
        <table:table-column table:style-name="Table33.B"/>
        <table:table-row>
          <table:table-cell table:style-name="Table33.A1" office:value-type="string">
            <text:p text:style-name="P5">ID</text:p>
          </table:table-cell>
          <table:table-cell table:style-name="Table33.B1" office:value-type="string">
            <text:p text:style-name="P5">Käyttötapaus 1.1</text:p>
          </table:table-cell>
        </table:table-row>
        <table:table-row table:style-name="Table33.2">
          <table:table-cell table:style-name="Table33.A2" office:value-type="string">
            <text:p text:style-name="Table_20_Contents">Nimi</text:p>
          </table:table-cell>
          <table:table-cell table:style-name="Table33.B2" office:value-type="string">
            <text:p text:style-name="Table_20_Contents">Tilitapahtuman lisääminen jaetulla tositteela</text:p>
          </table:table-cell>
        </table:table-row>
        <table:table-row table:style-name="Table33.3">
          <table:table-cell table:style-name="Table33.A2" office:value-type="string">
            <text:p text:style-name="Table_20_Contents">Yhteenveto</text:p>
          </table:table-cell>
          <table:table-cell table:style-name="Table33.B2" office:value-type="string">
            <text:p text:style-name="Table_20_Contents">Pääkäyttäjä lisää tilitapahtuman jonka tosite on jaettu useampaan osaan.</text:p>
          </table:table-cell>
        </table:table-row>
        <table:table-row table:style-name="Table33.2">
          <table:table-cell table:style-name="Table33.A2" office:value-type="string">
            <text:p text:style-name="Table_20_Contents">Toimijat</text:p>
          </table:table-cell>
          <table:table-cell table:style-name="Table33.B2" office:value-type="string">
            <text:p text:style-name="Table_20_Contents">Pääkäyttäjä</text:p>
          </table:table-cell>
        </table:table-row>
        <table:table-row table:style-name="Table33.2">
          <table:table-cell table:style-name="Table33.A2" office:value-type="string">
            <text:p text:style-name="Table_20_Contents">Ennakko-vaatimukset</text:p>
          </table:table-cell>
          <table:table-cell table:style-name="Table33.B2" office:value-type="string">
            <text:list text:style-name="Numbering_20_1">
              <text:list-item text:start-value="1">
                <text:p text:style-name="P7">Järjestelmässä on avattu tilikausi.</text:p>
              </text:list-item>
              <text:list-item>
                <text:p text:style-name="P7">Järjestelmässä on tilikartta.</text:p>
              </text:list-item>
              <text:list-item>
                <text:p text:style-name="P7">Pääkäyttäjä on kirjautuneena järjestelmään.</text:p>
              </text:list-item>
            </text:list>
          </table:table-cell>
        </table:table-row>
        <table:table-row table:style-name="Table33.2">
          <table:table-cell table:style-name="Table33.A2" office:value-type="string">
            <text:p text:style-name="Table_20_Contents">Toiminta</text:p>
          </table:table-cell>
          <table:table-cell table:style-name="Table33.B2" office:value-type="string">
            <text:list text:style-name="Numbering_20_1">
              <text:list-item text:start-value="1">
                <text:p text:style-name="P7">Pääkäyttäjä valitsee 'Lisää tilitapahtuma jaetulla tositteella'.</text:p>
              </text:list-item>
              <text:list-item>
                <text:p text:style-name="P7">Järjestelmä kysyy moneenko tosite jaadaan.</text:p>
              </text:list-item>
              <text:list-item>
                <text:p text:style-name="P7">Pääkäyttäjä syöttää haluamansa luvun.</text:p>
              </text:list-item>
              <text:list-item>
                <text:p text:style-name="P7">Pääkäyttäjä syöttää jokaiselle jaolle selitteen, summan ja tilin sekä valitsee videäänkö summa debet- ja kredit-puolelle.</text:p>
              </text:list-item>
              <text:list-item>
                <text:p text:style-name="P7">Käyttäjä valitsee tapahtuman päivämäärän.</text:p>
              </text:list-item>
              <text:list-item>
                <text:p text:style-name="P7">Pääkäyttäjä valitsee 'Lisää'.</text:p>
              </text:list-item>
            </text:list>
          </table:table-cell>
        </table:table-row>
        <table:table-row table:style-name="Table33.2">
          <table:table-cell table:style-name="Table33.A2" office:value-type="string">
            <text:p text:style-name="Table_20_Contents">Jälkivaatimukset</text:p>
          </table:table-cell>
          <table:table-cell table:style-name="Table33.B2" office:value-type="string">
            <text:list text:style-name="Numbering_20_1">
              <text:list-item text:start-value="1">
                <text:p text:style-name="P7">Tilitapahtuma on lisätty järjestelmään.</text:p>
              </text:list-item>
            </text:list>
          </table:table-cell>
        </table:table-row>
        <table:table-row table:style-name="Table33.2">
          <table:table-cell table:style-name="Table33.A2" office:value-type="string">
            <text:p text:style-name="Table_20_Contents">Tärkeys</text:p>
          </table:table-cell>
          <table:table-cell table:style-name="Table33.B2" office:value-type="string">
            <text:p text:style-name="Table_20_Contents">3</text:p>
          </table:table-cell>
        </table:table-row>
        <table:table-row table:style-name="Table33.2">
          <table:table-cell table:style-name="Table33.A2" office:value-type="string">
            <text:p text:style-name="Table_20_Contents">Tilanne</text:p>
          </table:table-cell>
          <table:table-cell table:style-name="Table33.B2" office:value-type="string">
            <text:p text:style-name="Table_20_Contents">Ehdotettu.</text:p>
          </table:table-cell>
        </table:table-row>
        <table:table-row table:style-name="Table33.2">
          <table:table-cell table:style-name="Table33.A2" office:value-type="string">
            <text:p text:style-name="Table_20_Contents">Testitapaukset</text:p>
          </table:table-cell>
          <table:table-cell table:style-name="Table33.B2" office:value-type="string">
            <text:p text:style-name="Table_20_Contents">-</text:p>
          </table:table-cell>
        </table:table-row>
      </table:table>
      <text:h text:style-name="Heading_20_2" text:outline-level="2">Talousarvion laatiminen ja seuranta</text:h>
      <text:h text:style-name="Heading_20_3" text:outline-level="3">Talousarvion laatiminen</text:h>
      <table:table table:name="Table13" table:style-name="Table13">
        <table:table-column table:style-name="Table13.A"/>
        <table:table-column table:style-name="Table13.B"/>
        <table:table-row>
          <table:table-cell table:style-name="Table13.A1" office:value-type="string">
            <text:p text:style-name="P5">ID</text:p>
          </table:table-cell>
          <table:table-cell table:style-name="Table13.B1" office:value-type="string">
            <text:p text:style-name="P5">Käyttötapaus 2.1</text:p>
          </table:table-cell>
        </table:table-row>
        <table:table-row table:style-name="Table13.2">
          <table:table-cell table:style-name="Table13.A2" office:value-type="string">
            <text:p text:style-name="Table_20_Contents">Nimi</text:p>
          </table:table-cell>
          <table:table-cell table:style-name="Table13.B2" office:value-type="string">
            <text:p text:style-name="Table_20_Contents">Talousarvion laatiminen</text:p>
          </table:table-cell>
        </table:table-row>
        <table:table-row table:style-name="Table13.3">
          <table:table-cell table:style-name="Table13.A2" office:value-type="string">
            <text:p text:style-name="Table_20_Contents">Yhteenveto</text:p>
          </table:table-cell>
          <table:table-cell table:style-name="Table13.B2" office:value-type="string">
            <text:p text:style-name="Table_20_Contents">Pääkäyttäjä luo talousarvion tietylle tilikaudelle.</text:p>
          </table:table-cell>
        </table:table-row>
        <table:table-row table:style-name="Table13.2">
          <table:table-cell table:style-name="Table13.A2" office:value-type="string">
            <text:p text:style-name="Table_20_Contents">Toimijat</text:p>
          </table:table-cell>
          <table:table-cell table:style-name="Table13.B2" office:value-type="string">
            <text:p text:style-name="Table_20_Contents">Pääkäyttäjä</text:p>
          </table:table-cell>
        </table:table-row>
        <table:table-row table:style-name="Table13.2">
          <table:table-cell table:style-name="Table13.A2" office:value-type="string">
            <text:p text:style-name="Table_20_Contents">Ennakko-vaatimukset</text:p>
          </table:table-cell>
          <table:table-cell table:style-name="Table13.B2" office:value-type="string">
            <text:list text:style-name="Numbering_20_1">
              <text:list-item text:start-value="1">
                <text:p text:style-name="P7">Tilikausi on olemassa järjestelmässä.</text:p>
              </text:list-item>
              <text:list-item>
                <text:p text:style-name="P7">Tilikaudelle on olemassa tilikartta.</text:p>
              </text:list-item>
              <text:list-item>
                <text:p text:style-name="P7">Pääkäyttäjä on kirjautuneena järjestelmään.</text:p>
              </text:list-item>
            </text:list>
          </table:table-cell>
        </table:table-row>
        <table:table-row table:style-name="Table13.2">
          <table:table-cell table:style-name="Table13.A2" office:value-type="string">
            <text:p text:style-name="Table_20_Contents">Toiminta</text:p>
          </table:table-cell>
          <table:table-cell table:style-name="Table13.B2" office:value-type="string">
            <text:list text:style-name="Numbering_20_1">
              <text:list-item text:start-value="1">
                <text:p text:style-name="P7">Pääkäyttäjä valitsee valikosta 'Talousarviot'.</text:p>
              </text:list-item>
              <text:list-item>
                <text:p text:style-name="P7">Pääkäyttäjä näkee listan talousarvioista ja kohdan jossa hän voi luoda uuden talousarvion.</text:p>
              </text:list-item>
              <text:list-item>
                <text:p text:style-name="P7">Pääkäyttäjä valitsee listasta tilikauden jolle talousarvio tehdään ja klikkaa sitten 'Luo talousarvio'-nappia.</text:p>
              </text:list-item>
              <text:list-item>
                <text:p text:style-name="P7">Pääkäyttäjä näkee listauksen kaikista tilikartan tileistä ja niiden kohdalla joko edellisen talousarvion summat tai näitten puuttuessa nollan.</text:p>
              </text:list-item>
              <text:list-item>
                <text:p text:style-name="P7">Pääkäyttäjä syöttää bujdettiin haluamansa tiedot ja valitsee tallenna.</text:p>
              </text:list-item>
              <text:list-item>
                <text:p text:style-name="P7">Pääkäyttäjä näkee listan talousarvioista ja niitten joukossa juuri luomansa talousarvion.</text:p>
              </text:list-item>
            </text:list>
          </table:table-cell>
        </table:table-row>
        <table:table-row table:style-name="Table13.2">
          <table:table-cell table:style-name="Table13.A2" office:value-type="string">
            <text:p text:style-name="Table_20_Contents">Jälkivaatimukset</text:p>
          </table:table-cell>
          <table:table-cell table:style-name="Table13.B2" office:value-type="string">
            <text:list text:style-name="Numbering_20_1">
              <text:list-item text:start-value="1">
                <text:p text:style-name="P7">Uusi talousarvio on luotu ja se sisältää pääkäyttäjän haluamat tiedot.</text:p>
              </text:list-item>
            </text:list>
          </table:table-cell>
        </table:table-row>
        <table:table-row table:style-name="Table13.2">
          <table:table-cell table:style-name="Table13.A2" office:value-type="string">
            <text:p text:style-name="Table_20_Contents">Tärkeys</text:p>
          </table:table-cell>
          <table:table-cell table:style-name="Table13.B2" office:value-type="string">
            <text:p text:style-name="Table_20_Contents">2</text:p>
          </table:table-cell>
        </table:table-row>
        <table:table-row table:style-name="Table13.2">
          <table:table-cell table:style-name="Table13.A2" office:value-type="string">
            <text:p text:style-name="Table_20_Contents">Tilanne</text:p>
          </table:table-cell>
          <table:table-cell table:style-name="Table13.B2" office:value-type="string">
            <text:p text:style-name="Table_20_Contents">Ehdotettu.</text:p>
          </table:table-cell>
        </table:table-row>
        <table:table-row table:style-name="Table13.2">
          <table:table-cell table:style-name="Table13.A2" office:value-type="string">
            <text:p text:style-name="Table_20_Contents">Testitapaukset</text:p>
          </table:table-cell>
          <table:table-cell table:style-name="Table13.B2" office:value-type="string">
            <text:p text:style-name="Table_20_Contents">-</text:p>
          </table:table-cell>
        </table:table-row>
      </table:table>
      <text:h text:style-name="Heading_20_3" text:outline-level="3">Talousarvion muokkaaminen</text:h>
      <table:table table:name="Table14" table:style-name="Table14">
        <table:table-column table:style-name="Table14.A"/>
        <table:table-column table:style-name="Table14.B"/>
        <table:table-row>
          <table:table-cell table:style-name="Table14.A1" office:value-type="string">
            <text:p text:style-name="P5">ID</text:p>
          </table:table-cell>
          <table:table-cell table:style-name="Table14.B1" office:value-type="string">
            <text:p text:style-name="P5">Käyttötapaus 2.2</text:p>
          </table:table-cell>
        </table:table-row>
        <table:table-row table:style-name="Table14.2">
          <table:table-cell table:style-name="Table14.A2" office:value-type="string">
            <text:p text:style-name="Table_20_Contents">Nimi</text:p>
          </table:table-cell>
          <table:table-cell table:style-name="Table14.B2" office:value-type="string">
            <text:p text:style-name="Table_20_Contents">Talousarvion muokkaaminen</text:p>
          </table:table-cell>
        </table:table-row>
        <table:table-row table:style-name="Table14.3">
          <table:table-cell table:style-name="Table14.A2" office:value-type="string">
            <text:p text:style-name="Table_20_Contents">Yhteenveto</text:p>
          </table:table-cell>
          <table:table-cell table:style-name="Table14.B2" office:value-type="string">
            <text:p text:style-name="Table_20_Contents">Pääkäyttäjä muokkaa olemassa olevaa talousarviota.</text:p>
          </table:table-cell>
        </table:table-row>
        <table:table-row table:style-name="Table14.2">
          <table:table-cell table:style-name="Table14.A2" office:value-type="string">
            <text:p text:style-name="Table_20_Contents">Toimijat</text:p>
          </table:table-cell>
          <table:table-cell table:style-name="Table14.B2" office:value-type="string">
            <text:p text:style-name="Table_20_Contents">Pääkäyttäjä</text:p>
          </table:table-cell>
        </table:table-row>
        <table:table-row table:style-name="Table14.2">
          <table:table-cell table:style-name="Table14.A2" office:value-type="string">
            <text:p text:style-name="Table_20_Contents">Ennakko-vaatimukset</text:p>
          </table:table-cell>
          <table:table-cell table:style-name="Table14.B2" office:value-type="string">
            <text:list text:style-name="Numbering_20_1">
              <text:list-item text:start-value="1">
                <text:p text:style-name="P7">Järjestelmässä on vähintään yksi talousarvio.</text:p>
              </text:list-item>
              <text:list-item>
                <text:p text:style-name="P7">Pääkäyttäjä on kirjautuneena järjestelmään.</text:p>
              </text:list-item>
            </text:list>
          </table:table-cell>
        </table:table-row>
        <table:table-row table:style-name="Table14.2">
          <table:table-cell table:style-name="Table14.A2" office:value-type="string">
            <text:p text:style-name="Table_20_Contents">Toiminta</text:p>
          </table:table-cell>
          <table:table-cell table:style-name="Table14.B2" office:value-type="string">
            <text:list text:style-name="Numbering_20_1">
              <text:list-item text:start-value="1">
                <text:p text:style-name="P7">Pääkäyttäjä valitsee valikosta 'Talousarviot'.</text:p>
              </text:list-item>
              <text:list-item>
                <text:p text:style-name="P7">Pääkäyttäjä näkee listan talousarvioista ja kohdan jossa hän voi luoda uuden talousarvion..</text:p>
              </text:list-item>
              <text:list-item>
                <text:p text:style-name="P7">Pääkäyttäjä etsii listasta talousarvion jota hän haluaa muoka ja valitsee sen kohdalta 'Muokkaa'.</text:p>
              </text:list-item>
              <text:list-item>
                <text:p text:style-name="P7">Pääkäyttäjä näkee listauksen kaikista tilikartan tileistä ja niiden talousarvioista.</text:p>
              </text:list-item>
              <text:list-item>
                <text:p text:style-name="P7">Pääkäyttäjä muokkaa haluamansa tietoja ja valitsee tallenna.</text:p>
              </text:list-item>
              <text:list-item>
                <text:p text:style-name="P7">Pääkäyttäjä näkee listan talousarvioista.</text:p>
              </text:list-item>
            </text:list>
          </table:table-cell>
        </table:table-row>
        <table:table-row table:style-name="Table14.2">
          <table:table-cell table:style-name="Table14.A2" office:value-type="string">
            <text:p text:style-name="Table_20_Contents">Jälkivaatimukset</text:p>
          </table:table-cell>
          <table:table-cell table:style-name="Table14.B2" office:value-type="string">
            <text:list text:style-name="Numbering_20_1">
              <text:list-item text:start-value="1">
                <text:p text:style-name="P7">Talousarvio sisältää pääkäyttäjän tekemät muutokset.</text:p>
              </text:list-item>
            </text:list>
          </table:table-cell>
        </table:table-row>
        <table:table-row table:style-name="Table14.2">
          <table:table-cell table:style-name="Table14.A2" office:value-type="string">
            <text:p text:style-name="Table_20_Contents">Tärkeys</text:p>
          </table:table-cell>
          <table:table-cell table:style-name="Table14.B2" office:value-type="string">
            <text:p text:style-name="Table_20_Contents">2</text:p>
          </table:table-cell>
        </table:table-row>
        <table:table-row table:style-name="Table14.2">
          <table:table-cell table:style-name="Table14.A2" office:value-type="string">
            <text:p text:style-name="Table_20_Contents">Tilanne</text:p>
          </table:table-cell>
          <table:table-cell table:style-name="Table14.B2" office:value-type="string">
            <text:p text:style-name="Table_20_Contents">Ehdotettu.</text:p>
          </table:table-cell>
        </table:table-row>
        <table:table-row table:style-name="Table14.2">
          <table:table-cell table:style-name="Table14.A2" office:value-type="string">
            <text:p text:style-name="Table_20_Contents">Testitapaukset</text:p>
          </table:table-cell>
          <table:table-cell table:style-name="Table14.B2" office:value-type="string">
            <text:p text:style-name="Table_20_Contents">-</text:p>
          </table:table-cell>
        </table:table-row>
      </table:table>
      <text:h text:style-name="Heading_20_3" text:outline-level="3">Talousarvion poisto</text:h>
      <table:table table:name="Table15" table:style-name="Table15">
        <table:table-column table:style-name="Table15.A"/>
        <table:table-column table:style-name="Table15.B"/>
        <table:table-row>
          <table:table-cell table:style-name="Table15.A1" office:value-type="string">
            <text:p text:style-name="P5">ID</text:p>
          </table:table-cell>
          <table:table-cell table:style-name="Table15.B1" office:value-type="string">
            <text:p text:style-name="P5">Käyttötapaus 2.3</text:p>
          </table:table-cell>
        </table:table-row>
        <table:table-row table:style-name="Table15.2">
          <table:table-cell table:style-name="Table15.A2" office:value-type="string">
            <text:p text:style-name="Table_20_Contents">Nimi</text:p>
          </table:table-cell>
          <table:table-cell table:style-name="Table15.B2" office:value-type="string">
            <text:p text:style-name="Table_20_Contents">Talousarvion poisto</text:p>
          </table:table-cell>
        </table:table-row>
        <table:table-row table:style-name="Table15.3">
          <table:table-cell table:style-name="Table15.A2" office:value-type="string">
            <text:p text:style-name="Table_20_Contents">Yhteenveto</text:p>
          </table:table-cell>
          <table:table-cell table:style-name="Table15.B2" office:value-type="string">
            <text:p text:style-name="Table_20_Contents">Pääkäyttäjä poistaa (virheellisen) talousarvion.</text:p>
          </table:table-cell>
        </table:table-row>
        <table:table-row table:style-name="Table15.2">
          <table:table-cell table:style-name="Table15.A2" office:value-type="string">
            <text:p text:style-name="Table_20_Contents">Toimijat</text:p>
          </table:table-cell>
          <table:table-cell table:style-name="Table15.B2" office:value-type="string">
            <text:p text:style-name="Table_20_Contents">Pääkäyttäjä</text:p>
          </table:table-cell>
        </table:table-row>
        <table:table-row table:style-name="Table15.2">
          <table:table-cell table:style-name="Table15.A2" office:value-type="string">
            <text:p text:style-name="Table_20_Contents">Ennakko-vaatimukset</text:p>
          </table:table-cell>
          <table:table-cell table:style-name="Table15.B2" office:value-type="string">
            <text:list text:style-name="Numbering_20_1">
              <text:list-item text:start-value="1">
                <text:p text:style-name="P7">Järjestelmässä on vähintään yksi talousarvio.</text:p>
              </text:list-item>
              <text:list-item>
                <text:p text:style-name="P7">Pääkäyttäjä on kirjautuneena järjestelmään.</text:p>
              </text:list-item>
            </text:list>
          </table:table-cell>
        </table:table-row>
        <table:table-row table:style-name="Table15.2">
          <table:table-cell table:style-name="Table15.A2" office:value-type="string">
            <text:p text:style-name="Table_20_Contents">Toiminta</text:p>
          </table:table-cell>
          <table:table-cell table:style-name="Table15.B2" office:value-type="string">
            <text:list text:style-name="Numbering_20_1">
              <text:list-item text:start-value="1">
                <text:p text:style-name="P7">Pääkäyttäjä valitsee valikosta 'Talousarviot'.</text:p>
              </text:list-item>
              <text:list-item>
                <text:p text:style-name="P7">Pääkäyttäjä näkee listauksen talousarvioista.</text:p>
              </text:list-item>
              <text:list-item>
                <text:p text:style-name="P7">Pääkäyttäjä löytää haluamansa talousarvion ja valitsee sen kohdalta 'Poista'.</text:p>
              </text:list-item>
              <text:list-item>
                <text:p text:style-name="P7">Järjestelmä pyytää varmistusta talousarvion poistosta.</text:p>
              </text:list-item>
              <text:list-item>
                <text:p text:style-name="P7">Pääkäyttäjä varmistaa haluavansa poistaa talousarvion.</text:p>
              </text:list-item>
              <text:list-item>
                <text:p text:style-name="P7">Pääkäyttäjä näkee listauksen jäljelle jääneistä talousarvioista (mikäli niitä on).</text:p>
              </text:list-item>
            </text:list>
          </table:table-cell>
        </table:table-row>
        <table:table-row table:style-name="Table15.2">
          <table:table-cell table:style-name="Table15.A2" office:value-type="string">
            <text:p text:style-name="Table_20_Contents">Jälkivaatimukset</text:p>
          </table:table-cell>
          <table:table-cell table:style-name="Table15.B2" office:value-type="string">
            <text:list text:style-name="Numbering_20_1">
              <text:list-item text:start-value="1">
                <text:p text:style-name="P7">Kyseinen talousarvio on poistettu järjestelmästä.</text:p>
              </text:list-item>
            </text:list>
          </table:table-cell>
        </table:table-row>
        <table:table-row table:style-name="Table15.2">
          <table:table-cell table:style-name="Table15.A2" office:value-type="string">
            <text:p text:style-name="Table_20_Contents">Tärkeys</text:p>
          </table:table-cell>
          <table:table-cell table:style-name="Table15.B2" office:value-type="string">
            <text:p text:style-name="Table_20_Contents">1</text:p>
          </table:table-cell>
        </table:table-row>
        <table:table-row table:style-name="Table15.2">
          <table:table-cell table:style-name="Table15.A2" office:value-type="string">
            <text:p text:style-name="Table_20_Contents">Tilanne</text:p>
          </table:table-cell>
          <table:table-cell table:style-name="Table15.B2" office:value-type="string">
            <text:p text:style-name="Table_20_Contents">Ehdotettu.</text:p>
          </table:table-cell>
        </table:table-row>
        <table:table-row table:style-name="Table15.2">
          <table:table-cell table:style-name="Table15.A2" office:value-type="string">
            <text:p text:style-name="Table_20_Contents">Testitapaukset</text:p>
          </table:table-cell>
          <table:table-cell table:style-name="Table15.B2" office:value-type="string">
            <text:p text:style-name="Table_20_Contents">-</text:p>
          </table:table-cell>
        </table:table-row>
      </table:table>
      <text:h text:style-name="Heading_20_3" text:outline-level="3">Lisätalousarvion laatiminen</text:h>
      <table:table table:name="Table16" table:style-name="Table16">
        <table:table-column table:style-name="Table16.A"/>
        <table:table-column table:style-name="Table16.B"/>
        <table:table-row>
          <table:table-cell table:style-name="Table16.A1" office:value-type="string">
            <text:p text:style-name="P5">ID</text:p>
          </table:table-cell>
          <table:table-cell table:style-name="Table16.B1" office:value-type="string">
            <text:p text:style-name="P5">Käyttötapaus 2.4</text:p>
          </table:table-cell>
        </table:table-row>
        <table:table-row table:style-name="Table16.2">
          <table:table-cell table:style-name="Table16.A2" office:value-type="string">
            <text:p text:style-name="Table_20_Contents">Nimi</text:p>
          </table:table-cell>
          <table:table-cell table:style-name="Table16.B2" office:value-type="string">
            <text:p text:style-name="Table_20_Contents">Lisätalousarvion laatiminen</text:p>
          </table:table-cell>
        </table:table-row>
        <table:table-row table:style-name="Table16.3">
          <table:table-cell table:style-name="Table16.A2" office:value-type="string">
            <text:p text:style-name="Table_20_Contents">Yhteenveto</text:p>
          </table:table-cell>
          <table:table-cell table:style-name="Table16.B2" office:value-type="string">
            <text:p text:style-name="Table_20_Contents">Pääkäyttäjä laatii tilikaudelle lisätalousarvion.</text:p>
          </table:table-cell>
        </table:table-row>
        <table:table-row table:style-name="Table16.2">
          <table:table-cell table:style-name="Table16.A2" office:value-type="string">
            <text:p text:style-name="Table_20_Contents">Toimijat</text:p>
          </table:table-cell>
          <table:table-cell table:style-name="Table16.B2" office:value-type="string">
            <text:p text:style-name="Table_20_Contents">Pääkäyttäjä</text:p>
          </table:table-cell>
        </table:table-row>
        <table:table-row table:style-name="Table16.2">
          <table:table-cell table:style-name="Table16.A2" office:value-type="string">
            <text:p text:style-name="Table_20_Contents">Ennakko-vaatimukset</text:p>
          </table:table-cell>
          <table:table-cell table:style-name="Table16.B2" office:value-type="string">
            <text:list text:style-name="Numbering_20_1">
              <text:list-item text:start-value="1">
                <text:p text:style-name="P7">Järjestelmässä on vähintään yksi talousarvio kyseiselle tilikaudelle.</text:p>
              </text:list-item>
              <text:list-item>
                <text:p text:style-name="P7">Pääkäyttäjä on kirjautuneena järjestelmään.</text:p>
              </text:list-item>
            </text:list>
          </table:table-cell>
        </table:table-row>
        <table:table-row table:style-name="Table16.2">
          <table:table-cell table:style-name="Table16.A2" office:value-type="string">
            <text:p text:style-name="Table_20_Contents">Toiminta</text:p>
          </table:table-cell>
          <table:table-cell table:style-name="Table16.B2" office:value-type="string">
            <text:list text:style-name="Numbering_20_1">
              <text:list-item text:start-value="1">
                <text:p text:style-name="P7">Pääkäyttäjä valitsee valikosta 'Talousarviot'.</text:p>
              </text:list-item>
              <text:list-item>
                <text:p text:style-name="P7">Pääkäyttäjä näkee listan talousarvioista ja kohdan jossa hän voi luoda uuden talousarvion.</text:p>
              </text:list-item>
              <text:list-item>
                <text:p text:style-name="P7">Pääkäyttäjä valitsee listasta tilikauden jolle lisätalousarvio tehdään ja klikkaa sitten 'Luo talousarvio'-nappia.</text:p>
              </text:list-item>
              <text:list-item>
                <text:p text:style-name="P7">Pääkäyttäjä näkee listauksen kaikista tilikartan tileistä ja niiden kohdalla edellisen talousarvion summat.</text:p>
              </text:list-item>
              <text:list-item>
                <text:p text:style-name="P7">Pääkäyttäjä korjaa talousarvioon haluamansa tiedot ja valitsee tallenna.</text:p>
              </text:list-item>
              <text:list-item>
                <text:p text:style-name="P7">Pääkäyttäjä näkee listan talousarvioista ja niitten joukossa juuri luomansa lisätalousarvion.</text:p>
              </text:list-item>
            </text:list>
          </table:table-cell>
        </table:table-row>
        <table:table-row table:style-name="Table16.2">
          <table:table-cell table:style-name="Table16.A2" office:value-type="string">
            <text:p text:style-name="Table_20_Contents">Jälkivaatimukset</text:p>
          </table:table-cell>
          <table:table-cell table:style-name="Table16.B2" office:value-type="string">
            <text:list text:style-name="Numbering_20_1">
              <text:list-item text:start-value="1">
                <text:p text:style-name="P7">Lisätalousarvio on tallennettu järjestelmään ja otettu käyttöön kyseisen tilikauden talousarviona.</text:p>
              </text:list-item>
            </text:list>
          </table:table-cell>
        </table:table-row>
        <table:table-row table:style-name="Table16.2">
          <table:table-cell table:style-name="Table16.A2" office:value-type="string">
            <text:p text:style-name="Table_20_Contents">Tärkeys</text:p>
          </table:table-cell>
          <table:table-cell table:style-name="Table16.B2" office:value-type="string">
            <text:p text:style-name="Table_20_Contents">2</text:p>
          </table:table-cell>
        </table:table-row>
        <table:table-row table:style-name="Table16.2">
          <table:table-cell table:style-name="Table16.A2" office:value-type="string">
            <text:p text:style-name="Table_20_Contents">Tilanne</text:p>
          </table:table-cell>
          <table:table-cell table:style-name="Table16.B2" office:value-type="string">
            <text:p text:style-name="Table_20_Contents">Ehdotettu.</text:p>
          </table:table-cell>
        </table:table-row>
        <table:table-row table:style-name="Table16.2">
          <table:table-cell table:style-name="Table16.A2" office:value-type="string">
            <text:p text:style-name="Table_20_Contents">Testitapaukset</text:p>
          </table:table-cell>
          <table:table-cell table:style-name="Table16.B2" office:value-type="string">
            <text:p text:style-name="Table_20_Contents">-</text:p>
          </table:table-cell>
        </table:table-row>
      </table:table>
      <text:h text:style-name="Heading_20_3" text:outline-level="3">Talousarvion seuranta</text:h>
      <table:table table:name="Table17" table:style-name="Table17">
        <table:table-column table:style-name="Table17.A"/>
        <table:table-column table:style-name="Table17.B"/>
        <table:table-row>
          <table:table-cell table:style-name="Table17.A1" office:value-type="string">
            <text:p text:style-name="P5">ID</text:p>
          </table:table-cell>
          <table:table-cell table:style-name="Table17.B1" office:value-type="string">
            <text:p text:style-name="P5">Käyttötapaus 2.5</text:p>
          </table:table-cell>
        </table:table-row>
        <table:table-row table:style-name="Table17.2">
          <table:table-cell table:style-name="Table17.A2" office:value-type="string">
            <text:p text:style-name="Table_20_Contents">Nimi</text:p>
          </table:table-cell>
          <table:table-cell table:style-name="Table17.B2" office:value-type="string">
            <text:p text:style-name="Table_20_Contents">Talousarvion seuranta</text:p>
          </table:table-cell>
        </table:table-row>
        <table:table-row table:style-name="Table17.3">
          <table:table-cell table:style-name="Table17.A2" office:value-type="string">
            <text:p text:style-name="Table_20_Contents">Yhteenveto</text:p>
          </table:table-cell>
          <table:table-cell table:style-name="Table17.B2" office:value-type="string">
            <text:p text:style-name="Table_20_Contents">Pääkäyttäjä seuraa talousarvion toteutumista, eli katsoo tilikohtaisesti ja yleisesti miten rahankäyttö vastaa talousarviota.</text:p>
          </table:table-cell>
        </table:table-row>
        <table:table-row table:style-name="Table17.2">
          <table:table-cell table:style-name="Table17.A2" office:value-type="string">
            <text:p text:style-name="Table_20_Contents">Toimijat</text:p>
          </table:table-cell>
          <table:table-cell table:style-name="Table17.B2" office:value-type="string">
            <text:p text:style-name="Table_20_Contents">Pääkäyttäjä</text:p>
          </table:table-cell>
        </table:table-row>
        <table:table-row table:style-name="Table17.2">
          <table:table-cell table:style-name="Table17.A2" office:value-type="string">
            <text:p text:style-name="Table_20_Contents">Ennakko-vaatimukset</text:p>
          </table:table-cell>
          <table:table-cell table:style-name="Table17.B2" office:value-type="string">
            <text:list text:style-name="Numbering_20_1">
              <text:list-item text:start-value="1">
                <text:p text:style-name="P7">Järjestelmässa on sekä tilikausi että sille laadittu talousarvio.</text:p>
              </text:list-item>
              <text:list-item>
                <text:p text:style-name="P7">Pääkäyttäjä on kirjautuneena järjestelmään.</text:p>
              </text:list-item>
            </text:list>
          </table:table-cell>
        </table:table-row>
        <table:table-row table:style-name="Table17.2">
          <table:table-cell table:style-name="Table17.A2" office:value-type="string">
            <text:p text:style-name="Table_20_Contents">Toiminta</text:p>
          </table:table-cell>
          <table:table-cell table:style-name="Table17.B2" office:value-type="string">
            <text:list text:style-name="Numbering_20_1">
              <text:list-item text:start-value="1">
                <text:p text:style-name="P7">Pääkäyttäjä valitsee valikosta 'Tililaskenta'.</text:p>
              </text:list-item>
              <text:list-item>
                <text:p text:style-name="P7">Pääkäyttäjä näkee listauksen kaikista tileistä. Jokaisen tilin kohdalla on merkittynä sen debet- ja kredit-summat, toteuma, budjetti ja bujdetin ja toteuman erotus. Listauksen lopuksi on kaikkien tilien tiedot laskettu yhteen.</text:p>
              </text:list-item>
              <text:list-item>
                <text:p text:style-name="P7">Pääkäyttäjä tutkii toteuman ja budjetoidun erotussaraketta ja vertaa sitä suunniteltuun.</text:p>
              </text:list-item>
            </text:list>
          </table:table-cell>
        </table:table-row>
        <table:table-row table:style-name="Table17.2">
          <table:table-cell table:style-name="Table17.A2" office:value-type="string">
            <text:p text:style-name="Table_20_Contents">Jälkivaatimukset</text:p>
          </table:table-cell>
          <table:table-cell table:style-name="Table17.B2" office:value-type="string">
            <text:list text:style-name="Numbering_20_1">
              <text:list-item text:start-value="1">
                <text:p text:style-name="P7">Pääkäyttäjällä on näkemys tilien tilanteesta ja sen ja talousarvion eroavaisuuksista.</text:p>
              </text:list-item>
            </text:list>
          </table:table-cell>
        </table:table-row>
        <table:table-row table:style-name="Table17.2">
          <table:table-cell table:style-name="Table17.A2" office:value-type="string">
            <text:p text:style-name="Table_20_Contents">Tärkeys</text:p>
          </table:table-cell>
          <table:table-cell table:style-name="Table17.B2" office:value-type="string">
            <text:p text:style-name="Table_20_Contents">2</text:p>
          </table:table-cell>
        </table:table-row>
        <table:table-row table:style-name="Table17.2">
          <table:table-cell table:style-name="Table17.A2" office:value-type="string">
            <text:p text:style-name="Table_20_Contents">Tilanne</text:p>
          </table:table-cell>
          <table:table-cell table:style-name="Table17.B2" office:value-type="string">
            <text:p text:style-name="Table_20_Contents">Ehdotettu.</text:p>
          </table:table-cell>
        </table:table-row>
        <table:table-row table:style-name="Table17.2">
          <table:table-cell table:style-name="Table17.A2" office:value-type="string">
            <text:p text:style-name="Table_20_Contents">Testitapaukset</text:p>
          </table:table-cell>
          <table:table-cell table:style-name="Table17.B2" office:value-type="string">
            <text:p text:style-name="Table_20_Contents">-</text:p>
          </table:table-cell>
        </table:table-row>
      </table:table>
      <text:h text:style-name="Heading_20_3" text:outline-level="3">Tilin toteuman tarkistus</text:h>
      <table:table table:name="Table18" table:style-name="Table18">
        <table:table-column table:style-name="Table18.A"/>
        <table:table-column table:style-name="Table18.B"/>
        <table:table-row>
          <table:table-cell table:style-name="Table18.A1" office:value-type="string">
            <text:p text:style-name="P5">ID</text:p>
          </table:table-cell>
          <table:table-cell table:style-name="Table18.B1" office:value-type="string">
            <text:p text:style-name="P5">Käyttötapaus 2.6</text:p>
          </table:table-cell>
        </table:table-row>
        <table:table-row table:style-name="Table18.2">
          <table:table-cell table:style-name="Table18.A2" office:value-type="string">
            <text:p text:style-name="Table_20_Contents">Nimi</text:p>
          </table:table-cell>
          <table:table-cell table:style-name="Table18.B2" office:value-type="string">
            <text:p text:style-name="Table_20_Contents">Tilin toteuman tarkistus</text:p>
          </table:table-cell>
        </table:table-row>
        <table:table-row table:style-name="Table18.3">
          <table:table-cell table:style-name="Table18.A2" office:value-type="string">
            <text:p text:style-name="Table_20_Contents">Yhteenveto</text:p>
          </table:table-cell>
          <table:table-cell table:style-name="Table18.B2" office:value-type="string">
            <text:p text:style-name="Table_20_Contents">(Pää)käyttäjä tarkistaa yksittäisen tilin toteuman ja vertaa sitä budjettiin.</text:p>
          </table:table-cell>
        </table:table-row>
        <table:table-row table:style-name="Table18.2">
          <table:table-cell table:style-name="Table18.A2" office:value-type="string">
            <text:p text:style-name="Table_20_Contents">Toimijat</text:p>
          </table:table-cell>
          <table:table-cell table:style-name="Table18.B2" office:value-type="string">
            <text:p text:style-name="Table_20_Contents">Pää- tai tavallinen käyttäjä</text:p>
          </table:table-cell>
        </table:table-row>
        <table:table-row table:style-name="Table18.2">
          <table:table-cell table:style-name="Table18.A2" office:value-type="string">
            <text:p text:style-name="Table_20_Contents">Ennakko-vaatimukset</text:p>
          </table:table-cell>
          <table:table-cell table:style-name="Table18.B2" office:value-type="string">
            <text:list text:style-name="Numbering_20_1" text:continue-numbering="true">
              <text:list-item>
                <text:p text:style-name="P7">Järjestelmässa on sekä tilikausi että sille laadittu talousarvio.</text:p>
              </text:list-item>
              <text:list-item>
                <text:p text:style-name="P7">Käyttäjä on kirjautunut järjestelmään.</text:p>
              </text:list-item>
            </text:list>
          </table:table-cell>
        </table:table-row>
        <table:table-row table:style-name="Table18.2">
          <table:table-cell table:style-name="Table18.A2" office:value-type="string">
            <text:p text:style-name="Table_20_Contents">Toiminta</text:p>
          </table:table-cell>
          <table:table-cell table:style-name="Table18.B2" office:value-type="string">
            <text:list text:style-name="Numbering_20_1" text:continue-numbering="true">
              <text:list-item>
                <text:p text:style-name="P7">Käyttäjä valitsee valikosta 'Pääkirja'.</text:p>
              </text:list-item>
              <text:list-item>
                <text:p text:style-name="P7">Käyttäjä näkee pääkirjan ja valitsee nähtäväksi vain haluamansa tilin.</text:p>
              </text:list-item>
              <text:list-item>
                <text:p text:style-name="P7">Käyttäjä näkee tilin kaikki tapahtumat ja näitten yläpuolella yhteenvedon tilistä. Yhteenvedossa on tilin debet- ja kredit-summat, toteuma, budjetti ja viimeisen kahden erotus merkittynä.</text:p>
              </text:list-item>
              <text:list-item>
                <text:p text:style-name="P7">Käyttäjä katsoo yhteenvetoa ja voi halutessaan katsoa tilin tietoja tarkemmin selaamalla tilitapahtumia.</text:p>
              </text:list-item>
            </text:list>
          </table:table-cell>
        </table:table-row>
        <table:table-row table:style-name="Table18.2">
          <table:table-cell table:style-name="Table18.A2" office:value-type="string">
            <text:p text:style-name="Table_20_Contents">Jälkivaatimukset</text:p>
          </table:table-cell>
          <table:table-cell table:style-name="Table18.B2" office:value-type="string">
            <text:list text:style-name="Numbering_20_1" text:continue-numbering="true">
              <text:list-item>
                <text:p text:style-name="P7">Käyttäjällä on näkemys tilin toteumasta ja siitä miten se eroaa budjetoidusta.</text:p>
              </text:list-item>
            </text:list>
          </table:table-cell>
        </table:table-row>
        <table:table-row table:style-name="Table18.2">
          <table:table-cell table:style-name="Table18.A2" office:value-type="string">
            <text:p text:style-name="Table_20_Contents">Tärkeys</text:p>
          </table:table-cell>
          <table:table-cell table:style-name="Table18.B2" office:value-type="string">
            <text:p text:style-name="Table_20_Contents">2</text:p>
          </table:table-cell>
        </table:table-row>
        <table:table-row table:style-name="Table18.2">
          <table:table-cell table:style-name="Table18.A2" office:value-type="string">
            <text:p text:style-name="Table_20_Contents">Tilanne</text:p>
          </table:table-cell>
          <table:table-cell table:style-name="Table18.B2" office:value-type="string">
            <text:p text:style-name="Table_20_Contents">Ehdotettu.</text:p>
          </table:table-cell>
        </table:table-row>
        <table:table-row table:style-name="Table18.2">
          <table:table-cell table:style-name="Table18.A2" office:value-type="string">
            <text:p text:style-name="Table_20_Contents">Testitapaukset</text:p>
          </table:table-cell>
          <table:table-cell table:style-name="Table18.B2" office:value-type="string">
            <text:p text:style-name="Table_20_Contents">-</text:p>
          </table:table-cell>
        </table:table-row>
      </table:table>
      <text:h text:style-name="Heading_20_2" text:outline-level="2">Tilikartan ylläpito</text:h>
      <text:h text:style-name="Heading_20_3" text:outline-level="3">Tilikartan luominen</text:h>
      <text:p text:style-name="Text_20_body">Tilikartta luodaan automaattisesti tilikauden myötä.</text:p>
      <text:h text:style-name="Heading_20_3" text:outline-level="3">Tilin lisäys</text:h>
      <table:table table:name="Table19" table:style-name="Table19">
        <table:table-column table:style-name="Table19.A"/>
        <table:table-column table:style-name="Table19.B"/>
        <table:table-row>
          <table:table-cell table:style-name="Table19.A1" office:value-type="string">
            <text:p text:style-name="P5">ID</text:p>
          </table:table-cell>
          <table:table-cell table:style-name="Table19.B1" office:value-type="string">
            <text:p text:style-name="P5">Käyttötapaus 3.2</text:p>
          </table:table-cell>
        </table:table-row>
        <table:table-row table:style-name="Table19.2">
          <table:table-cell table:style-name="Table19.A2" office:value-type="string">
            <text:p text:style-name="Table_20_Contents">Nimi</text:p>
          </table:table-cell>
          <table:table-cell table:style-name="Table19.B2" office:value-type="string">
            <text:p text:style-name="Table_20_Contents">Tilin lisäys</text:p>
          </table:table-cell>
        </table:table-row>
        <table:table-row table:style-name="Table19.3">
          <table:table-cell table:style-name="Table19.A2" office:value-type="string">
            <text:p text:style-name="Table_20_Contents">Yhteenveto</text:p>
          </table:table-cell>
          <table:table-cell table:style-name="Table19.B2" office:value-type="string">
            <text:p text:style-name="Table_20_Contents">Pääkäyttäjä lisää tilin tilikarttaan.</text:p>
          </table:table-cell>
        </table:table-row>
        <table:table-row table:style-name="Table19.2">
          <table:table-cell table:style-name="Table19.A2" office:value-type="string">
            <text:p text:style-name="Table_20_Contents">Toimijat</text:p>
          </table:table-cell>
          <table:table-cell table:style-name="Table19.B2" office:value-type="string">
            <text:p text:style-name="Table_20_Contents">Pääkäyttäjä</text:p>
          </table:table-cell>
        </table:table-row>
        <table:table-row table:style-name="Table19.2">
          <table:table-cell table:style-name="Table19.A2" office:value-type="string">
            <text:p text:style-name="Table_20_Contents">Ennakko-vaatimukset</text:p>
          </table:table-cell>
          <table:table-cell table:style-name="Table19.B2" office:value-type="string">
            <text:list text:style-name="Numbering_20_1">
              <text:list-item text:start-value="1">
                <text:p text:style-name="P7">Järjestelmässä on vähintään yksi tilikausi ja siihen kuuluva tilikartta.</text:p>
              </text:list-item>
              <text:list-item>
                <text:p text:style-name="P7">Pääkäyttäjä on kirjautuneena järjestelmään.</text:p>
              </text:list-item>
            </text:list>
          </table:table-cell>
        </table:table-row>
        <table:table-row table:style-name="Table19.2">
          <table:table-cell table:style-name="Table19.A2" office:value-type="string">
            <text:p text:style-name="Table_20_Contents">Toiminta</text:p>
          </table:table-cell>
          <table:table-cell table:style-name="Table19.B2" office:value-type="string">
            <text:list text:style-name="Numbering_20_1">
              <text:list-item text:start-value="1">
                <text:p text:style-name="P7">Pääkäyttäjä valitsee valikosta 'Tilikartat'.</text:p>
              </text:list-item>
              <text:list-item>
                <text:p text:style-name="P7">Pääkäyttäjä näkee nykyisen tilikauden tilikartan ja mahdollisuuden vaihtaa tilikautta.</text:p>
              </text:list-item>
              <text:list-item>
                <text:p text:style-name="P7">Pääkäyttäjä klikkaa tiliä jonka hän haluaa lisätä tilin.</text:p>
              </text:list-item>
              <text:list-item>
                <text:p text:style-name="P7">Tili muuttuu muokattavaksi ja sen viereen ilmestyy nappi 'Lisää tili alle', jota pääkäyttäjä klikkaa.</text:p>
              </text:list-item>
              <text:list-item>
                <text:p text:style-name="P7">Valitun tilin alle ilmestyy uusi tilin tyhjillä kentillä.</text:p>
              </text:list-item>
              <text:list-item>
                <text:p text:style-name="P7">Pääkäyttäjä syöttää tilin tiedot ja valitsee 'Lisää'.</text:p>
              </text:list-item>
              <text:list-item>
                <text:p text:style-name="P7">Pääkäyttäjä näkee tilikartan jossa juuri lisäämänsä tili on mukana.</text:p>
              </text:list-item>
            </text:list>
          </table:table-cell>
        </table:table-row>
        <table:table-row table:style-name="Table19.2">
          <table:table-cell table:style-name="Table19.A2" office:value-type="string">
            <text:p text:style-name="Table_20_Contents">Jälkivaatimukset</text:p>
          </table:table-cell>
          <table:table-cell table:style-name="Table19.B2" office:value-type="string">
            <text:list text:style-name="Numbering_20_1">
              <text:list-item text:start-value="1">
                <text:p text:style-name="P7">Uusi tili on lisätty kyseisen tilikauden tilikarttaan.</text:p>
              </text:list-item>
            </text:list>
          </table:table-cell>
        </table:table-row>
        <table:table-row table:style-name="Table19.2">
          <table:table-cell table:style-name="Table19.A2" office:value-type="string">
            <text:p text:style-name="Table_20_Contents">Tärkeys</text:p>
          </table:table-cell>
          <table:table-cell table:style-name="Table19.B2" office:value-type="string">
            <text:p text:style-name="Table_20_Contents">3</text:p>
          </table:table-cell>
        </table:table-row>
        <table:table-row table:style-name="Table19.2">
          <table:table-cell table:style-name="Table19.A2" office:value-type="string">
            <text:p text:style-name="Table_20_Contents">Tilanne</text:p>
          </table:table-cell>
          <table:table-cell table:style-name="Table19.B2" office:value-type="string">
            <text:p text:style-name="Table_20_Contents">Ehdotettu.</text:p>
          </table:table-cell>
        </table:table-row>
        <table:table-row table:style-name="Table19.2">
          <table:table-cell table:style-name="Table19.A2" office:value-type="string">
            <text:p text:style-name="Table_20_Contents">Testitapaukset</text:p>
          </table:table-cell>
          <table:table-cell table:style-name="Table19.B2" office:value-type="string">
            <text:p text:style-name="Table_20_Contents">-</text:p>
          </table:table-cell>
        </table:table-row>
      </table:table>
      <text:h text:style-name="Heading_20_3" text:outline-level="3">Tilin muokkaus</text:h>
      <table:table table:name="Table20" table:style-name="Table20">
        <table:table-column table:style-name="Table20.A"/>
        <table:table-column table:style-name="Table20.B"/>
        <table:table-row>
          <table:table-cell table:style-name="Table20.A1" office:value-type="string">
            <text:p text:style-name="P5">ID</text:p>
          </table:table-cell>
          <table:table-cell table:style-name="Table20.B1" office:value-type="string">
            <text:p text:style-name="P5">Käyttötapaus 3.3</text:p>
          </table:table-cell>
        </table:table-row>
        <table:table-row table:style-name="Table20.2">
          <table:table-cell table:style-name="Table20.A2" office:value-type="string">
            <text:p text:style-name="Table_20_Contents">Nimi</text:p>
          </table:table-cell>
          <table:table-cell table:style-name="Table20.B2" office:value-type="string">
            <text:p text:style-name="Table_20_Contents">Tilin muokkaus</text:p>
          </table:table-cell>
        </table:table-row>
        <table:table-row table:style-name="Table20.3">
          <table:table-cell table:style-name="Table20.A2" office:value-type="string">
            <text:p text:style-name="Table_20_Contents">Yhteenveto</text:p>
          </table:table-cell>
          <table:table-cell table:style-name="Table20.B2" office:value-type="string">
            <text:p text:style-name="Table_20_Contents">Pääkäyttäjä muokkaa tilin tietoja.</text:p>
          </table:table-cell>
        </table:table-row>
        <table:table-row table:style-name="Table20.2">
          <table:table-cell table:style-name="Table20.A2" office:value-type="string">
            <text:p text:style-name="Table_20_Contents">Toimijat</text:p>
          </table:table-cell>
          <table:table-cell table:style-name="Table20.B2" office:value-type="string">
            <text:p text:style-name="Table_20_Contents">Pääkäyttäjä</text:p>
          </table:table-cell>
        </table:table-row>
        <table:table-row table:style-name="Table20.2">
          <table:table-cell table:style-name="Table20.A2" office:value-type="string">
            <text:p text:style-name="Table_20_Contents">Ennakko-vaatimukset</text:p>
          </table:table-cell>
          <table:table-cell table:style-name="Table20.B2" office:value-type="string">
            <text:list text:style-name="Numbering_20_1">
              <text:list-item text:start-value="1">
                <text:p text:style-name="P7">Järjestelmässä on vähintään yksi tilikausi ja siihen kuuluva tilikartta.</text:p>
              </text:list-item>
              <text:list-item>
                <text:p text:style-name="P7">Pääkäyttäjä on kirjautuneena järjestelmään.</text:p>
              </text:list-item>
            </text:list>
          </table:table-cell>
        </table:table-row>
        <table:table-row table:style-name="Table20.2">
          <table:table-cell table:style-name="Table20.A2" office:value-type="string">
            <text:p text:style-name="Table_20_Contents">Toiminta</text:p>
          </table:table-cell>
          <table:table-cell table:style-name="Table20.B2" office:value-type="string">
            <text:list text:style-name="Numbering_20_1">
              <text:list-item text:start-value="1">
                <text:p text:style-name="P7">Pääkäyttäjä valitsee valikosta 'Tilikartat'.</text:p>
              </text:list-item>
              <text:list-item>
                <text:p text:style-name="P7">Pääkäyttäjä näkee nykyisen tilikauden tilikartan ja mahdollisuuden vaihtaa tilikautta.</text:p>
              </text:list-item>
              <text:list-item>
                <text:p text:style-name="P7">Pääkäyttäjä etsii haluamansa tilin ja klikkaa sitä.</text:p>
              </text:list-item>
              <text:list-item>
                <text:p text:style-name="P7">Tilin kentät muuttuvat muokattaviksi ja sen yhteyteen ilmestyy napit 'Tallenna' ja 'Peru'.</text:p>
              </text:list-item>
              <text:list-item>
                <text:p text:style-name="P7">Pääkäyttäjä muokkaa haluamansa tietoja ja valitsee 'Tallenna'.</text:p>
              </text:list-item>
              <text:list-item>
                <text:p text:style-name="P7">Pääkäyttäjä näkee tilikartan jossa juuri tekemänsä muutokset näkyvät.</text:p>
              </text:list-item>
            </text:list>
          </table:table-cell>
        </table:table-row>
        <table:table-row table:style-name="Table20.2">
          <table:table-cell table:style-name="Table20.A2" office:value-type="string">
            <text:p text:style-name="Table_20_Contents">Jälkivaatimukset</text:p>
          </table:table-cell>
          <table:table-cell table:style-name="Table20.B2" office:value-type="string">
            <text:list text:style-name="Numbering_20_1">
              <text:list-item text:start-value="1">
                <text:p text:style-name="P7">Tilin tiedot on päivitetty</text:p>
              </text:list-item>
            </text:list>
          </table:table-cell>
        </table:table-row>
        <table:table-row table:style-name="Table20.2">
          <table:table-cell table:style-name="Table20.A2" office:value-type="string">
            <text:p text:style-name="Table_20_Contents">Tärkeys</text:p>
          </table:table-cell>
          <table:table-cell table:style-name="Table20.B2" office:value-type="string">
            <text:p text:style-name="Table_20_Contents">3</text:p>
          </table:table-cell>
        </table:table-row>
        <table:table-row table:style-name="Table20.2">
          <table:table-cell table:style-name="Table20.A2" office:value-type="string">
            <text:p text:style-name="Table_20_Contents">Tilanne</text:p>
          </table:table-cell>
          <table:table-cell table:style-name="Table20.B2" office:value-type="string">
            <text:p text:style-name="Table_20_Contents">Ehdotettu.</text:p>
          </table:table-cell>
        </table:table-row>
        <table:table-row table:style-name="Table20.2">
          <table:table-cell table:style-name="Table20.A2" office:value-type="string">
            <text:p text:style-name="Table_20_Contents">Testitapaukset</text:p>
          </table:table-cell>
          <table:table-cell table:style-name="Table20.B2" office:value-type="string">
            <text:p text:style-name="Table_20_Contents">-</text:p>
          </table:table-cell>
        </table:table-row>
      </table:table>
      <text:h text:style-name="Heading_20_3" text:outline-level="3">Tilin poisto</text:h>
      <table:table table:name="Table21" table:style-name="Table21">
        <table:table-column table:style-name="Table21.A"/>
        <table:table-column table:style-name="Table21.B"/>
        <table:table-row>
          <table:table-cell table:style-name="Table21.A1" office:value-type="string">
            <text:p text:style-name="P5">ID</text:p>
          </table:table-cell>
          <table:table-cell table:style-name="Table21.B1" office:value-type="string">
            <text:p text:style-name="P5">Käyttötapaus 3.4</text:p>
          </table:table-cell>
        </table:table-row>
        <table:table-row table:style-name="Table21.2">
          <table:table-cell table:style-name="Table21.A2" office:value-type="string">
            <text:p text:style-name="Table_20_Contents">Nimi</text:p>
          </table:table-cell>
          <table:table-cell table:style-name="Table21.B2" office:value-type="string">
            <text:p text:style-name="Table_20_Contents">Tilin poisto</text:p>
          </table:table-cell>
        </table:table-row>
        <table:table-row table:style-name="Table21.3">
          <table:table-cell table:style-name="Table21.A2" office:value-type="string">
            <text:p text:style-name="Table_20_Contents">Yhteenveto</text:p>
          </table:table-cell>
          <table:table-cell table:style-name="Table21.B2" office:value-type="string">
            <text:p text:style-name="Table_20_Contents">Pääkäyttäjä poistaa tilin tilikartasta.</text:p>
          </table:table-cell>
        </table:table-row>
        <table:table-row table:style-name="Table21.2">
          <table:table-cell table:style-name="Table21.A2" office:value-type="string">
            <text:p text:style-name="Table_20_Contents">Toimijat</text:p>
          </table:table-cell>
          <table:table-cell table:style-name="Table21.B2" office:value-type="string">
            <text:p text:style-name="Table_20_Contents">Pääkäyttäjä</text:p>
          </table:table-cell>
        </table:table-row>
        <table:table-row table:style-name="Table21.2">
          <table:table-cell table:style-name="Table21.A2" office:value-type="string">
            <text:p text:style-name="Table_20_Contents">Ennakko-vaatimukset</text:p>
          </table:table-cell>
          <table:table-cell table:style-name="Table21.B2" office:value-type="string">
            <text:list text:style-name="Numbering_20_1">
              <text:list-item text:start-value="1">
                <text:p text:style-name="P7">Järjestelmässä on vähintään yksi tilikausi ja siihen kuuluva tilikartta.</text:p>
              </text:list-item>
              <text:list-item>
                <text:p text:style-name="P7">Pääkäyttäjä on kirjautuneena järjestelmään.</text:p>
              </text:list-item>
            </text:list>
          </table:table-cell>
        </table:table-row>
        <table:table-row table:style-name="Table21.2">
          <table:table-cell table:style-name="Table21.A2" office:value-type="string">
            <text:p text:style-name="Table_20_Contents">Toiminta</text:p>
          </table:table-cell>
          <table:table-cell table:style-name="Table21.B2" office:value-type="string">
            <text:list text:style-name="Numbering_20_1">
              <text:list-item text:start-value="1">
                <text:p text:style-name="P7">Pääkäyttäjä valitsee valikosta 'Tilikartat'.</text:p>
              </text:list-item>
              <text:list-item>
                <text:p text:style-name="P7">Pääkäyttäjä näkee nykyisen tilikauden tilikartan ja mahdollisuuden vaihtaa tilikautta.</text:p>
              </text:list-item>
              <text:list-item>
                <text:p text:style-name="P7">Pääkäyttäjä etsii haluamansa tilin ja valitsee sen kohdalta 'Poista'.</text:p>
              </text:list-item>
              <text:list-item>
                <text:p text:style-name="P7">Järjestelmä pyytää varmistusta tilin poistosta..</text:p>
              </text:list-item>
              <text:list-item>
                <text:p text:style-name="P7">Pääkäyttäjä varmistaa haluavansa poistaa tilin.</text:p>
              </text:list-item>
              <text:list-item>
                <text:p text:style-name="P7">Järjestelmä kysyy mitä tehdään tilin tapahtumille. Vaihtoehtoja on kaksi:</text:p>
                <text:list>
                  <text:list-item>
                    <text:p text:style-name="P7">Poistetaan kaikki tilin tapahtumat.</text:p>
                  </text:list-item>
                  <text:list-item>
                    <text:p text:style-name="P7">Poistetaan tapahtumista viittaus tiliin.</text:p>
                  </text:list-item>
                </text:list>
              </text:list-item>
              <text:list-item>
                <text:p text:style-name="P7">Pääkäyttäjä valitsee sopivan vaihtoehdon ja klikkaa 'Ok'.</text:p>
              </text:list-item>
              <text:list-item>
                <text:p text:style-name="P7">Pääkäyttäjä näkee tilikartan jossa juuri tekemänsä muutokset näkyvät.</text:p>
              </text:list-item>
            </text:list>
          </table:table-cell>
        </table:table-row>
        <table:table-row table:style-name="Table21.2">
          <table:table-cell table:style-name="Table21.A2" office:value-type="string">
            <text:p text:style-name="Table_20_Contents">Jälkivaatimukset</text:p>
          </table:table-cell>
          <table:table-cell table:style-name="Table21.B2" office:value-type="string">
            <text:list text:style-name="Numbering_20_1">
              <text:list-item text:start-value="1">
                <text:p text:style-name="P7">Tili on poistettu tilikartasta ja tilin tapahtumat on joko poistettu tai niistä on poistettu viittaus tiliin.</text:p>
              </text:list-item>
            </text:list>
          </table:table-cell>
        </table:table-row>
        <table:table-row table:style-name="Table21.2">
          <table:table-cell table:style-name="Table21.A2" office:value-type="string">
            <text:p text:style-name="Table_20_Contents">Tärkeys</text:p>
          </table:table-cell>
          <table:table-cell table:style-name="Table21.B2" office:value-type="string">
            <text:p text:style-name="Table_20_Contents">3</text:p>
          </table:table-cell>
        </table:table-row>
        <table:table-row table:style-name="Table21.2">
          <table:table-cell table:style-name="Table21.A2" office:value-type="string">
            <text:p text:style-name="Table_20_Contents">Tilanne</text:p>
          </table:table-cell>
          <table:table-cell table:style-name="Table21.B2" office:value-type="string">
            <text:p text:style-name="Table_20_Contents">Ehdotettu.</text:p>
          </table:table-cell>
        </table:table-row>
        <table:table-row table:style-name="Table21.2">
          <table:table-cell table:style-name="Table21.A2" office:value-type="string">
            <text:p text:style-name="Table_20_Contents">Testitapaukset</text:p>
          </table:table-cell>
          <table:table-cell table:style-name="Table21.B2" office:value-type="string">
            <text:p text:style-name="Table_20_Contents">-</text:p>
          </table:table-cell>
        </table:table-row>
      </table:table>
      <text:h text:style-name="Heading_20_2" text:outline-level="2">Laskutus</text:h>
      <text:h text:style-name="Heading_20_3" text:outline-level="3">Laskun lisääminen</text:h>
      <table:table table:name="Table23" table:style-name="Table23">
        <table:table-column table:style-name="Table23.A"/>
        <table:table-column table:style-name="Table23.B"/>
        <table:table-row>
          <table:table-cell table:style-name="Table23.A1" office:value-type="string">
            <text:p text:style-name="P5">ID</text:p>
          </table:table-cell>
          <table:table-cell table:style-name="Table23.B1" office:value-type="string">
            <text:p text:style-name="P5">Käyttötapaus 4.1</text:p>
          </table:table-cell>
        </table:table-row>
        <table:table-row table:style-name="Table23.2">
          <table:table-cell table:style-name="Table23.A2" office:value-type="string">
            <text:p text:style-name="Table_20_Contents">Nimi</text:p>
          </table:table-cell>
          <table:table-cell table:style-name="Table23.B2" office:value-type="string">
            <text:p text:style-name="Table_20_Contents">Laskun lisääminen</text:p>
          </table:table-cell>
        </table:table-row>
        <table:table-row table:style-name="Table23.3">
          <table:table-cell table:style-name="Table23.A2" office:value-type="string">
            <text:p text:style-name="Table_20_Contents">Yhteenveto</text:p>
          </table:table-cell>
          <table:table-cell table:style-name="Table23.B2" office:value-type="string">
            <text:p text:style-name="Table_20_Contents">Pääkäyttäjä lisää laskun järjestelmään.</text:p>
          </table:table-cell>
        </table:table-row>
        <table:table-row table:style-name="Table23.2">
          <table:table-cell table:style-name="Table23.A2" office:value-type="string">
            <text:p text:style-name="Table_20_Contents">Toimijat</text:p>
          </table:table-cell>
          <table:table-cell table:style-name="Table23.B2" office:value-type="string">
            <text:p text:style-name="Table_20_Contents">Pääkäyttäjä</text:p>
          </table:table-cell>
        </table:table-row>
        <table:table-row table:style-name="Table23.2">
          <table:table-cell table:style-name="Table23.A2" office:value-type="string">
            <text:p text:style-name="Table_20_Contents">Ennakko-vaatimukset</text:p>
          </table:table-cell>
          <table:table-cell table:style-name="Table23.B2" office:value-type="string">
            <text:list text:style-name="Numbering_20_1">
              <text:list-item text:start-value="1">
                <text:p text:style-name="P7">Järjestelmässä on vähintään yksi tilikausi.</text:p>
              </text:list-item>
              <text:list-item>
                <text:p text:style-name="P7">Pääkäyttäjä on kirjautuneen järjestelmään.</text:p>
              </text:list-item>
            </text:list>
          </table:table-cell>
        </table:table-row>
        <table:table-row table:style-name="Table23.2">
          <table:table-cell table:style-name="Table23.A2" office:value-type="string">
            <text:p text:style-name="Table_20_Contents">Toiminta</text:p>
          </table:table-cell>
          <table:table-cell table:style-name="Table23.B2" office:value-type="string">
            <text:list text:style-name="Numbering_20_1">
              <text:list-item text:start-value="1">
                <text:p text:style-name="P7">Pääkäyttäjä valitsee valikosta 'Laskut'.</text:p>
              </text:list-item>
              <text:list-item>
                <text:p text:style-name="P7">Pääkäyttäjä näkee listauksen avoimista laskuista ja napin 'Uusi lasku' jota klikkaa.</text:p>
              </text:list-item>
              <text:list-item>
                <text:p text:style-name="P7">Pääkäyttäjä näkee kaavakkeen jossa pyydetään laskun tietoja. Laskun tietoja ovat ainakin.</text:p>
                <text:list>
                  <text:list-item>
                    <text:p text:style-name="P7">Päiväys</text:p>
                  </text:list-item>
                  <text:list-item>
                    <text:p text:style-name="P7">Syy</text:p>
                  </text:list-item>
                  <text:list-item>
                    <text:p text:style-name="P7">Summa</text:p>
                  </text:list-item>
                  <text:list-item>
                    <text:p text:style-name="P7">Laskutettava</text:p>
                  </text:list-item>
                  <text:list-item>
                    <text:p text:style-name="P7">Laskutettavan yhteystiedot</text:p>
                  </text:list-item>
                  <text:list-item>
                    <text:p text:style-name="P7">Kohdetili (kirjanpidossa)</text:p>
                  </text:list-item>
                  <text:list-item>
                    <text:p text:style-name="P7">Laskunumero</text:p>
                  </text:list-item>
                </text:list>
              </text:list-item>
              <text:list-item>
                <text:p text:style-name="P7">Pääkäyttäjä täyttää laskun tiedot ja valitsee 'Luo'.</text:p>
              </text:list-item>
              <text:list-item>
                <text:p text:style-name="P7">Pääkäyttäjä näkee listauksen avoimista laskuista ja niiden joukossa juuri luomansa laskun.</text:p>
              </text:list-item>
            </text:list>
          </table:table-cell>
        </table:table-row>
        <table:table-row table:style-name="Table23.2">
          <table:table-cell table:style-name="Table23.A2" office:value-type="string">
            <text:p text:style-name="Table_20_Contents">Jälkivaatimukset</text:p>
          </table:table-cell>
          <table:table-cell table:style-name="Table23.B2" office:value-type="string">
            <text:list text:style-name="Numbering_20_1">
              <text:list-item text:start-value="1">
                <text:p text:style-name="P7">Uusi lasku on lisätty järjestelmään.</text:p>
              </text:list-item>
            </text:list>
          </table:table-cell>
        </table:table-row>
        <table:table-row table:style-name="Table23.2">
          <table:table-cell table:style-name="Table23.A2" office:value-type="string">
            <text:p text:style-name="Table_20_Contents">Tärkeys</text:p>
          </table:table-cell>
          <table:table-cell table:style-name="Table23.B2" office:value-type="string">
            <text:p text:style-name="Table_20_Contents">1</text:p>
          </table:table-cell>
        </table:table-row>
        <table:table-row table:style-name="Table23.2">
          <table:table-cell table:style-name="Table23.A2" office:value-type="string">
            <text:p text:style-name="Table_20_Contents">Tilanne</text:p>
          </table:table-cell>
          <table:table-cell table:style-name="Table23.B2" office:value-type="string">
            <text:p text:style-name="Table_20_Contents">Ehdotettu.</text:p>
          </table:table-cell>
        </table:table-row>
        <table:table-row table:style-name="Table23.2">
          <table:table-cell table:style-name="Table23.A2" office:value-type="string">
            <text:p text:style-name="Table_20_Contents">Testitapaukset</text:p>
          </table:table-cell>
          <table:table-cell table:style-name="Table23.B2" office:value-type="string">
            <text:p text:style-name="Table_20_Contents">-</text:p>
          </table:table-cell>
        </table:table-row>
      </table:table>
      <text:h text:style-name="Heading_20_3" text:outline-level="3">Laskun muokkaus</text:h>
      <table:table table:name="Table24" table:style-name="Table24">
        <table:table-column table:style-name="Table24.A"/>
        <table:table-column table:style-name="Table24.B"/>
        <table:table-row>
          <table:table-cell table:style-name="Table24.A1" office:value-type="string">
            <text:p text:style-name="P5">ID</text:p>
          </table:table-cell>
          <table:table-cell table:style-name="Table24.B1" office:value-type="string">
            <text:p text:style-name="P5">Käyttötapaus 4.2</text:p>
          </table:table-cell>
        </table:table-row>
        <table:table-row table:style-name="Table24.2">
          <table:table-cell table:style-name="Table24.A2" office:value-type="string">
            <text:p text:style-name="Table_20_Contents">Nimi</text:p>
          </table:table-cell>
          <table:table-cell table:style-name="Table24.B2" office:value-type="string">
            <text:p text:style-name="Table_20_Contents">Laskun muokkaus</text:p>
          </table:table-cell>
        </table:table-row>
        <table:table-row table:style-name="Table24.3">
          <table:table-cell table:style-name="Table24.A2" office:value-type="string">
            <text:p text:style-name="Table_20_Contents">Yhteenveto</text:p>
          </table:table-cell>
          <table:table-cell table:style-name="Table24.B2" office:value-type="string">
            <text:p text:style-name="Table_20_Contents">Pääkäyttäjä muokkaa laskun tietoja.</text:p>
          </table:table-cell>
        </table:table-row>
        <table:table-row table:style-name="Table24.2">
          <table:table-cell table:style-name="Table24.A2" office:value-type="string">
            <text:p text:style-name="Table_20_Contents">Toimijat</text:p>
          </table:table-cell>
          <table:table-cell table:style-name="Table24.B2" office:value-type="string">
            <text:p text:style-name="Table_20_Contents">Pääkäyttäjä</text:p>
          </table:table-cell>
        </table:table-row>
        <table:table-row table:style-name="Table24.2">
          <table:table-cell table:style-name="Table24.A2" office:value-type="string">
            <text:p text:style-name="Table_20_Contents">Ennakko-vaatimukset</text:p>
          </table:table-cell>
          <table:table-cell table:style-name="Table24.B2" office:value-type="string">
            <text:list text:style-name="Numbering_20_1">
              <text:list-item text:start-value="1">
                <text:p text:style-name="P7">Järjestelmässä on vähintään yksi tilikausi ja yksi lasku sille.</text:p>
              </text:list-item>
              <text:list-item>
                <text:p text:style-name="P7">Pääkäyttäjä on kirjautuneen järjestelmään.</text:p>
              </text:list-item>
            </text:list>
          </table:table-cell>
        </table:table-row>
        <table:table-row table:style-name="Table24.2">
          <table:table-cell table:style-name="Table24.A2" office:value-type="string">
            <text:p text:style-name="Table_20_Contents">Toiminta</text:p>
          </table:table-cell>
          <table:table-cell table:style-name="Table24.B2" office:value-type="string">
            <text:list text:style-name="Numbering_20_1">
              <text:list-item text:start-value="1">
                <text:p text:style-name="P7">Pääkäyttäjä valitsee valikosta 'Laskut'.</text:p>
              </text:list-item>
              <text:list-item>
                <text:p text:style-name="P7">Pääkäyttäjä näkee listauksen avoimista laskuista.</text:p>
              </text:list-item>
              <text:list-item>
                <text:p text:style-name="P7">Pääkäyttäjä etsii haluamansa laskun ja valitsee sen kohdalta 'Muokkaa'.</text:p>
              </text:list-item>
              <text:list-item>
                <text:p text:style-name="P7">Pääkäyttäjä näkee kaavakkeen jossa hän voi muokata laskun tietoja. </text:p>
              </text:list-item>
              <text:list-item>
                <text:p text:style-name="P7">Pääkäyttäjä muokkaa laskun tietoja ja valitsee 'Tallenna'.</text:p>
              </text:list-item>
              <text:list-item>
                <text:p text:style-name="P7">Pääkäyttäjä näkee listauksen avoimista laskuista.</text:p>
              </text:list-item>
            </text:list>
          </table:table-cell>
        </table:table-row>
        <table:table-row table:style-name="Table24.2">
          <table:table-cell table:style-name="Table24.A2" office:value-type="string">
            <text:p text:style-name="Table_20_Contents">Jälkivaatimukset</text:p>
          </table:table-cell>
          <table:table-cell table:style-name="Table24.B2" office:value-type="string">
            <text:list text:style-name="Numbering_20_1">
              <text:list-item text:start-value="1">
                <text:p text:style-name="P7">Laskun tiedot on päivitetty.</text:p>
              </text:list-item>
            </text:list>
          </table:table-cell>
        </table:table-row>
        <table:table-row table:style-name="Table24.2">
          <table:table-cell table:style-name="Table24.A2" office:value-type="string">
            <text:p text:style-name="Table_20_Contents">Tärkeys</text:p>
          </table:table-cell>
          <table:table-cell table:style-name="Table24.B2" office:value-type="string">
            <text:p text:style-name="Table_20_Contents">1</text:p>
          </table:table-cell>
        </table:table-row>
        <table:table-row table:style-name="Table24.2">
          <table:table-cell table:style-name="Table24.A2" office:value-type="string">
            <text:p text:style-name="Table_20_Contents">Tilanne</text:p>
          </table:table-cell>
          <table:table-cell table:style-name="Table24.B2" office:value-type="string">
            <text:p text:style-name="Table_20_Contents">Ehdotettu.</text:p>
          </table:table-cell>
        </table:table-row>
        <table:table-row table:style-name="Table24.2">
          <table:table-cell table:style-name="Table24.A2" office:value-type="string">
            <text:p text:style-name="Table_20_Contents">Testitapaukset</text:p>
          </table:table-cell>
          <table:table-cell table:style-name="Table24.B2" office:value-type="string">
            <text:p text:style-name="Table_20_Contents">-</text:p>
          </table:table-cell>
        </table:table-row>
      </table:table>
      <text:h text:style-name="Heading_20_3" text:outline-level="3">Laskun poisto</text:h>
      <table:table table:name="Table25" table:style-name="Table25">
        <table:table-column table:style-name="Table25.A"/>
        <table:table-column table:style-name="Table25.B"/>
        <table:table-row>
          <table:table-cell table:style-name="Table25.A1" office:value-type="string">
            <text:p text:style-name="P5">ID</text:p>
          </table:table-cell>
          <table:table-cell table:style-name="Table25.B1" office:value-type="string">
            <text:p text:style-name="P5">Käyttötapaus 4.3</text:p>
          </table:table-cell>
        </table:table-row>
        <table:table-row table:style-name="Table25.2">
          <table:table-cell table:style-name="Table25.A2" office:value-type="string">
            <text:p text:style-name="Table_20_Contents">Nimi</text:p>
          </table:table-cell>
          <table:table-cell table:style-name="Table25.B2" office:value-type="string">
            <text:p text:style-name="Table_20_Contents">Laskun poisto</text:p>
          </table:table-cell>
        </table:table-row>
        <table:table-row table:style-name="Table25.3">
          <table:table-cell table:style-name="Table25.A2" office:value-type="string">
            <text:p text:style-name="Table_20_Contents">Yhteenveto</text:p>
          </table:table-cell>
          <table:table-cell table:style-name="Table25.B2" office:value-type="string">
            <text:p text:style-name="Table_20_Contents">Pääkäyttäjä poistaa laskun järjestelmästä.</text:p>
          </table:table-cell>
        </table:table-row>
        <table:table-row table:style-name="Table25.2">
          <table:table-cell table:style-name="Table25.A2" office:value-type="string">
            <text:p text:style-name="Table_20_Contents">Toimijat</text:p>
          </table:table-cell>
          <table:table-cell table:style-name="Table25.B2" office:value-type="string">
            <text:p text:style-name="Table_20_Contents">Pääkäyttäjä</text:p>
          </table:table-cell>
        </table:table-row>
        <table:table-row table:style-name="Table25.2">
          <table:table-cell table:style-name="Table25.A2" office:value-type="string">
            <text:p text:style-name="Table_20_Contents">Ennakko-vaatimukset</text:p>
          </table:table-cell>
          <table:table-cell table:style-name="Table25.B2" office:value-type="string">
            <text:list text:style-name="Numbering_20_1">
              <text:list-item text:start-value="1">
                <text:p text:style-name="P7">Järjestelmässä on vähintään yksi lasku.</text:p>
              </text:list-item>
              <text:list-item>
                <text:p text:style-name="P7">Pääkäyttäjä on kirjautuneena järjestelmään.</text:p>
              </text:list-item>
            </text:list>
          </table:table-cell>
        </table:table-row>
        <table:table-row table:style-name="Table25.2">
          <table:table-cell table:style-name="Table25.A2" office:value-type="string">
            <text:p text:style-name="Table_20_Contents">Toiminta</text:p>
          </table:table-cell>
          <table:table-cell table:style-name="Table25.B2" office:value-type="string">
            <text:list text:style-name="Numbering_20_1">
              <text:list-item text:start-value="1">
                <text:p text:style-name="P7">Pääkäyttäjä valitsee valikosta 'Laskut'.</text:p>
              </text:list-item>
              <text:list-item>
                <text:p text:style-name="P7">Pääkäyttäjä näkee listauksen avoimista laskuista.</text:p>
              </text:list-item>
              <text:list-item>
                <text:p text:style-name="P7">Pääkäyttäjä etsii haluamansa laskun ja valitsee 'Poista'.</text:p>
              </text:list-item>
              <text:list-item>
                <text:p text:style-name="P7">Pääkäyttäjä näkee listauksen jäljelle jääneistä avoimista laskuista.</text:p>
              </text:list-item>
            </text:list>
          </table:table-cell>
        </table:table-row>
        <table:table-row table:style-name="Table25.2">
          <table:table-cell table:style-name="Table25.A2" office:value-type="string">
            <text:p text:style-name="Table_20_Contents">Jälkivaatimukset</text:p>
          </table:table-cell>
          <table:table-cell table:style-name="Table25.B2" office:value-type="string">
            <text:list text:style-name="Numbering_20_1">
              <text:list-item text:start-value="1">
                <text:p text:style-name="P7">Lasku on poistettu järjestelmästä.</text:p>
              </text:list-item>
            </text:list>
          </table:table-cell>
        </table:table-row>
        <table:table-row table:style-name="Table25.2">
          <table:table-cell table:style-name="Table25.A2" office:value-type="string">
            <text:p text:style-name="Table_20_Contents">Tärkeys</text:p>
          </table:table-cell>
          <table:table-cell table:style-name="Table25.B2" office:value-type="string">
            <text:p text:style-name="Table_20_Contents">1</text:p>
          </table:table-cell>
        </table:table-row>
        <table:table-row table:style-name="Table25.2">
          <table:table-cell table:style-name="Table25.A2" office:value-type="string">
            <text:p text:style-name="Table_20_Contents">Tilanne</text:p>
          </table:table-cell>
          <table:table-cell table:style-name="Table25.B2" office:value-type="string">
            <text:p text:style-name="Table_20_Contents">Ehdotettu.</text:p>
          </table:table-cell>
        </table:table-row>
        <table:table-row table:style-name="Table25.2">
          <table:table-cell table:style-name="Table25.A2" office:value-type="string">
            <text:p text:style-name="Table_20_Contents">Testitapaukset</text:p>
          </table:table-cell>
          <table:table-cell table:style-name="Table25.B2" office:value-type="string">
            <text:p text:style-name="Table_20_Contents">-</text:p>
          </table:table-cell>
        </table:table-row>
      </table:table>
      <text:h text:style-name="Heading_20_3" text:outline-level="3">Laskutustietojen hakeminen Superilmosta</text:h>
      <table:table table:name="Table26" table:style-name="Table26">
        <table:table-column table:style-name="Table26.A"/>
        <table:table-column table:style-name="Table26.B"/>
        <table:table-row>
          <table:table-cell table:style-name="Table26.A1" office:value-type="string">
            <text:p text:style-name="P5">ID</text:p>
          </table:table-cell>
          <table:table-cell table:style-name="Table26.B1" office:value-type="string">
            <text:p text:style-name="P5">Käyttötapaus 4.4</text:p>
          </table:table-cell>
        </table:table-row>
        <table:table-row table:style-name="Table26.2">
          <table:table-cell table:style-name="Table26.A2" office:value-type="string">
            <text:p text:style-name="Table_20_Contents">Nimi</text:p>
          </table:table-cell>
          <table:table-cell table:style-name="Table26.B2" office:value-type="string">
            <text:p text:style-name="Table_20_Contents">Laskutustietojen hakeminen Superilmosta</text:p>
          </table:table-cell>
        </table:table-row>
        <table:table-row table:style-name="Table26.3">
          <table:table-cell table:style-name="Table26.A2" office:value-type="string">
            <text:p text:style-name="Table_20_Contents">Yhteenveto</text:p>
          </table:table-cell>
          <table:table-cell table:style-name="Table26.B2" office:value-type="string">
            <text:p text:style-name="Table_20_Contents">Pääkäyttäjä hakee laskutustietoja Superilmo tapahtumiinilmoittautumisjärjestelmästä.</text:p>
          </table:table-cell>
        </table:table-row>
        <table:table-row table:style-name="Table26.2">
          <table:table-cell table:style-name="Table26.A2" office:value-type="string">
            <text:p text:style-name="Table_20_Contents">Toimijat</text:p>
          </table:table-cell>
          <table:table-cell table:style-name="Table26.B2" office:value-type="string">
            <text:p text:style-name="Table_20_Contents">Pääkäyttäjä</text:p>
          </table:table-cell>
        </table:table-row>
        <table:table-row table:style-name="Table26.2">
          <table:table-cell table:style-name="Table26.A2" office:value-type="string">
            <text:p text:style-name="Table_20_Contents">Ennakko-vaatimukset</text:p>
          </table:table-cell>
          <table:table-cell table:style-name="Table26.B2" office:value-type="string">
            <text:list text:style-name="Numbering_20_1">
              <text:list-item text:start-value="1">
                <text:p text:style-name="P7">Järjestelmässä on vähintään yksi tilikausi.</text:p>
              </text:list-item>
              <text:list-item>
                <text:p text:style-name="P7">Järjestelmässä on asetettu Superilmo järjestelmän tiedot.</text:p>
              </text:list-item>
              <text:list-item>
                <text:p text:style-name="P7">Pääkäyttäjä on kirjautuneena järjestelmään.</text:p>
              </text:list-item>
            </text:list>
          </table:table-cell>
        </table:table-row>
        <table:table-row table:style-name="Table26.2">
          <table:table-cell table:style-name="Table26.A2" office:value-type="string">
            <text:p text:style-name="Table_20_Contents">Toiminta</text:p>
          </table:table-cell>
          <table:table-cell table:style-name="Table26.B2" office:value-type="string">
            <text:list text:style-name="Numbering_20_1">
              <text:list-item text:start-value="1">
                <text:p text:style-name="P7">Pääkäyttäjä valitsee valikosta 'Laskut' -&gt; 'Hae tietoja Superilmosta'.</text:p>
              </text:list-item>
              <text:list-item>
                <text:p text:style-name="P7">Pääkäyttäjä näkee listan äsken sulkeutuneista tapahtuma-ilmoittautumisista.</text:p>
              </text:list-item>
              <text:list-item>
                <text:p text:style-name="P7">Pääkäyttäjä valitsee listasta haluamansa tapahtuman.</text:p>
              </text:list-item>
              <text:list-item>
                <text:p text:style-name="P7">Pääkäyttäjä näkee listan ilmoittautuneista ja hyväksyy sen.</text:p>
              </text:list-item>
              <text:list-item>
                <text:p text:style-name="P7">Pääkäyttäjältä pyydetään laskujen kohdetiliä ja hän syöttää sen.</text:p>
              </text:list-item>
              <text:list-item>
                <text:p text:style-name="P7">Pääkäyttäjä näkee listan avoimista laskuista joiden joukossa on juuri luodut laskut.</text:p>
              </text:list-item>
            </text:list>
          </table:table-cell>
        </table:table-row>
        <table:table-row table:style-name="Table26.2">
          <table:table-cell table:style-name="Table26.A2" office:value-type="string">
            <text:p text:style-name="Table_20_Contents">Jälkivaatimukset</text:p>
          </table:table-cell>
          <table:table-cell table:style-name="Table26.B2" office:value-type="string">
            <text:list text:style-name="Numbering_20_1">
              <text:list-item text:start-value="1">
                <text:p text:style-name="P7">Järjestelmään on luotu yksi uusi lasku jokaista tapahtumaan ilmoittautunutta henkilöä kohden.</text:p>
              </text:list-item>
            </text:list>
          </table:table-cell>
        </table:table-row>
        <table:table-row table:style-name="Table26.2">
          <table:table-cell table:style-name="Table26.A2" office:value-type="string">
            <text:p text:style-name="Table_20_Contents">Tärkeys</text:p>
          </table:table-cell>
          <table:table-cell table:style-name="Table26.B2" office:value-type="string">
            <text:p text:style-name="Table_20_Contents">1</text:p>
          </table:table-cell>
        </table:table-row>
        <table:table-row table:style-name="Table26.2">
          <table:table-cell table:style-name="Table26.A2" office:value-type="string">
            <text:p text:style-name="Table_20_Contents">Tilanne</text:p>
          </table:table-cell>
          <table:table-cell table:style-name="Table26.B2" office:value-type="string">
            <text:p text:style-name="Table_20_Contents">Ehdotettu.</text:p>
          </table:table-cell>
        </table:table-row>
        <table:table-row table:style-name="Table26.2">
          <table:table-cell table:style-name="Table26.A2" office:value-type="string">
            <text:p text:style-name="Table_20_Contents">Testitapaukset</text:p>
          </table:table-cell>
          <table:table-cell table:style-name="Table26.B2" office:value-type="string">
            <text:p text:style-name="Table_20_Contents">-</text:p>
          </table:table-cell>
        </table:table-row>
      </table:table>
      <text:h text:style-name="Heading_20_3" text:outline-level="3">Laskun tulostus</text:h>
      <table:table table:name="Table27" table:style-name="Table27">
        <table:table-column table:style-name="Table27.A"/>
        <table:table-column table:style-name="Table27.B"/>
        <table:table-row>
          <table:table-cell table:style-name="Table27.A1" office:value-type="string">
            <text:p text:style-name="P5">ID</text:p>
          </table:table-cell>
          <table:table-cell table:style-name="Table27.B1" office:value-type="string">
            <text:p text:style-name="P5">Käyttötapaus 4.5</text:p>
          </table:table-cell>
        </table:table-row>
        <table:table-row table:style-name="Table27.2">
          <table:table-cell table:style-name="Table27.A2" office:value-type="string">
            <text:p text:style-name="Table_20_Contents">Nimi</text:p>
          </table:table-cell>
          <table:table-cell table:style-name="Table27.B2" office:value-type="string">
            <text:p text:style-name="Table_20_Contents">Laskun tulostus</text:p>
          </table:table-cell>
        </table:table-row>
        <table:table-row table:style-name="Table27.3">
          <table:table-cell table:style-name="Table27.A2" office:value-type="string">
            <text:p text:style-name="Table_20_Contents">Yhteenveto</text:p>
          </table:table-cell>
          <table:table-cell table:style-name="Table27.B2" office:value-type="string">
            <text:p text:style-name="Table_20_Contents">Pääkäyttäjä tulostaa laskun järjestelmästä lähettääksen sen laskutettavalle.</text:p>
          </table:table-cell>
        </table:table-row>
        <table:table-row table:style-name="Table27.2">
          <table:table-cell table:style-name="Table27.A2" office:value-type="string">
            <text:p text:style-name="Table_20_Contents">Toimijat</text:p>
          </table:table-cell>
          <table:table-cell table:style-name="Table27.B2" office:value-type="string">
            <text:p text:style-name="Table_20_Contents">Pääkäyttäjä</text:p>
          </table:table-cell>
        </table:table-row>
        <table:table-row table:style-name="Table27.2">
          <table:table-cell table:style-name="Table27.A2" office:value-type="string">
            <text:p text:style-name="Table_20_Contents">Ennakko-vaatimukset</text:p>
          </table:table-cell>
          <table:table-cell table:style-name="Table27.B2" office:value-type="string">
            <text:list text:style-name="Numbering_20_1">
              <text:list-item text:start-value="1">
                <text:p text:style-name="P7">Järjestelmässä on vähintään yksi lasku.</text:p>
              </text:list-item>
              <text:list-item>
                <text:p text:style-name="P7">Pääkäyttäjä on kirjautuneena järjestelmään.</text:p>
              </text:list-item>
            </text:list>
          </table:table-cell>
        </table:table-row>
        <table:table-row table:style-name="Table27.2">
          <table:table-cell table:style-name="Table27.A2" office:value-type="string">
            <text:p text:style-name="Table_20_Contents">Toiminta</text:p>
          </table:table-cell>
          <table:table-cell table:style-name="Table27.B2" office:value-type="string">
            <text:list text:style-name="Numbering_20_1">
              <text:list-item text:start-value="1">
                <text:p text:style-name="P7">Pääkäyttäjä valitsee valikosta 'Laskut'.</text:p>
              </text:list-item>
              <text:list-item>
                <text:p text:style-name="P7">Pääkäyttäjä näkee listan avoimista laskuista.</text:p>
              </text:list-item>
              <text:list-item>
                <text:p text:style-name="P7">Pääkäyttäjä etsii haluamansa laskun ja valitsee sen kohdalta 'Tulosta'.</text:p>
              </text:list-item>
              <text:list-item>
                <text:p text:style-name="P7">Pääkäyttäjälle avautuu ikkuna jossa hän näkee tulostettavan laskun.</text:p>
              </text:list-item>
              <text:list-item>
                <text:p text:style-name="P7">Pääkäyttäjä valitsee selaimestaa 'Tulosta'.</text:p>
              </text:list-item>
              <text:list-item>
                <text:p text:style-name="P7">Lasku tulostuu pääkäyttäjän tulostimelle.</text:p>
              </text:list-item>
              <text:list-item>
                <text:p text:style-name="P7">Pääkäyttäjä sulkee tulostusikkunan.</text:p>
              </text:list-item>
            </text:list>
          </table:table-cell>
        </table:table-row>
        <table:table-row table:style-name="Table27.2">
          <table:table-cell table:style-name="Table27.A2" office:value-type="string">
            <text:p text:style-name="Table_20_Contents">Jälkivaatimukset</text:p>
          </table:table-cell>
          <table:table-cell table:style-name="Table27.B2" office:value-type="string">
            <text:list text:style-name="Numbering_20_1">
              <text:list-item text:start-value="1">
                <text:p text:style-name="P7">Pääkäyttäjällä on tulostunut lasku.</text:p>
              </text:list-item>
            </text:list>
          </table:table-cell>
        </table:table-row>
        <table:table-row table:style-name="Table27.2">
          <table:table-cell table:style-name="Table27.A2" office:value-type="string">
            <text:p text:style-name="Table_20_Contents">Tärkeys</text:p>
          </table:table-cell>
          <table:table-cell table:style-name="Table27.B2" office:value-type="string">
            <text:p text:style-name="Table_20_Contents">1</text:p>
          </table:table-cell>
        </table:table-row>
        <table:table-row table:style-name="Table27.2">
          <table:table-cell table:style-name="Table27.A2" office:value-type="string">
            <text:p text:style-name="Table_20_Contents">Tilanne</text:p>
          </table:table-cell>
          <table:table-cell table:style-name="Table27.B2" office:value-type="string">
            <text:p text:style-name="Table_20_Contents">Ehdotettu.</text:p>
          </table:table-cell>
        </table:table-row>
        <table:table-row table:style-name="Table27.2">
          <table:table-cell table:style-name="Table27.A2" office:value-type="string">
            <text:p text:style-name="Table_20_Contents">Testitapaukset</text:p>
          </table:table-cell>
          <table:table-cell table:style-name="Table27.B2" office:value-type="string">
            <text:p text:style-name="Table_20_Contents">-</text:p>
          </table:table-cell>
        </table:table-row>
      </table:table>
      <text:h text:style-name="Heading_20_3" text:outline-level="3">Laskun merkitseminen maksetuksi / laskun muuttaminen tilitapahtumaksi (tapa 1)</text:h>
      <table:table table:name="Table28" table:style-name="Table28">
        <table:table-column table:style-name="Table28.A"/>
        <table:table-column table:style-name="Table28.B"/>
        <table:table-row>
          <table:table-cell table:style-name="Table28.A1" office:value-type="string">
            <text:p text:style-name="P5">ID</text:p>
          </table:table-cell>
          <table:table-cell table:style-name="Table28.B1" office:value-type="string">
            <text:p text:style-name="P5">Käyttötapaus 4.6</text:p>
          </table:table-cell>
        </table:table-row>
        <table:table-row table:style-name="Table28.2">
          <table:table-cell table:style-name="Table28.A2" office:value-type="string">
            <text:p text:style-name="Table_20_Contents">Nimi</text:p>
          </table:table-cell>
          <table:table-cell table:style-name="Table28.B2" office:value-type="string">
            <text:p text:style-name="Table_20_Contents">Laskun merkitseminen maksetuksi / laskun muuttaminen tilitapahtumaksi</text:p>
          </table:table-cell>
        </table:table-row>
        <table:table-row table:style-name="Table28.3">
          <table:table-cell table:style-name="Table28.A2" office:value-type="string">
            <text:p text:style-name="Table_20_Contents">Yhteenveto</text:p>
          </table:table-cell>
          <table:table-cell table:style-name="Table28.B2" office:value-type="string">
            <text:p text:style-name="Table_20_Contents">Pääkäyttäjä merkitsee laskun maksetuksi jolloin siitä luodaan tilitapahtuma kirjanpitoon.</text:p>
          </table:table-cell>
        </table:table-row>
        <table:table-row table:style-name="Table28.2">
          <table:table-cell table:style-name="Table28.A2" office:value-type="string">
            <text:p text:style-name="Table_20_Contents">Toimijat</text:p>
          </table:table-cell>
          <table:table-cell table:style-name="Table28.B2" office:value-type="string">
            <text:p text:style-name="Table_20_Contents">Pääkäyttäjä</text:p>
          </table:table-cell>
        </table:table-row>
        <table:table-row table:style-name="Table28.2">
          <table:table-cell table:style-name="Table28.A2" office:value-type="string">
            <text:p text:style-name="Table_20_Contents">Ennakko-vaatimukset</text:p>
          </table:table-cell>
          <table:table-cell table:style-name="Table28.B2" office:value-type="string">
            <text:list text:style-name="Numbering_20_1">
              <text:list-item text:start-value="1">
                <text:p text:style-name="P7">Järjestelmässä on vähintään yksi lasku.</text:p>
              </text:list-item>
              <text:list-item>
                <text:p text:style-name="P7">Pääkäyttäjä on kirjautuneena järjestelmään.</text:p>
              </text:list-item>
            </text:list>
          </table:table-cell>
        </table:table-row>
        <table:table-row table:style-name="Table28.2">
          <table:table-cell table:style-name="Table28.A2" office:value-type="string">
            <text:p text:style-name="Table_20_Contents">Toiminta</text:p>
          </table:table-cell>
          <table:table-cell table:style-name="Table28.B2" office:value-type="string">
            <text:list text:style-name="Numbering_20_1">
              <text:list-item text:start-value="1">
                <text:p text:style-name="P7">Pääkäyttäjä valitsee valikosta 'Laskut'.</text:p>
              </text:list-item>
              <text:list-item>
                <text:p text:style-name="P7">Pääkäyttäjä etsii haluamansa laskun ja valitsee sen kohdalta 'Maksettu'.</text:p>
              </text:list-item>
              <text:list-item>
                <text:p text:style-name="P7">Järjestelmä pyytää tilitapahtuman puuttuvia tietoja, eli:</text:p>
                <text:list>
                  <text:list-item>
                    <text:p text:style-name="P7">Maksupäivämäärä</text:p>
                  </text:list-item>
                  <text:list-item>
                    <text:p text:style-name="P7">Vastatili</text:p>
                  </text:list-item>
                </text:list>
              </text:list-item>
              <text:list-item>
                <text:p text:style-name="P7">Pääkäyttäjä syöttää pyydetyt tiedot ja valitse 'Ok'.</text:p>
              </text:list-item>
              <text:list-item>
                <text:p text:style-name="P7">Pääkäyttäjälle kerrotaan että lasku on merkitty maksetuksi ja hän näkee listauksen edelleen avoimista laskuista.</text:p>
              </text:list-item>
            </text:list>
          </table:table-cell>
        </table:table-row>
        <table:table-row table:style-name="Table28.2">
          <table:table-cell table:style-name="Table28.A2" office:value-type="string">
            <text:p text:style-name="Table_20_Contents">Jälkivaatimukset</text:p>
          </table:table-cell>
          <table:table-cell table:style-name="Table28.B2" office:value-type="string">
            <text:list text:style-name="Numbering_20_1">
              <text:list-item text:start-value="1">
                <text:p text:style-name="P7">Laskun on merkitty maksetuksi.</text:p>
              </text:list-item>
              <text:list-item>
                <text:p text:style-name="P7">Laskun pohjalta on luotu tilitapahtuma kirjanpitoon.</text:p>
              </text:list-item>
            </text:list>
          </table:table-cell>
        </table:table-row>
        <table:table-row table:style-name="Table28.2">
          <table:table-cell table:style-name="Table28.A2" office:value-type="string">
            <text:p text:style-name="Table_20_Contents">Tärkeys</text:p>
          </table:table-cell>
          <table:table-cell table:style-name="Table28.B2" office:value-type="string">
            <text:p text:style-name="Table_20_Contents">1</text:p>
          </table:table-cell>
        </table:table-row>
        <table:table-row table:style-name="Table28.2">
          <table:table-cell table:style-name="Table28.A2" office:value-type="string">
            <text:p text:style-name="Table_20_Contents">Tilanne</text:p>
          </table:table-cell>
          <table:table-cell table:style-name="Table28.B2" office:value-type="string">
            <text:p text:style-name="Table_20_Contents">Ehdotettu.</text:p>
          </table:table-cell>
        </table:table-row>
        <table:table-row table:style-name="Table28.2">
          <table:table-cell table:style-name="Table28.A2" office:value-type="string">
            <text:p text:style-name="Table_20_Contents">Testitapaukset</text:p>
          </table:table-cell>
          <table:table-cell table:style-name="Table28.B2" office:value-type="string">
            <text:p text:style-name="Table_20_Contents">-</text:p>
          </table:table-cell>
        </table:table-row>
      </table:table>
      <text:h text:style-name="Heading_20_3" text:outline-level="3">Laskun merkitseminen maksetuksi / laskun muuttaminen tilitapahtumaksi (tapa 2)</text:h>
      <table:table table:name="Table22" table:style-name="Table22">
        <table:table-column table:style-name="Table22.A"/>
        <table:table-column table:style-name="Table22.B"/>
        <table:table-row>
          <table:table-cell table:style-name="Table22.A1" office:value-type="string">
            <text:p text:style-name="P5">ID</text:p>
          </table:table-cell>
          <table:table-cell table:style-name="Table22.B1" office:value-type="string">
            <text:p text:style-name="P5">Käyttötapaus 4.7</text:p>
          </table:table-cell>
        </table:table-row>
        <table:table-row table:style-name="Table22.2">
          <table:table-cell table:style-name="Table22.A2" office:value-type="string">
            <text:p text:style-name="Table_20_Contents">Nimi</text:p>
          </table:table-cell>
          <table:table-cell table:style-name="Table22.B2" office:value-type="string">
            <text:p text:style-name="Table_20_Contents">Laskun merkitseminen maksetuksi / laskun muuttaminen tilitapahtumaksi</text:p>
          </table:table-cell>
        </table:table-row>
        <table:table-row table:style-name="Table22.3">
          <table:table-cell table:style-name="Table22.A2" office:value-type="string">
            <text:p text:style-name="Table_20_Contents">Yhteenveto</text:p>
          </table:table-cell>
          <table:table-cell table:style-name="Table22.B2" office:value-type="string">
            <text:p text:style-name="Table_20_Contents">Pääkäyttäjä lisää laskua vastaavan tilitapahtuman kirjanpitoon, jolloin lasku merkitään maksetuksi.</text:p>
          </table:table-cell>
        </table:table-row>
        <table:table-row table:style-name="Table22.2">
          <table:table-cell table:style-name="Table22.A2" office:value-type="string">
            <text:p text:style-name="Table_20_Contents">Toimijat</text:p>
          </table:table-cell>
          <table:table-cell table:style-name="Table22.B2" office:value-type="string">
            <text:p text:style-name="Table_20_Contents">Pääkäyttäjä</text:p>
          </table:table-cell>
        </table:table-row>
        <table:table-row table:style-name="Table22.2">
          <table:table-cell table:style-name="Table22.A2" office:value-type="string">
            <text:p text:style-name="Table_20_Contents">Ennakko-vaatimukset</text:p>
          </table:table-cell>
          <table:table-cell table:style-name="Table22.B2" office:value-type="string">
            <text:list text:style-name="Numbering_20_1">
              <text:list-item text:start-value="1">
                <text:p text:style-name="P7">Järjestelmässä on vähintään yksi lasku.</text:p>
              </text:list-item>
              <text:list-item>
                <text:p text:style-name="P7">Pääkäyttäjä on kirjautuneena järjestelmään.</text:p>
              </text:list-item>
            </text:list>
          </table:table-cell>
        </table:table-row>
        <table:table-row table:style-name="Table22.2">
          <table:table-cell table:style-name="Table22.A2" office:value-type="string">
            <text:p text:style-name="Table_20_Contents">Toiminta</text:p>
          </table:table-cell>
          <table:table-cell table:style-name="Table22.B2" office:value-type="string">
            <text:list text:style-name="Numbering_20_1">
              <text:list-item text:start-value="1">
                <text:p text:style-name="P7">Pääkäyttäjä valitsee 'Lisää tilitapahtuma'.</text:p>
              </text:list-item>
              <text:list-item>
                <text:p text:style-name="P7">Pääkäyttäjä näkee lomakkeen jossa pyydetään tilitapahtuman tietoja.</text:p>
              </text:list-item>
              <text:list-item>
                <text:p text:style-name="P7">Pääkäyttäjä syöttä tilitapahtuman selitettä ja hänelle avautuu valintalaatikko jossa näkyy hänen syöttämäänsä tietoa vastaavat avoimet laskut.</text:p>
              </text:list-item>
              <text:list-item>
                <text:p text:style-name="P7">Pääkäyttäjä valitsee näistä oikean ja järjestelmä täyttää hänen puolesta muut kentät.</text:p>
              </text:list-item>
              <text:list-item>
                <text:p text:style-name="P7">Pääkäyttäjä valitsee 'Lisää tilitapahtuma'.</text:p>
              </text:list-item>
              <text:list-item>
                <text:p text:style-name="P7">Järjestelmä kysyy merkitäänkö lasku maksetuksi.</text:p>
              </text:list-item>
              <text:list-item>
                <text:p text:style-name="P7">Pääkäyttäjä valitsee 'Kyllä'.</text:p>
              </text:list-item>
            </text:list>
          </table:table-cell>
        </table:table-row>
        <table:table-row table:style-name="Table22.2">
          <table:table-cell table:style-name="Table22.A2" office:value-type="string">
            <text:p text:style-name="Table_20_Contents">Jälkivaatimukset</text:p>
          </table:table-cell>
          <table:table-cell table:style-name="Table22.B2" office:value-type="string">
            <text:list text:style-name="Numbering_20_1">
              <text:list-item text:start-value="1">
                <text:p text:style-name="P7">Tilitapahtuma on lisätty kirjanpitoon.</text:p>
              </text:list-item>
              <text:list-item>
                <text:p text:style-name="P7">Tilitapahtumaa vastaava lasku on merkitty maksetuksi.</text:p>
              </text:list-item>
            </text:list>
          </table:table-cell>
        </table:table-row>
        <table:table-row table:style-name="Table22.2">
          <table:table-cell table:style-name="Table22.A2" office:value-type="string">
            <text:p text:style-name="Table_20_Contents">Tärkeys</text:p>
          </table:table-cell>
          <table:table-cell table:style-name="Table22.B2" office:value-type="string">
            <text:p text:style-name="Table_20_Contents">1</text:p>
          </table:table-cell>
        </table:table-row>
        <table:table-row table:style-name="Table22.2">
          <table:table-cell table:style-name="Table22.A2" office:value-type="string">
            <text:p text:style-name="Table_20_Contents">Tilanne</text:p>
          </table:table-cell>
          <table:table-cell table:style-name="Table22.B2" office:value-type="string">
            <text:p text:style-name="Table_20_Contents">Ehdotettu.</text:p>
          </table:table-cell>
        </table:table-row>
        <table:table-row table:style-name="Table22.2">
          <table:table-cell table:style-name="Table22.A2" office:value-type="string">
            <text:p text:style-name="Table_20_Contents">Testitapaukset</text:p>
          </table:table-cell>
          <table:table-cell table:style-name="Table22.B2" office:value-type="string">
            <text:p text:style-name="Table_20_Contents">-</text:p>
          </table:table-cell>
        </table:table-row>
      </table:table>
      <text:h text:style-name="Heading_20_2" text:outline-level="2">Käyttäjähallinta</text:h>
      <text:h text:style-name="Heading_20_3" text:outline-level="3">Käyttäjän lisääminen</text:h>
      <table:table table:name="Table29" table:style-name="Table29">
        <table:table-column table:style-name="Table29.A"/>
        <table:table-column table:style-name="Table29.B"/>
        <table:table-row>
          <table:table-cell table:style-name="Table29.A1" office:value-type="string">
            <text:p text:style-name="P5">ID</text:p>
          </table:table-cell>
          <table:table-cell table:style-name="Table29.B1" office:value-type="string">
            <text:p text:style-name="P5">Käyttötapaus 5.1</text:p>
          </table:table-cell>
        </table:table-row>
        <table:table-row table:style-name="Table29.2">
          <table:table-cell table:style-name="Table29.A2" office:value-type="string">
            <text:p text:style-name="Table_20_Contents">Nimi</text:p>
          </table:table-cell>
          <table:table-cell table:style-name="Table29.B2" office:value-type="string">
            <text:p text:style-name="Table_20_Contents">Käyttäjän lisääminen</text:p>
          </table:table-cell>
        </table:table-row>
        <table:table-row table:style-name="Table29.3">
          <table:table-cell table:style-name="Table29.A2" office:value-type="string">
            <text:p text:style-name="Table_20_Contents">Yhteenveto</text:p>
          </table:table-cell>
          <table:table-cell table:style-name="Table29.B2" office:value-type="string">
            <text:p text:style-name="Table_20_Contents">Pääkäyttäjä lisää uuden tavallisen käyttäjän järjestelmään.</text:p>
          </table:table-cell>
        </table:table-row>
        <table:table-row table:style-name="Table29.2">
          <table:table-cell table:style-name="Table29.A2" office:value-type="string">
            <text:p text:style-name="Table_20_Contents">Toimijat</text:p>
          </table:table-cell>
          <table:table-cell table:style-name="Table29.B2" office:value-type="string">
            <text:p text:style-name="Table_20_Contents">Pääkäyttäjä</text:p>
          </table:table-cell>
        </table:table-row>
        <table:table-row table:style-name="Table29.2">
          <table:table-cell table:style-name="Table29.A2" office:value-type="string">
            <text:p text:style-name="Table_20_Contents">Ennakko-vaatimukset</text:p>
          </table:table-cell>
          <table:table-cell table:style-name="Table29.B2" office:value-type="string">
            <text:list text:style-name="Numbering_20_1">
              <text:list-item text:start-value="1">
                <text:p text:style-name="P7">Pääkäyttäjä on kirjautuneena järjestelmään.</text:p>
              </text:list-item>
            </text:list>
          </table:table-cell>
        </table:table-row>
        <table:table-row table:style-name="Table29.2">
          <table:table-cell table:style-name="Table29.A2" office:value-type="string">
            <text:p text:style-name="Table_20_Contents">Toiminta</text:p>
          </table:table-cell>
          <table:table-cell table:style-name="Table29.B2" office:value-type="string">
            <text:list text:style-name="Numbering_20_1">
              <text:list-item text:start-value="1">
                <text:p text:style-name="P7">Pääkäyttäjä valitsee valikosta 'Käyttäjät'.</text:p>
              </text:list-item>
              <text:list-item>
                <text:p text:style-name="P7">Pääkäyttäjä näkee listan käyttäjistä ja napin 'Uusi käyttäjä' jota hän klikkaa.</text:p>
              </text:list-item>
              <text:list-item>
                <text:p text:style-name="P7">Järjestelmä pyytää uuden käyttäjän tietoja. Näitä ovat:</text:p>
                <text:list>
                  <text:list-item>
                    <text:p text:style-name="P7">Käyttäjän nimi</text:p>
                  </text:list-item>
                  <text:list-item>
                    <text:p text:style-name="P7">Tilit joita käyttäjä saa katsoa.</text:p>
                  </text:list-item>
                </text:list>
              </text:list-item>
              <text:list-item>
                <text:p text:style-name="P7">Pääkäyttäjä syöttää pyydetyt tiedot ja valitsee 'Luo käyttäjä'.</text:p>
              </text:list-item>
              <text:list-item>
                <text:p text:style-name="P7">Pääkäyttäjä näkee listan käyttäjistä joiden joukossa on hänen juuri luomansa käyttäjä.</text:p>
              </text:list-item>
            </text:list>
          </table:table-cell>
        </table:table-row>
        <table:table-row table:style-name="Table29.2">
          <table:table-cell table:style-name="Table29.A2" office:value-type="string">
            <text:p text:style-name="Table_20_Contents">Jälkivaatimukset</text:p>
          </table:table-cell>
          <table:table-cell table:style-name="Table29.B2" office:value-type="string">
            <text:list text:style-name="Numbering_20_1">
              <text:list-item text:start-value="1">
                <text:p text:style-name="P7">Järjestelmään on luotu uusi käyttäjä jolla on asetetut käyttöoikeudet.</text:p>
              </text:list-item>
            </text:list>
          </table:table-cell>
        </table:table-row>
        <table:table-row table:style-name="Table29.2">
          <table:table-cell table:style-name="Table29.A2" office:value-type="string">
            <text:p text:style-name="Table_20_Contents">Tärkeys</text:p>
          </table:table-cell>
          <table:table-cell table:style-name="Table29.B2" office:value-type="string">
            <text:p text:style-name="Table_20_Contents">3</text:p>
          </table:table-cell>
        </table:table-row>
        <table:table-row table:style-name="Table29.2">
          <table:table-cell table:style-name="Table29.A2" office:value-type="string">
            <text:p text:style-name="Table_20_Contents">Tilanne</text:p>
          </table:table-cell>
          <table:table-cell table:style-name="Table29.B2" office:value-type="string">
            <text:p text:style-name="Table_20_Contents">Ehdotettu.</text:p>
          </table:table-cell>
        </table:table-row>
        <table:table-row table:style-name="Table29.2">
          <table:table-cell table:style-name="Table29.A2" office:value-type="string">
            <text:p text:style-name="Table_20_Contents">Testitapaukset</text:p>
          </table:table-cell>
          <table:table-cell table:style-name="Table29.B2" office:value-type="string">
            <text:p text:style-name="Table_20_Contents">-</text:p>
          </table:table-cell>
        </table:table-row>
      </table:table>
      <text:h text:style-name="Heading_20_3" text:outline-level="3">Käyttäjän poisto</text:h>
      <table:table table:name="Table30" table:style-name="Table30">
        <table:table-column table:style-name="Table30.A"/>
        <table:table-column table:style-name="Table30.B"/>
        <table:table-row>
          <table:table-cell table:style-name="Table30.A1" office:value-type="string">
            <text:p text:style-name="P5">ID</text:p>
          </table:table-cell>
          <table:table-cell table:style-name="Table30.B1" office:value-type="string">
            <text:p text:style-name="P5">Käyttötapaus 5.2</text:p>
          </table:table-cell>
        </table:table-row>
        <table:table-row table:style-name="Table30.2">
          <table:table-cell table:style-name="Table30.A2" office:value-type="string">
            <text:p text:style-name="Table_20_Contents">Nimi</text:p>
          </table:table-cell>
          <table:table-cell table:style-name="Table30.B2" office:value-type="string">
            <text:p text:style-name="Table_20_Contents">Käyttäjän poisto</text:p>
          </table:table-cell>
        </table:table-row>
        <table:table-row table:style-name="Table30.3">
          <table:table-cell table:style-name="Table30.A2" office:value-type="string">
            <text:p text:style-name="Table_20_Contents">Yhteenveto</text:p>
          </table:table-cell>
          <table:table-cell table:style-name="Table30.B2" office:value-type="string">
            <text:p text:style-name="Table_20_Contents">Pääkäyttäjä poistaatavallisen käyttäjän järjestelmästä.</text:p>
          </table:table-cell>
        </table:table-row>
        <table:table-row table:style-name="Table30.2">
          <table:table-cell table:style-name="Table30.A2" office:value-type="string">
            <text:p text:style-name="Table_20_Contents">Toimijat</text:p>
          </table:table-cell>
          <table:table-cell table:style-name="Table30.B2" office:value-type="string">
            <text:p text:style-name="Table_20_Contents">Pääkäyttäjä</text:p>
          </table:table-cell>
        </table:table-row>
        <table:table-row table:style-name="Table30.2">
          <table:table-cell table:style-name="Table30.A2" office:value-type="string">
            <text:p text:style-name="Table_20_Contents">Ennakko-vaatimukset</text:p>
          </table:table-cell>
          <table:table-cell table:style-name="Table30.B2" office:value-type="string">
            <text:list text:style-name="Numbering_20_1">
              <text:list-item text:start-value="1">
                <text:p text:style-name="P7">Järjestelmässä on vähintään yksi tavallinen käyttäjä.</text:p>
              </text:list-item>
              <text:list-item>
                <text:p text:style-name="P7">Pääkäyttäjä on kirjautuneena järjestelmään.</text:p>
              </text:list-item>
            </text:list>
          </table:table-cell>
        </table:table-row>
        <table:table-row table:style-name="Table30.2">
          <table:table-cell table:style-name="Table30.A2" office:value-type="string">
            <text:p text:style-name="Table_20_Contents">Toiminta</text:p>
          </table:table-cell>
          <table:table-cell table:style-name="Table30.B2" office:value-type="string">
            <text:list text:style-name="Numbering_20_1">
              <text:list-item text:start-value="1">
                <text:p text:style-name="P7">Pääkäyttäjä valitsee valikosta 'Käyttäjät'.</text:p>
              </text:list-item>
              <text:list-item>
                <text:p text:style-name="P7">Pääkäyttäjä näkee listan käyttäjistä.</text:p>
              </text:list-item>
              <text:list-item>
                <text:p text:style-name="P7">Pääkäyttäjä etsii haluamansa käyttäjän ja valitsee sen kohdalta 'Poista'.</text:p>
              </text:list-item>
              <text:list-item>
                <text:p text:style-name="P7">Järjestelmä pyytää varmistusta käyttäjän poistosta.</text:p>
              </text:list-item>
              <text:list-item>
                <text:p text:style-name="P7">Pääkäyttäjä varmistaa haluavansa poistaa käyttäjän.</text:p>
              </text:list-item>
              <text:list-item>
                <text:p text:style-name="P7">Pääkäyttäjä näkee listan jäljellä olevista käyttäjistä.</text:p>
              </text:list-item>
            </text:list>
          </table:table-cell>
        </table:table-row>
        <table:table-row table:style-name="Table30.2">
          <table:table-cell table:style-name="Table30.A2" office:value-type="string">
            <text:p text:style-name="Table_20_Contents">Jälkivaatimukset</text:p>
          </table:table-cell>
          <table:table-cell table:style-name="Table30.B2" office:value-type="string">
            <text:list text:style-name="Numbering_20_1">
              <text:list-item text:start-value="1">
                <text:p text:style-name="P7">Käyttäjä on poistettu järjestelmästä.</text:p>
              </text:list-item>
            </text:list>
          </table:table-cell>
        </table:table-row>
        <table:table-row table:style-name="Table30.2">
          <table:table-cell table:style-name="Table30.A2" office:value-type="string">
            <text:p text:style-name="Table_20_Contents">Tärkeys</text:p>
          </table:table-cell>
          <table:table-cell table:style-name="Table30.B2" office:value-type="string">
            <text:p text:style-name="Table_20_Contents">3</text:p>
          </table:table-cell>
        </table:table-row>
        <table:table-row table:style-name="Table30.2">
          <table:table-cell table:style-name="Table30.A2" office:value-type="string">
            <text:p text:style-name="Table_20_Contents">Tilanne</text:p>
          </table:table-cell>
          <table:table-cell table:style-name="Table30.B2" office:value-type="string">
            <text:p text:style-name="Table_20_Contents">Ehdotettu.</text:p>
          </table:table-cell>
        </table:table-row>
        <table:table-row table:style-name="Table30.2">
          <table:table-cell table:style-name="Table30.A2" office:value-type="string">
            <text:p text:style-name="Table_20_Contents">Testitapaukset</text:p>
          </table:table-cell>
          <table:table-cell table:style-name="Table30.B2" office:value-type="string">
            <text:p text:style-name="Table_20_Contents">-</text:p>
          </table:table-cell>
        </table:table-row>
      </table:table>
      <text:h text:style-name="Heading_20_3" text:outline-level="3">Käyttäjän oikeuksien muokkaus</text:h>
      <table:table table:name="Table31" table:style-name="Table31">
        <table:table-column table:style-name="Table31.A"/>
        <table:table-column table:style-name="Table31.B"/>
        <table:table-row>
          <table:table-cell table:style-name="Table31.A1" office:value-type="string">
            <text:p text:style-name="P5">ID</text:p>
          </table:table-cell>
          <table:table-cell table:style-name="Table31.B1" office:value-type="string">
            <text:p text:style-name="P12">Käyttötapaus 5.3</text:p>
          </table:table-cell>
        </table:table-row>
        <table:table-row table:style-name="Table31.2">
          <table:table-cell table:style-name="Table31.A2" office:value-type="string">
            <text:p text:style-name="Table_20_Contents">Nimi</text:p>
          </table:table-cell>
          <table:table-cell table:style-name="Table31.B2" office:value-type="string">
            <text:p text:style-name="Table_20_Contents">Käyttäjän oikeuksien muokkaus</text:p>
          </table:table-cell>
        </table:table-row>
        <table:table-row table:style-name="Table31.3">
          <table:table-cell table:style-name="Table31.A2" office:value-type="string">
            <text:p text:style-name="Table_20_Contents">Yhteenveto</text:p>
          </table:table-cell>
          <table:table-cell table:style-name="Table31.B2" office:value-type="string">
            <text:p text:style-name="Table_20_Contents">Pääkäyttäjä muokkaa tavallisen käyttäjän käyttöoikeuksia.</text:p>
          </table:table-cell>
        </table:table-row>
        <table:table-row table:style-name="Table31.2">
          <table:table-cell table:style-name="Table31.A2" office:value-type="string">
            <text:p text:style-name="Table_20_Contents">Toimijat</text:p>
          </table:table-cell>
          <table:table-cell table:style-name="Table31.B2" office:value-type="string">
            <text:p text:style-name="Table_20_Contents">Pääkäyttäjä</text:p>
          </table:table-cell>
        </table:table-row>
        <table:table-row table:style-name="Table31.2">
          <table:table-cell table:style-name="Table31.A2" office:value-type="string">
            <text:p text:style-name="Table_20_Contents">Ennakko-vaatimukset</text:p>
          </table:table-cell>
          <table:table-cell table:style-name="Table31.B2" office:value-type="string">
            <text:list text:style-name="Numbering_20_1">
              <text:list-item text:start-value="1">
                <text:p text:style-name="P7">Järjestelmässä on vähintään yksi tavallinen käyttäjä.</text:p>
              </text:list-item>
              <text:list-item>
                <text:p text:style-name="P7">Pääkäyttäjä on kirjautuneena järjestelmään.</text:p>
              </text:list-item>
            </text:list>
          </table:table-cell>
        </table:table-row>
        <table:table-row table:style-name="Table31.2">
          <table:table-cell table:style-name="Table31.A2" office:value-type="string">
            <text:p text:style-name="Table_20_Contents">Toiminta</text:p>
          </table:table-cell>
          <table:table-cell table:style-name="Table31.B2" office:value-type="string">
            <text:list text:style-name="Numbering_20_1">
              <text:list-item text:start-value="1">
                <text:p text:style-name="P7">Pääkäyttäjä valitsee valikosta 'Käyttäjät'.</text:p>
              </text:list-item>
              <text:list-item>
                <text:p text:style-name="P7">Pääkäyttäjä näkee listan käyttäjistä.</text:p>
              </text:list-item>
              <text:list-item>
                <text:p text:style-name="P7">Pääkäyttäjä hakee listasta haluamansa käyttäjän ja valitsee sen kohdalta 'Muokkaa'.</text:p>
              </text:list-item>
              <text:list-item>
                <text:p text:style-name="P7">Pääkäyttäjä näkee lomakkeen jossa voi muokata nimeä ja käyttöoikeuksia.</text:p>
              </text:list-item>
              <text:list-item>
                <text:p text:style-name="P7">Pääkäyttäjä muokkaa tietoja ja valitsee 'Tallenna'.</text:p>
              </text:list-item>
              <text:list-item>
                <text:p text:style-name="P7">Pääkäyttäjä näkee listan käyttäjistä.</text:p>
              </text:list-item>
            </text:list>
          </table:table-cell>
        </table:table-row>
        <table:table-row table:style-name="Table31.2">
          <table:table-cell table:style-name="Table31.A2" office:value-type="string">
            <text:p text:style-name="Table_20_Contents">Jälkivaatimukset</text:p>
          </table:table-cell>
          <table:table-cell table:style-name="Table31.B2" office:value-type="string">
            <text:list text:style-name="Numbering_20_1">
              <text:list-item text:start-value="1">
                <text:p text:style-name="P7">Käyttäjän oikeudet on päivitetty järjestelmään.</text:p>
              </text:list-item>
            </text:list>
          </table:table-cell>
        </table:table-row>
        <table:table-row table:style-name="Table31.2">
          <table:table-cell table:style-name="Table31.A2" office:value-type="string">
            <text:p text:style-name="Table_20_Contents">Tärkeys</text:p>
          </table:table-cell>
          <table:table-cell table:style-name="Table31.B2" office:value-type="string">
            <text:p text:style-name="Table_20_Contents">3</text:p>
          </table:table-cell>
        </table:table-row>
        <table:table-row table:style-name="Table31.2">
          <table:table-cell table:style-name="Table31.A2" office:value-type="string">
            <text:p text:style-name="Table_20_Contents">Tilanne</text:p>
          </table:table-cell>
          <table:table-cell table:style-name="Table31.B2" office:value-type="string">
            <text:p text:style-name="Table_20_Contents">Ehdotettu.</text:p>
          </table:table-cell>
        </table:table-row>
        <table:table-row table:style-name="Table31.2">
          <table:table-cell table:style-name="Table31.A2" office:value-type="string">
            <text:p text:style-name="Table_20_Contents">Testitapaukset</text:p>
          </table:table-cell>
          <table:table-cell table:style-name="Table31.B2" office:value-type="string">
            <text:p text:style-name="Table_20_Contents">-</text:p>
          </table:table-cell>
        </table:table-row>
      </table:table>
      <text:p text:style-name="Text_20_body"/>
      <text:h text:style-name="P6" text:outline-level="1">Toiminnalliset vaatimukset</text:h>
      <text:p text:style-name="Text_20_body">Suurin osa toiminnallisista vaatimuksista johdetaan käyttötapauksista. Tässä on lähinnä listattu muutama tarkennuksen ja varmistuksen vuoksi.</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header-rows>
          <table:table-row table:style-name="Table32.1">
            <table:table-cell table:style-name="Table32.A1" office:value-type="string">
              <text:p text:style-name="Table_20_Heading">ID</text:p>
            </table:table-cell>
            <table:table-cell table:style-name="Table32.A1" office:value-type="string">
              <text:p text:style-name="Table_20_Heading">Vaatimus</text:p>
            </table:table-cell>
            <table:table-cell table:style-name="Table32.C1" office:value-type="string">
              <text:p text:style-name="P13">Tärkeys</text:p>
            </table:table-cell>
            <table:table-cell table:style-name="Table32.D1" office:value-type="string">
              <text:p text:style-name="P13">Kehitysvaiva</text:p>
            </table:table-cell>
            <table:table-cell table:style-name="Table32.A1" office:value-type="string">
              <text:p text:style-name="Table_20_Heading">Tilanne</text:p>
            </table:table-cell>
            <table:table-cell table:style-name="Table32.C1" office:value-type="string">
              <text:p text:style-name="P14">Oleelliset testitapaukset</text:p>
            </table:table-cell>
            <table:table-cell table:style-name="Table32.G1" office:value-type="string">
              <text:p text:style-name="Table_20_Heading">Todennus-kriteerit</text:p>
            </table:table-cell>
          </table:table-row>
        </table:table-header-rows>
        <table:table-row>
          <table:table-cell table:style-name="Table32.A2" office:value-type="string">
            <text:p text:style-name="Table_20_Contents">V1</text:p>
          </table:table-cell>
          <table:table-cell table:style-name="Table32.A2" office:value-type="string">
            <text:p text:style-name="Text_20_body">Tilitapahtumia tulee voida hakea asettamalla hakuehtoja jokaiselle tilitapahtuman kentälle.</text:p>
          </table:table-cell>
          <table:table-cell table:style-name="Table32.A2" office:value-type="string">
            <text:p text:style-name="P15">2</text:p>
          </table:table-cell>
          <table:table-cell table:style-name="Table32.A2" office:value-type="string">
            <text:p text:style-name="P15">2</text:p>
          </table:table-cell>
          <table:table-cell table:style-name="Table32.A2" office:value-type="string">
            <text:p text:style-name="P15">Ehdotettu</text:p>
          </table:table-cell>
          <table:table-cell table:style-name="Table32.A2" office:value-type="string">
            <text:p text:style-name="P15">-</text:p>
          </table:table-cell>
          <table:table-cell table:style-name="Table32.G2" office:value-type="string">
            <text:p text:style-name="P15">TBD</text:p>
          </table:table-cell>
        </table:table-row>
        <table:table-row>
          <table:table-cell table:style-name="Table32.A2" office:value-type="string">
            <text:p text:style-name="Table_20_Contents">V2</text:p>
          </table:table-cell>
          <table:table-cell table:style-name="Table32.A2" office:value-type="string">
            <text:list text:style-name="L2">
              <text:list-item>
                <text:p text:style-name="P16">Yhdelle tilikaudelle tulee voida olla useita talousarvioita.</text:p>
              </text:list-item>
            </text:list>
          </table:table-cell>
          <table:table-cell table:style-name="Table32.A2" office:value-type="string">
            <text:p text:style-name="P15">3</text:p>
          </table:table-cell>
          <table:table-cell table:style-name="Table32.A2" office:value-type="string">
            <text:p text:style-name="P15">1</text:p>
          </table:table-cell>
          <table:table-cell table:style-name="Table32.A2" office:value-type="string">
            <text:p text:style-name="P15">Ehdotettu</text:p>
          </table:table-cell>
          <table:table-cell table:style-name="Table32.A2" office:value-type="string">
            <text:p text:style-name="P15">-</text:p>
          </table:table-cell>
          <table:table-cell table:style-name="Table32.G2" office:value-type="string">
            <text:p text:style-name="P15">TBD</text:p>
          </table:table-cell>
        </table:table-row>
        <table:table-row>
          <table:table-cell table:style-name="Table32.A2" office:value-type="string">
            <text:p text:style-name="Table_20_Contents">V3</text:p>
          </table:table-cell>
          <table:table-cell table:style-name="Table32.A2" office:value-type="string">
            <text:p text:style-name="Text_20_body">Järjestelmällä tulee olla vain yksi pääkäyttäjä.</text:p>
          </table:table-cell>
          <table:table-cell table:style-name="Table32.A2" office:value-type="string">
            <text:p text:style-name="P15">3</text:p>
          </table:table-cell>
          <table:table-cell table:style-name="Table32.A2" office:value-type="string">
            <text:p text:style-name="P15">1</text:p>
          </table:table-cell>
          <table:table-cell table:style-name="Table32.A2" office:value-type="string">
            <text:p text:style-name="P15">Ehdotettu</text:p>
          </table:table-cell>
          <table:table-cell table:style-name="Table32.A2" office:value-type="string">
            <text:p text:style-name="P15">-</text:p>
          </table:table-cell>
          <table:table-cell table:style-name="Table32.G2" office:value-type="string">
            <text:p text:style-name="P15">TBD</text:p>
          </table:table-cell>
        </table:table-row>
      </table:table>
      <text:p text:style-name="Text_20_body"/>
      <text:h text:style-name="Heading_20_1" text:outline-level="1">Ei-toiminnalliset vaatimukset</text:h>
      <text:list text:style-name="L2">
        <text:list-item text:start-value="1">
          <text:p text:style-name="P17">Järjestelmä tulee olla helppokäyttöinen.</text:p>
        </text:list-item>
        <text:list-item>
          <text:p text:style-name="P17">Järjestelmän tulee automatisoida mahdollisimman suuren osan työstä.</text:p>
        </text:list-item>
        <text:list-item>
          <text:p text:style-name="P17">Talousarvion toteutumista tulee voida seurata helposti.</text:p>
        </text:list-item>
        <text:list-item>
          <text:p text:style-name="P17">Tilin toteuma tulee näkyä selkeästi tilin yhteydessä pääkirjassa.</text:p>
        </text:list-item>
      </text:list>
      <text:h text:style-name="Heading_20_1" text:outline-level="1">Rajoitukset</text:h>
      <text:list text:style-name="L3">
        <text:list-item>
          <text:p text:style-name="P18">Järjestelmän tulee toimia Mozilla Firefox-selaimella, jossa on JavaScript-kytkettynä päälle. </text:p>
        </text:list-item>
        <text:list-item>
          <text:p text:style-name="P18">Järjestelmän tulee generoida vain W3C:n määrittelemien standardien mukaista kood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style:font-name-complex="Andale Sans U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Leo Holsti</meta:initial-creator>
    <meta:creation-date>2007-03-15T22:14:32</meta:creation-date>
    <dc:creator>Leo Holsti</dc:creator>
    <dc:date>2007-03-18T16:53:42</dc:date>
    <dc:language>en</dc:language>
    <meta:editing-cycles>179</meta:editing-cycles>
    <meta:editing-duration>P1DT17H57M30S</meta:editing-duration>
    <meta:user-defined meta:name="Info 1"/>
    <meta:user-defined meta:name="Info 2"/>
    <meta:user-defined meta:name="Info 3"/>
    <meta:user-defined meta:name="Info 4"/>
    <meta:document-statistic meta:table-count="33" meta:image-count="0" meta:object-count="1" meta:page-count="20" meta:paragraph-count="1009" meta:word-count="3569" meta:character-count="30953"/>
  </office:meta>
</office:document-meta>
</file>